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3" svg:font-family="Monaco"/>
    <style:font-face style:name="Times New Roman2" svg:font-family="'Times New Roman'"/>
    <style:font-face style:name="ＭＳ Ｐゴシック5" svg:font-family="'ＭＳ Ｐゴシック'"/>
    <style:font-face style:name="Arial Unicode MS" svg:font-family="'Arial Unicode MS'" style:font-family-generic="roman"/>
    <style:font-face style:name="Liberation Serif" svg:font-family="'Liberation Serif'" style:font-family-generic="roman"/>
    <style:font-face style:name="Times New Roman" svg:font-family="'Times New Roman'" style:font-family-generic="roman"/>
    <style:font-face style:name="ＭＳ Ｐゴシック2" svg:font-family="'ＭＳ Ｐゴシック'" style:font-family-generic="roman"/>
    <style:font-face style:name="Arial" svg:font-family="Arial" style:font-family-generic="swiss"/>
    <style:font-face style:name="Arial Unicode MS4" svg:font-family="'Arial Unicode MS'" style:font-family-generic="swiss"/>
    <style:font-face style:name="Times New Roman1" svg:font-family="'Times New Roman'" style:font-family-generic="swiss"/>
    <style:font-face style:name="ＭＳ Ｐゴシック4" svg:font-family="'ＭＳ Ｐゴシック'" style:font-family-generic="swiss"/>
    <style:font-face style:name="Monaco1" svg:font-family="Monaco" style:font-family-generic="modern" style:font-pitch="fixed"/>
    <style:font-face style:name="Arial Unicode MS3" svg:font-family="'Arial Unicode MS'" style:font-pitch="variable"/>
    <style:font-face style:name="Monaco2" svg:font-family="Monaco" style:font-pitch="variable"/>
    <style:font-face style:name="ＭＳ 明朝" svg:font-family="'ＭＳ 明朝'" style:font-pitch="variable"/>
    <style:font-face style:name="ＭＳ Ｐゴシック1" svg:font-family="'ＭＳ Ｐゴシック'" style:font-pitch="variable"/>
    <style:font-face style:name="ＭＳ Ｐゴシック3" svg:font-family="'ＭＳ Ｐゴシック'" style:font-adornments="標準" style:font-pitch="variable"/>
    <style:font-face style:name="ＭＳ Ｐ明朝2" svg:font-family="'ＭＳ Ｐ明朝'" style:font-pitch="variable"/>
    <style:font-face style:name="Arial Unicode MS2" svg:font-family="'Arial Unicode MS'" style:font-family-generic="modern" style:font-pitch="variable"/>
    <style:font-face style:name="Monaco" svg:font-family="Monaco" style:font-family-generic="modern" style:font-pitch="variable"/>
    <style:font-face style:name="ＭＳ Ｐ明朝3" svg:font-family="'ＭＳ Ｐ明朝'" style:font-family-generic="modern"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 svg:font-family="Tahoma" style:font-family-generic="system" style:font-pitch="variable"/>
    <style:font-face style:name="ＭＳ Ｐゴシック6"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0pt" officeooo:paragraph-rsid="007cc9b3" style:font-name-asian="ＭＳ 明朝" style:font-size-asian="20pt" style:language-asian="ja" style:country-asian="JP" style:font-size-complex="20pt"/>
    </style:style>
    <style:style style:name="P3" style:family="paragraph" style:parent-style-name="Standard">
      <style:paragraph-properties fo:text-align="center" style:justify-single-word="false"/>
      <style:text-properties fo:font-size="20pt" fo:font-weight="bold" officeooo:paragraph-rsid="007cc9b3" style:font-name-asian="ＭＳ 明朝" style:font-size-asian="20pt" style:language-asian="ja" style:country-asian="JP" style:font-weight-asian="bold" style:font-size-complex="20pt" style:font-weight-complex="bold"/>
    </style:style>
    <style:style style:name="P4" style:family="paragraph" style:parent-style-name="Standard">
      <style:text-properties fo:font-size="12pt" officeooo:paragraph-rsid="007cc9b3" style:font-name-asian="ＭＳ 明朝" style:font-size-asian="12pt" style:language-asian="ja" style:country-asian="JP" style:font-size-complex="12pt"/>
    </style:style>
    <style:style style:name="P5" style:family="paragraph" style:parent-style-name="Standard">
      <style:paragraph-properties fo:text-align="end" style:justify-single-word="false"/>
      <style:text-properties fo:font-size="12pt" officeooo:paragraph-rsid="007cc9b3" style:font-name-asian="ＭＳ 明朝" style:font-size-asian="12pt" style:language-asian="ja" style:country-asian="JP" style:font-size-complex="12pt"/>
    </style:style>
    <style:style style:name="P6" style:family="paragraph" style:parent-style-name="Standard">
      <style:text-properties officeooo:paragraph-rsid="0139236b"/>
    </style:style>
    <style:style style:name="P7" style:family="paragraph" style:parent-style-name="Standard">
      <style:paragraph-properties fo:margin-left="10.01pt" fo:margin-right="0pt" fo:text-indent="0pt" style:auto-text-indent="false"/>
      <style:text-properties officeooo:paragraph-rsid="01362f94"/>
    </style:style>
    <style:style style:name="P8" style:family="paragraph" style:parent-style-name="Text_20_body">
      <style:paragraph-properties fo:margin-left="10.01pt" fo:margin-right="0pt" fo:text-indent="0pt" style:auto-text-indent="false"/>
    </style:style>
    <style:style style:name="P9" style:family="paragraph" style:parent-style-name="Text_20_body">
      <style:paragraph-properties fo:margin-left="10.01pt" fo:margin-right="0pt" fo:text-indent="0pt" style:auto-text-indent="false" fo:break-before="page"/>
    </style:style>
    <style:style style:name="P10" style:family="paragraph" style:parent-style-name="Text_20_body">
      <style:text-properties officeooo:paragraph-rsid="0114e981"/>
    </style:style>
    <style:style style:name="P11" style:family="paragraph" style:parent-style-name="Standard" style:master-page-name="First_20_Page">
      <style:paragraph-properties fo:text-align="start" style:justify-single-word="false" style:page-number="auto"/>
      <style:text-properties fo:font-size="12pt" officeooo:paragraph-rsid="007cc9b3" style:font-name-asian="ＭＳ 明朝" style:font-size-asian="12pt" style:language-asian="ja" style:country-asian="JP" style:font-size-complex="12pt"/>
    </style:style>
    <style:style style:name="P12" style:family="paragraph" style:parent-style-name="Standard" style:list-style-name="Numbering_20_1"/>
    <style:style style:name="P13" style:family="paragraph" style:parent-style-name="Standard">
      <style:paragraph-properties fo:text-align="end" style:justify-single-word="false"/>
      <style:text-properties officeooo:paragraph-rsid="013d5210"/>
    </style:style>
    <style:style style:name="P14" style:family="paragraph" style:parent-style-name="Standard">
      <style:text-properties fo:font-size="12pt" officeooo:paragraph-rsid="007cc9b3" style:font-name-asian="ＭＳ 明朝" style:font-size-asian="12pt" style:language-asian="ja" style:country-asian="JP" style:font-size-complex="12pt"/>
    </style:style>
    <style:style style:name="P15" style:family="paragraph" style:parent-style-name="Standard">
      <style:paragraph-properties fo:text-align="center" style:justify-single-word="false"/>
      <style:text-properties fo:font-size="12pt" officeooo:paragraph-rsid="007cc9b3" style:font-name-asian="ＭＳ 明朝" style:font-size-asian="12pt" style:language-asian="ja" style:country-asian="JP" style:font-size-complex="12pt"/>
    </style:style>
    <style:style style:name="P16" style:family="paragraph" style:parent-style-name="Standard">
      <style:paragraph-properties fo:text-align="end" style:justify-single-word="false"/>
      <style:text-properties fo:font-size="12pt" officeooo:paragraph-rsid="007cc9b3" style:font-name-asian="ＭＳ 明朝" style:font-size-asian="12pt" style:language-asian="ja" style:country-asian="JP" style:font-size-complex="12pt"/>
    </style:style>
    <style:style style:name="P17" style:family="paragraph" style:parent-style-name="Standard">
      <style:paragraph-properties fo:text-align="center" style:justify-single-word="false"/>
      <style:text-properties fo:font-size="20pt" fo:font-weight="bold" officeooo:rsid="00196d35" officeooo:paragraph-rsid="007cc9b3" style:font-name-asian="ＭＳ 明朝" style:font-size-asian="20pt" style:language-asian="ja" style:country-asian="JP" style:font-weight-asian="bold" style:font-size-complex="20pt" style:font-weight-complex="bold"/>
    </style:style>
    <style:style style:name="P18" style:family="paragraph" style:parent-style-name="Text_20_body" style:list-style-name="Numbering_20_1">
      <style:text-properties officeooo:paragraph-rsid="0139950f"/>
    </style:style>
    <style:style style:name="P19" style:family="paragraph" style:parent-style-name="Text_20_body">
      <style:text-properties officeooo:rsid="0122c1d7" officeooo:paragraph-rsid="011fdb2a"/>
    </style:style>
    <style:style style:name="P20" style:family="paragraph" style:parent-style-name="Text_20_body">
      <style:text-properties officeooo:paragraph-rsid="013d5210"/>
    </style:style>
    <style:style style:name="P21" style:family="paragraph" style:parent-style-name="Text_20_body">
      <style:text-properties officeooo:paragraph-rsid="0139236b"/>
    </style:style>
    <style:style style:name="P22" style:family="paragraph" style:parent-style-name="Text_20_body">
      <style:text-properties officeooo:paragraph-rsid="013f06f8"/>
    </style:style>
    <style:style style:name="P23" style:family="paragraph" style:list-style-name="Numbering_20_1"/>
    <style:style style:name="P24" style:family="paragraph" style:parent-style-name="Heading_20_1">
      <style:paragraph-properties fo:break-before="page"/>
    </style:style>
    <style:style style:name="P25" style:family="paragraph" style:parent-style-name="Heading_20_1" style:list-style-name="Numbering_20_1">
      <style:paragraph-properties fo:break-before="page"/>
      <style:text-properties officeooo:paragraph-rsid="0139950f"/>
    </style:style>
    <style:style style:name="P26" style:family="paragraph" style:parent-style-name="Heading_20_1" style:list-style-name="Numbering_20_1">
      <style:paragraph-properties fo:break-before="page"/>
      <style:text-properties officeooo:paragraph-rsid="013e3f7d"/>
    </style:style>
    <style:style style:name="P27" style:family="paragraph" style:parent-style-name="Heading_20_1" style:list-style-name="Numbering_20_1">
      <style:paragraph-properties fo:break-before="page"/>
      <style:text-properties officeooo:paragraph-rsid="013f06f8"/>
    </style:style>
    <style:style style:name="P28" style:family="paragraph" style:parent-style-name="Heading_20_1">
      <style:paragraph-properties fo:break-before="page"/>
      <style:text-properties officeooo:paragraph-rsid="00f5f7bd"/>
    </style:style>
    <style:style style:name="P29" style:family="paragraph" style:parent-style-name="Heading_20_1">
      <style:paragraph-properties fo:break-before="page"/>
      <style:text-properties officeooo:paragraph-rsid="0114e981"/>
    </style:style>
    <style:style style:name="P30" style:family="paragraph" style:parent-style-name="Heading_20_1">
      <style:paragraph-properties fo:break-before="page"/>
      <style:text-properties officeooo:paragraph-rsid="011fdb2a"/>
    </style:style>
    <style:style style:name="P31" style:family="paragraph" style:parent-style-name="Heading_20_1">
      <style:paragraph-properties fo:break-before="page"/>
      <style:text-properties officeooo:paragraph-rsid="012e53fd"/>
    </style:style>
    <style:style style:name="P32" style:family="paragraph" style:parent-style-name="Heading_20_1">
      <style:paragraph-properties fo:break-before="page"/>
      <style:text-properties officeooo:paragraph-rsid="013f06f8"/>
    </style:style>
    <style:style style:name="P33" style:family="paragraph" style:parent-style-name="Heading_20_1" style:master-page-name="Standard">
      <style:paragraph-properties style:page-number="1" fo:break-before="page"/>
    </style:style>
    <style:style style:name="P34" style:family="paragraph">
      <style:paragraph-properties fo:text-align="center"/>
      <style:text-properties fo:font-size="12pt"/>
    </style:style>
    <style:style style:name="P35" style:family="paragraph">
      <style:paragraph-properties fo:text-align="center"/>
    </style:style>
    <style:style style:name="P36" style:family="paragraph">
      <style:text-properties style:font-name="ＭＳ Ｐゴシック" fo:font-size="9pt" style:font-name-asian="ＭＳ Ｐゴシック" style:font-size-asian="9pt" style:font-size-complex="9pt"/>
    </style:style>
    <style:style style:name="P37" style:family="paragraph">
      <style:paragraph-properties fo:text-align="center"/>
      <style:text-properties style:font-name="ＭＳ Ｐゴシック" fo:font-size="9pt" style:font-size-asian="9pt" style:font-size-complex="9pt"/>
    </style:style>
    <style:style style:name="P38" style:family="paragraph">
      <style:text-properties style:font-name="ＭＳ Ｐゴシック" style:font-name-asian="ＭＳ Ｐゴシック"/>
    </style:style>
    <style:style style:name="P39" style:family="paragraph">
      <style:paragraph-properties fo:text-align="center"/>
      <style:text-properties style:font-name="ＭＳ Ｐゴシック1" fo:font-size="9pt" style:font-size-asian="9pt" style:font-size-complex="9pt"/>
    </style:style>
    <style:style style:name="P40" style:family="paragraph">
      <style:text-properties style:font-name="ＭＳ Ｐゴシック1" fo:font-size="9pt" style:font-name-asian="ＭＳ Ｐゴシック1" style:font-size-asian="9pt" style:font-size-complex="9pt"/>
    </style:style>
    <style:style style:name="P41" style:family="paragraph">
      <style:text-properties style:font-name="ＭＳ Ｐゴシック3" fo:font-size="9pt" style:font-name-asian="ＭＳ Ｐゴシック1" style:font-size-asian="9pt" style:font-size-complex="9pt"/>
    </style:style>
    <style:style style:name="P42" style:family="paragraph">
      <style:paragraph-properties fo:text-align="center"/>
      <style:text-properties style:font-name="ＭＳ Ｐゴシック1" fo:font-size="11.5pt" style:font-size-asian="11.5pt" style:font-size-complex="11.5pt"/>
    </style:style>
    <style:style style:name="P43" style:family="paragraph">
      <style:paragraph-properties fo:text-align="center"/>
      <style:text-properties style:font-name="ＭＳ Ｐゴシック1" fo:font-size="12pt"/>
    </style:style>
    <style:style style:name="P44" style:family="paragraph">
      <style:text-properties style:font-name="ＭＳ Ｐゴシック1" fo:font-size="8.5pt" fo:font-style="normal" fo:font-weight="normal" style:font-name-asian="ＭＳ Ｐゴシック1" style:font-size-asian="8.5pt" style:font-style-asian="normal" style:font-weight-asian="normal" style:font-size-complex="8.5pt"/>
    </style:style>
    <style:style style:name="P45" style:family="paragraph">
      <style:text-properties style:font-name="ＭＳ Ｐゴシック1" fo:font-size="8pt" style:font-name-asian="ＭＳ Ｐゴシック1" style:font-size-asian="8pt" style:font-size-complex="8pt"/>
    </style:style>
    <style:style style:name="P46" style:family="paragraph">
      <style:text-properties style:font-name="ＭＳ Ｐゴシック1" fo:font-size="9pt" fo:font-style="normal" fo:font-weight="normal" style:font-name-asian="ＭＳ Ｐゴシック1" style:font-size-asian="9pt" style:font-style-asian="normal" style:font-weight-asian="normal" style:font-size-complex="9pt"/>
    </style:style>
    <style:style style:name="P47" style:family="paragraph">
      <style:paragraph-properties fo:text-align="center"/>
      <style:text-properties style:font-name="ＭＳ Ｐゴシック1" fo:font-size="9pt" fo:font-style="normal" fo:font-weight="normal" style:font-name-asian="ＭＳ Ｐゴシック3" style:font-size-asian="9pt" style:font-style-asian="normal" style:font-weight-asian="normal" style:font-size-complex="9pt"/>
    </style:style>
    <style:style style:name="P48" style:family="paragraph">
      <style:text-properties style:font-name="ＭＳ Ｐゴシック3" fo:font-size="9pt" fo:font-style="normal" fo:font-weight="normal" style:font-name-asian="ＭＳ Ｐゴシック3" style:font-size-asian="9pt" style:font-style-asian="normal" style:font-weight-asian="normal" style:font-size-complex="9pt"/>
    </style:style>
    <style:style style:name="P49" style:family="paragraph">
      <style:paragraph-properties style:text-autospace="none"/>
    </style:style>
    <style:style style:name="P50" style:family="paragraph">
      <style:text-properties style:font-name="ＭＳ Ｐゴシック1" fo:font-size="8pt" fo:font-style="normal" fo:font-weight="normal" style:font-name-asian="ＭＳ Ｐゴシック1" style:font-size-asian="8pt" style:font-style-asian="normal" style:font-weight-asian="normal" style:font-size-complex="8pt"/>
    </style:style>
    <style:style style:name="P51" style:family="paragraph">
      <style:paragraph-properties fo:text-align="start"/>
    </style:style>
    <style:style style:name="P52" style:family="paragraph">
      <style:paragraph-properties fo:text-align="center"/>
      <style:text-properties style:font-name="ＭＳ Ｐゴシック1" fo:font-size="8.5pt" style:font-size-asian="8.5pt" style:font-size-complex="8.5pt"/>
    </style:style>
    <style:style style:name="P53" style:family="paragraph">
      <style:paragraph-properties fo:text-align="center"/>
      <style:text-properties style:font-name="ＭＳ Ｐゴシック1" fo:font-size="8pt" style:font-size-asian="8pt" style:font-size-complex="8pt"/>
    </style:style>
    <style:style style:name="P54" style:family="paragraph">
      <style:text-properties style:font-name="ＭＳ Ｐゴシック1" fo:font-size="8.5pt" fo:font-style="normal" fo:font-weight="normal" style:font-name-asian="ＭＳ Ｐゴシック1" style:font-size-asian="8.5pt" style:font-style-asian="normal" style:font-weight-asian="normal" style:font-size-complex="8.5pt" style:font-weight-complex="normal"/>
    </style:style>
    <style:style style:name="P55" style:family="paragraph">
      <style:text-properties style:font-name="ＭＳ Ｐゴシック1" fo:font-size="9pt" fo:font-style="normal" fo:font-weight="normal" style:font-name-asian="ＭＳ Ｐゴシック1" style:font-size-asian="9pt" style:font-style-asian="normal" style:font-weight-asian="normal" style:font-size-complex="9pt" style:font-weight-complex="normal"/>
    </style:style>
    <style:style style:name="P56" style:family="paragraph">
      <style:text-properties style:font-name="ＭＳ Ｐゴシック1" fo:font-size="8.5pt" style:font-name-asian="ＭＳ Ｐゴシック1" style:font-size-asian="8.5pt" style:font-size-complex="8.5pt"/>
    </style:style>
    <style:style style:name="P57" style:family="paragraph">
      <style:paragraph-properties fo:text-align="start"/>
      <style:text-properties style:font-name="ＭＳ Ｐゴシック1" fo:font-size="8.5pt" fo:font-style="normal" fo:font-weight="normal" style:font-name-asian="ＭＳ Ｐゴシック1" style:font-size-asian="8.5pt" style:font-style-asian="normal" style:font-weight-asian="normal" style:font-size-complex="8.5pt"/>
    </style:style>
    <style:style style:name="P58" style:family="paragraph">
      <style:text-properties style:font-name="ＭＳ Ｐゴシック3" fo:font-size="8.5pt" fo:font-style="normal" fo:font-weight="normal" style:font-name-asian="ＭＳ Ｐゴシック3" style:font-size-asian="8.5pt" style:font-style-asian="normal" style:font-weight-asian="normal" style:font-size-complex="8.5pt"/>
    </style:style>
    <style:style style:name="T1" style:family="text">
      <style:text-properties style:font-name="ＭＳ Ｐゴシック2" fo:font-size="11pt" fo:font-style="normal" fo:font-weight="normal" style:font-size-asian="11pt" style:font-style-asian="normal" style:font-weight-asian="normal"/>
    </style:style>
    <style:style style:name="T2" style:family="text">
      <style:text-properties officeooo:rsid="0109f005"/>
    </style:style>
    <style:style style:name="T3" style:family="text">
      <style:text-properties officeooo:rsid="010f1331"/>
    </style:style>
    <style:style style:name="T4" style:family="text">
      <style:text-properties officeooo:rsid="012e53fd"/>
    </style:style>
    <style:style style:name="T5" style:family="text">
      <style:text-properties fo:font-size="12pt" style:font-name-asian="ＭＳ 明朝" style:font-size-asian="12pt" style:language-asian="ja" style:country-asian="JP" style:font-size-complex="12pt"/>
    </style:style>
    <style:style style:name="T6" style:family="text">
      <style:text-properties officeooo:rsid="00196d35"/>
    </style:style>
    <style:style style:name="T7" style:family="text">
      <style:text-properties officeooo:rsid="013e3f7d"/>
    </style:style>
    <style:style style:name="T8" style:family="text">
      <style:text-properties fo:font-size="10pt" style:font-size-asian="10pt" style:font-size-complex="10pt"/>
    </style:style>
    <style:style style:name="T9" style:family="text">
      <style:text-properties style:font-name="ＭＳ Ｐゴシック" fo:font-size="9pt" style:font-name-asian="ＭＳ Ｐゴシック" style:font-size-asian="9pt" style:font-size-complex="9pt"/>
    </style:style>
    <style:style style:name="T10" style:family="text">
      <style:text-properties style:font-name="ＭＳ Ｐゴシック" fo:font-size="9pt" style:font-size-asian="9pt" style:font-size-complex="9pt"/>
    </style:style>
    <style:style style:name="T11" style:family="text">
      <style:text-properties style:font-name="ＭＳ Ｐゴシック1" fo:font-size="9pt" style:font-size-asian="9pt" style:font-size-complex="9pt"/>
    </style:style>
    <style:style style:name="T12" style:family="text">
      <style:text-properties style:font-name="ＭＳ Ｐゴシック" fo:font-size="10pt" style:font-name-asian="ＭＳ Ｐゴシック" style:font-size-asian="10pt" style:font-size-complex="10pt"/>
    </style:style>
    <style:style style:name="T13" style:family="text">
      <style:text-properties style:font-name="ＭＳ Ｐゴシック1" fo:font-size="9pt" style:font-name-asian="ＭＳ Ｐゴシック1" style:font-size-asian="9pt" style:font-size-complex="9pt"/>
    </style:style>
    <style:style style:name="T14" style:family="text">
      <style:text-properties fo:color="#000000" style:text-outline="false" style:text-line-through-style="none" style:text-line-through-type="none" style:font-name="ＭＳ Ｐゴシック1" fo:font-size="9pt" fo:font-style="normal" fo:text-shadow="none" style:text-underline-style="none" fo:font-weight="normal" style:letter-kerning="true" style:font-name-asian="ＭＳ Ｐゴシック1"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15" style:family="text">
      <style:text-properties style:font-name="ＭＳ Ｐゴシック1" fo:font-size="9pt" style:font-name-asian="ＭＳ Ｐゴシック1" style:font-size-asian="9pt" style:font-size-complex="15.8999996185303pt"/>
    </style:style>
    <style:style style:name="T16" style:family="text">
      <style:text-properties style:font-name="ＭＳ Ｐゴシック1" fo:font-size="9pt" style:font-name-asian="ＭＳ Ｐゴシック1" style:font-size-asian="9pt"/>
    </style:style>
    <style:style style:name="T17" style:family="text">
      <style:text-properties style:font-name="ＭＳ Ｐゴシック1" fo:font-size="9pt" style:font-size-asian="9pt" style:font-size-complex="15.8999996185303pt"/>
    </style:style>
    <style:style style:name="T18" style:family="text">
      <style:text-properties fo:font-size="12pt"/>
    </style:style>
    <style:style style:name="T19" style:family="text">
      <style:text-properties style:font-name="ＭＳ Ｐゴシック1" fo:font-size="9pt" style:font-name-asian="ＭＳ Ｐゴシック1" style:font-size-asian="9pt" style:font-size-complex="10pt"/>
    </style:style>
    <style:style style:name="T20" style:family="text">
      <style:text-properties style:font-name="ＭＳ Ｐゴシック3" fo:font-size="9pt" style:font-name-asian="ＭＳ Ｐゴシック" style:font-size-asian="9pt" style:font-size-complex="9pt"/>
    </style:style>
    <style:style style:name="T21" style:family="text">
      <style:text-properties style:font-name="ＭＳ Ｐゴシック3" fo:font-size="9pt" style:font-size-asian="9pt"/>
    </style:style>
    <style:style style:name="T22" style:family="text">
      <style:text-properties fo:color="#000000" style:text-outline="false" style:text-line-through-style="none" style:text-line-through-type="none" style:font-name="ＭＳ Ｐゴシック1" fo:font-size="9pt" fo:font-style="normal" fo:text-shadow="none" style:text-underline-style="none" style:letter-kerning="true" style:font-name-asian="ＭＳ Ｐゴシック1" style:font-size-asian="9pt" style:font-style-asian="normal" style:font-name-complex="Monaco1" style:font-size-complex="15.8999996185303pt" style:font-style-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ＭＳ Ｐゴシック1" fo:font-size="9pt" fo:font-style="normal" fo:text-shadow="none" style:text-underline-style="none" style:letter-kerning="true" style:font-name-asian="ＭＳ Ｐゴシック1" style:font-size-asian="9pt" style:font-style-asian="normal" style:font-name-complex="Monaco1" style:font-size-complex="9pt" style:font-style-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style:font-name="ＭＳ Ｐゴシック1" fo:font-size="9pt" fo:font-style="normal" fo:text-shadow="none" style:text-underline-style="none" style:letter-kerning="true" style:font-name-asian="Monaco1" style:font-size-asian="9pt" style:font-style-asian="normal" style:font-name-complex="Monaco1" style:font-size-complex="15.8999996185303pt" style:font-style-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ＭＳ Ｐゴシック1" fo:font-size="9pt" fo:font-style="normal" fo:text-shadow="none" style:text-underline-style="none" style:letter-kerning="true" style:font-name-asian="Monaco1" style:font-size-asian="9pt" style:font-style-asian="normal" style:font-name-complex="Monaco1" style:font-size-complex="9pt" style:font-style-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ＭＳ Ｐゴシック1" fo:font-size="9pt" fo:font-style="normal" fo:text-shadow="none" style:text-underline-style="none" fo:font-weight="normal" style:letter-kerning="true" style:font-name-asian="Monaco1"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27" style:family="text">
      <style:text-properties fo:color="#000000" style:text-outline="false" style:text-line-through-style="none" style:text-line-through-type="none" style:font-name="ＭＳ Ｐゴシック1" fo:font-size="9pt" fo:font-style="normal" fo:text-shadow="none" style:text-underline-style="none" fo:font-weight="normal" style:letter-kerning="true" style:font-name-asian="ＭＳ Ｐゴシック1"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ＭＳ Ｐゴシック3" fo:font-size="9pt" fo:font-style="normal" fo:text-shadow="none" style:text-underline-style="none" style:letter-kerning="true" style:font-name-asian="Monaco1" style:font-size-asian="9pt" style:font-style-asian="normal" style:font-name-complex="Monaco1" style:font-size-complex="9pt" style:font-style-complex="normal"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ＭＳ Ｐゴシック3" fo:font-size="9pt" fo:font-style="normal" fo:text-shadow="none" style:text-underline-style="none" fo:font-weight="normal" style:letter-kerning="true" style:font-name-asian="Monaco1"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ＭＳ Ｐゴシック1" fo:font-size="9pt" fo:font-style="normal" fo:text-shadow="none" style:text-underline-style="none" fo:font-weight="normal" style:letter-kerning="true" style:font-name-asian="Monaco1"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31" style:family="text">
      <style:text-properties style:font-name="ＭＳ Ｐゴシック1" fo:font-size="11.5pt" style:font-size-asian="11.5pt" style:font-size-complex="11.5pt"/>
    </style:style>
    <style:style style:name="T32" style:family="text">
      <style:text-properties style:font-name="ＭＳ Ｐゴシック1" fo:font-size="9pt" fo:font-style="normal" fo:font-weight="normal" style:font-name-asian="ＭＳ Ｐゴシック1" style:font-size-asian="9pt" style:font-style-asian="normal" style:font-weight-asian="normal" style:font-size-complex="15.8999996185303pt"/>
    </style:style>
    <style:style style:name="T33" style:family="text">
      <style:text-properties style:font-name="ＭＳ Ｐゴシック1" fo:font-size="12pt" style:font-size-asian="9pt"/>
    </style:style>
    <style:style style:name="T34" style:family="text">
      <style:text-properties style:font-name="ＭＳ Ｐゴシック1" fo:font-size="12pt" style:font-name-asian="ＭＳ Ｐゴシック1" style:font-size-asian="9pt"/>
    </style:style>
    <style:style style:name="T35" style:family="text">
      <style:text-properties style:font-name="ＭＳ Ｐゴシック1" fo:font-size="9pt" fo:font-style="normal" fo:font-weight="normal" style:font-name-asian="ＭＳ Ｐゴシック1" style:font-size-asian="9pt" style:font-style-asian="normal" style:font-weight-asian="normal" style:font-size-complex="9pt"/>
    </style:style>
    <style:style style:name="T36" style:family="text">
      <style:text-properties style:font-name="ＭＳ Ｐゴシック1" fo:font-size="9pt" fo:font-style="normal" fo:font-weight="normal" style:font-name-asian="ＭＳ Ｐゴシック1" style:font-size-asian="9pt" style:font-style-asian="normal" style:font-weight-asian="normal"/>
    </style:style>
    <style:style style:name="T37" style:family="text">
      <style:text-properties fo:color="#000000" style:text-outline="false" style:text-line-through-style="none" style:text-line-through-type="none" style:font-name="ＭＳ Ｐゴシック1" fo:font-size="8.5pt" fo:font-style="normal" fo:text-shadow="none" style:text-underline-style="none" fo:font-weight="normal" style:letter-kerning="true" style:font-name-asian="ＭＳ Ｐゴシック1" style:font-size-asian="8.5pt" style:font-style-asian="normal" style:font-weight-asian="normal" style:font-name-complex="Monaco1" style:font-size-complex="8.5pt" style:font-style-complex="normal" style:text-emphasize="none" style:font-relief="none" style:text-overline-style="none" style:text-overline-color="font-color"/>
    </style:style>
    <style:style style:name="T38" style:family="text">
      <style:text-properties style:font-name="ＭＳ Ｐゴシック1" fo:font-size="8.5pt" fo:font-style="normal" fo:font-weight="normal" style:font-name-asian="ＭＳ Ｐゴシック1" style:font-size-asian="8.5pt" style:font-style-asian="normal" style:font-weight-asian="normal" style:font-size-complex="8.5pt"/>
    </style:style>
    <style:style style:name="T39" style:family="text">
      <style:text-properties style:font-name="ＭＳ Ｐゴシック1" fo:font-size="8pt" fo:font-style="normal" fo:font-weight="normal" style:font-name-asian="ＭＳ Ｐゴシック1" style:font-size-asian="8pt" style:font-style-asian="normal" style:font-weight-asian="normal" style:font-size-complex="8pt"/>
    </style:style>
    <style:style style:name="T40" style:family="text">
      <style:text-properties fo:color="#000000" style:text-outline="false" style:text-line-through-style="none" style:text-line-through-type="none" style:font-name="ＭＳ Ｐゴシック1" fo:font-size="8pt" fo:font-style="normal" fo:text-shadow="none" style:text-underline-style="none" fo:font-weight="normal" style:letter-kerning="true" style:font-name-asian="ＭＳ Ｐゴシック1" style:font-size-asian="8pt" style:font-style-asian="normal" style:font-weight-asian="normal" style:font-name-complex="Monaco1" style:font-size-complex="8pt" style:font-style-complex="normal" style:font-weight-complex="normal" style:text-emphasize="none" style:font-relief="none" style:text-overline-style="none" style:text-overline-color="font-color"/>
    </style:style>
    <style:style style:name="T41" style:family="text">
      <style:text-properties fo:color="#000000" style:text-outline="false" style:text-line-through-style="none" style:text-line-through-type="none" style:font-name="ＭＳ Ｐゴシック1" fo:font-size="9pt" fo:font-style="normal" fo:text-shadow="none" style:text-underline-style="none" fo:font-weight="normal" style:letter-kerning="true" style:font-name-asian="ＭＳ Ｐゴシック1" style:font-size-asian="9pt" style:font-style-asian="normal" style:font-weight-asian="normal" style:font-name-complex="Monaco1" style:font-size-complex="15.8999996185303pt" style:font-style-complex="normal" style:text-emphasize="none" style:font-relief="none" style:text-overline-style="none" style:text-overline-color="font-color"/>
    </style:style>
    <style:style style:name="T42" style:family="text">
      <style:text-properties style:font-name="ＭＳ Ｐゴシック3" fo:font-size="9pt" fo:font-style="normal" fo:font-weight="normal" style:font-name-asian="ＭＳ Ｐゴシック3" style:font-size-asian="9pt" style:font-style-asian="normal" style:font-weight-asian="normal" style:font-size-complex="9pt"/>
    </style:style>
    <style:style style:name="T43" style:family="text">
      <style:text-properties style:font-name="ＭＳ Ｐゴシック3" fo:font-size="9pt" fo:font-style="normal" fo:font-weight="normal" style:font-name-asian="ＭＳ Ｐゴシック3" style:font-size-asian="9pt" style:font-style-asian="normal" style:font-weight-asian="normal" style:font-size-complex="15.8999996185303pt"/>
    </style:style>
    <style:style style:name="T44" style:family="text">
      <style:text-properties style:font-name="ＭＳ Ｐゴシック3" fo:font-size="9pt" fo:font-style="normal" fo:font-weight="normal" style:font-name-asian="ＭＳ Ｐゴシック3" style:font-size-asian="9pt" style:font-style-asian="normal" style:font-weight-asian="normal"/>
    </style:style>
    <style:style style:name="T45" style:family="text">
      <style:text-properties fo:color="#000000" style:text-outline="false" style:text-line-through-style="none" style:text-line-through-type="none" style:font-name="ＭＳ Ｐゴシック1" fo:font-size="9pt" fo:font-style="normal" fo:text-shadow="none" style:text-underline-style="none" fo:font-weight="normal" style:letter-kerning="true" style:font-name-asian="ＭＳ Ｐゴシック1" style:font-size-asian="9pt" style:font-style-asian="normal" style:font-weight-asian="normal" style:font-name-complex="Monaco1" style:font-size-complex="19.3999996185303pt" style:font-style-complex="normal" style:font-weight-complex="normal" style:text-emphasize="none" style:font-relief="none" style:text-overline-style="none" style:text-overline-color="font-color"/>
    </style:style>
    <style:style style:name="T46" style:family="text">
      <style:text-properties fo:color="#000000" style:font-name="ＭＳ Ｐゴシック1" fo:font-size="8pt" fo:font-style="normal" style:text-underline-style="none" fo:font-weight="normal" style:font-name-asian="ＭＳ Ｐゴシック1" style:font-size-asian="8pt" style:font-style-asian="normal" style:font-weight-asian="normal" style:font-name-complex="Monaco3" style:font-size-complex="8pt"/>
    </style:style>
    <style:style style:name="T47" style:family="text">
      <style:text-properties fo:color="#000000" style:text-outline="false" style:text-line-through-style="none" style:text-line-through-type="none" style:font-name="ＭＳ Ｐゴシック1" fo:font-size="8.5pt" fo:font-style="normal" fo:text-shadow="none" style:text-underline-style="none" fo:font-weight="normal" style:letter-kerning="true" style:font-name-asian="ＭＳ Ｐゴシック1"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48" style:family="text">
      <style:text-properties fo:color="#000000" style:font-name="ＭＳ Ｐゴシック1" fo:font-size="8.5pt" fo:font-style="normal" style:text-underline-style="none" fo:font-weight="normal" style:font-name-asian="ＭＳ Ｐゴシック1" style:font-size-asian="8.5pt" style:font-style-asian="normal" style:font-weight-asian="normal" style:font-name-complex="Monaco3" style:font-size-complex="8.5pt"/>
    </style:style>
    <style:style style:name="T49" style:family="text">
      <style:text-properties style:font-name="ＭＳ Ｐゴシック1" fo:font-size="8.5pt" style:font-size-asian="8.5pt" style:font-size-complex="8.5pt"/>
    </style:style>
    <style:style style:name="T50" style:family="text">
      <style:text-properties style:font-name="ＭＳ Ｐゴシック1" fo:font-size="8.5pt" fo:font-style="normal" fo:font-weight="normal" style:font-name-asian="ＭＳ Ｐゴシック3" style:font-size-asian="8.5pt" style:font-style-asian="normal" style:font-weight-asian="normal" style:font-size-complex="8.5pt"/>
    </style:style>
    <style:style style:name="T51" style:family="text">
      <style:text-properties fo:color="#000000" style:text-outline="false" style:text-line-through-style="none" style:text-line-through-type="none" style:font-name="ＭＳ Ｐゴシック1" fo:font-size="8.5pt" fo:font-style="normal" fo:text-shadow="none" style:text-underline-style="none" fo:font-weight="normal" style:letter-kerning="true" style:font-name-asian="ＭＳ Ｐゴシック3"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52" style:family="text">
      <style:text-properties style:font-name="ＭＳ Ｐゴシック1" fo:font-size="9pt" fo:font-style="normal" fo:font-weight="normal" style:font-name-asian="ＭＳ Ｐゴシック3" style:font-size-asian="9pt" style:font-style-asian="normal" style:font-weight-asian="normal" style:font-size-complex="9pt"/>
    </style:style>
    <style:style style:name="T53" style:family="text">
      <style:text-properties style:font-name="ＭＳ Ｐゴシック1" fo:font-size="8pt" fo:font-style="normal" fo:font-weight="normal" style:font-name-asian="ＭＳ Ｐゴシック3" style:font-size-asian="8pt" style:font-style-asian="normal" style:font-weight-asian="normal" style:font-size-complex="8pt"/>
    </style:style>
    <style:style style:name="T54" style:family="text">
      <style:text-properties fo:color="#000000" style:text-outline="false" style:text-line-through-style="none" style:text-line-through-type="none" style:font-name="ＭＳ Ｐゴシック1" fo:font-size="8pt" fo:font-style="normal" fo:text-shadow="none" style:text-underline-style="none" fo:font-weight="normal" style:letter-kerning="true" style:font-name-asian="ＭＳ Ｐゴシック3" style:font-size-asian="8pt" style:font-style-asian="normal" style:font-weight-asian="normal" style:font-name-complex="Monaco1" style:font-size-complex="8pt" style:font-style-complex="normal" style:font-weight-complex="normal" style:text-emphasize="none" style:font-relief="none" style:text-overline-style="none" style:text-overline-color="font-color"/>
    </style:style>
    <style:style style:name="T55" style:family="text">
      <style:text-properties style:font-name="ＭＳ Ｐゴシック1" fo:font-size="8.5pt" style:font-name-asian="ＭＳ Ｐゴシック1" style:font-size-asian="8.5pt" style:font-size-complex="8.5pt"/>
    </style:style>
    <style:style style:name="T56" style:family="text">
      <style:text-properties fo:color="#000000" style:text-outline="false" style:text-line-through-style="none" style:text-line-through-type="none" style:font-name="ＭＳ Ｐゴシック1" fo:font-size="9pt" fo:font-style="normal" fo:text-shadow="none" style:text-underline-style="none" style:letter-kerning="true" style:font-name-asian="ＭＳ Ｐゴシック1" style:font-size-asian="9pt" style:font-style-asian="normal" style:font-name-complex="Monaco1" style:font-size-complex="15.8999996185303pt" style:font-style-complex="normal" style:font-weight-complex="normal" style:text-emphasize="none" style:font-relief="none" style:text-overline-style="none" style:text-overline-color="font-color"/>
    </style:style>
    <style:style style:name="T57" style:family="text">
      <style:text-properties fo:color="#000000" style:text-outline="false" style:text-line-through-style="none" style:text-line-through-type="none" style:font-name="ＭＳ Ｐゴシック1" fo:font-size="8.5pt" fo:font-style="normal" fo:text-shadow="none" style:text-underline-style="none" style:letter-kerning="true" style:font-name-asian="ＭＳ Ｐゴシック1" style:font-size-asian="8.5pt" style:font-style-asian="normal" style:font-name-complex="Monaco1" style:font-size-complex="8.5pt" style:font-style-complex="normal" style:font-weight-complex="normal" style:text-emphasize="none" style:font-relief="none" style:text-overline-style="none" style:text-overline-color="font-color"/>
    </style:style>
    <style:style style:name="T58" style:family="text">
      <style:text-properties fo:color="#000000" style:text-outline="false" style:text-line-through-style="none" style:text-line-through-type="none" style:font-name="ＭＳ Ｐゴシック1" fo:font-size="9pt" fo:font-style="normal" fo:text-shadow="none" style:text-underline-style="none" fo:font-weight="normal" style:letter-kerning="true" style:font-name-asian="ＭＳ Ｐゴシック1" style:font-size-asian="9pt" style:font-style-asian="normal" style:font-weight-asian="normal" style:font-name-complex="Monaco1" style:font-size-complex="11pt" style:font-style-complex="normal" style:font-weight-complex="normal" style:text-emphasize="none" style:font-relief="none" style:text-overline-style="none" style:text-overline-color="font-color"/>
    </style:style>
    <style:style style:name="T59" style:family="text">
      <style:text-properties style:font-name="ＭＳ Ｐゴシック3" fo:font-size="8.5pt" fo:font-style="normal" fo:font-weight="normal" style:font-name-asian="ＭＳ Ｐゴシック3" style:font-size-asian="8.5pt" style:font-style-asian="normal" style:font-weight-asian="normal" style:font-size-complex="8.5pt"/>
    </style:style>
    <style:style style:name="T60" style:family="text">
      <style:text-properties fo:color="#000000" style:text-outline="false" style:text-line-through-style="none" style:text-line-through-type="none" style:font-name="ＭＳ Ｐゴシック1" fo:font-size="9pt" fo:font-style="normal" fo:text-shadow="none" style:text-underline-style="none" fo:font-weight="normal" style:letter-kerning="true" style:font-name-asian="ＭＳ Ｐゴシック3"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61" style:family="text">
      <style:text-properties fo:color="#000000" style:text-outline="false" style:text-line-through-style="none" style:text-line-through-type="none" style:font-name="ＭＳ Ｐゴシック3" fo:font-size="8.5pt" fo:font-style="normal" fo:text-shadow="none" style:text-underline-style="none" fo:font-weight="normal" style:letter-kerning="true" style:font-name-asian="ＭＳ Ｐゴシック3"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style>
    <style:style style:name="gr3" style:family="graphic">
      <style:graphic-properties svg:stroke-color="#000000" draw:fill="none" draw:textarea-horizontal-align="center" draw:textarea-vertical-align="middle" style:run-through="foreground"/>
    </style:style>
    <style:style style:name="gr4" style:family="graphic">
      <style:graphic-properties draw:stroke="none" svg:stroke-color="#000000" draw:fill="none" draw:fill-color="#ffffff" fo:min-height="36.26pt" style:run-through="foreground"/>
    </style:style>
    <style:style style:name="gr5" style:family="graphic">
      <style:graphic-properties draw:stroke="none" svg:stroke-color="#000000" draw:fill="none" draw:fill-color="#ffffff" fo:min-height="81.95pt" style:run-through="foreground"/>
    </style:style>
    <style:style style:name="gr6" style:family="graphic">
      <style:graphic-properties draw:stroke="none" svg:stroke-color="#000000" draw:fill="none" draw:fill-color="#ffffff" fo:min-height="70.24pt" style:run-through="foreground"/>
    </style:style>
    <style:style style:name="gr7" style:family="graphic">
      <style:graphic-properties draw:stroke="none" svg:stroke-color="#000000" draw:fill="none" draw:fill-color="#ffffff" fo:min-height="51.14pt" style:run-through="foreground"/>
    </style:style>
    <style:style style:name="gr8" style:family="graphic">
      <style:graphic-properties draw:stroke="solid" svg:stroke-color="#000000" draw:fill="solid" draw:fill-color="#ffffff" draw:textarea-horizontal-align="center" draw:textarea-vertical-align="middle" style:run-through="foreground"/>
    </style:style>
    <style:style style:name="gr9" style:family="graphic">
      <style:graphic-properties svg:stroke-color="#000000" draw:marker-end="Arrow" draw:marker-end-width="4.99pt" draw:textarea-horizontal-align="center" draw:textarea-vertical-align="middle" style:run-through="foreground"/>
    </style:style>
    <style:style style:name="gr10" style:family="graphic">
      <style:graphic-properties svg:stroke-color="#000000" draw:marker-start="Arrow" draw:marker-start-width="4.99pt" draw:marker-end="Arrow" draw:marker-end-width="0pt" draw:textarea-horizontal-align="center" draw:textarea-vertical-align="middle" style:run-through="foreground"/>
    </style:style>
    <style:style style:name="gr11" style:family="graphic">
      <style:graphic-properties draw:stroke="dash" draw:stroke-dash="Fine_20_Dashed" svg:stroke-width="0.79pt" svg:stroke-color="#000000" draw:marker-start-width="11.2pt" draw:marker-end-width="11.2pt" draw:fill="none" draw:textarea-horizontal-align="center" draw:textarea-vertical-align="middle" fo:padding-top="0.4pt" fo:padding-bottom="0.4pt" fo:padding-left="0.4pt" fo:padding-right="0.4pt" style:run-through="foreground"/>
    </style:style>
    <style:style style:name="gr12" style:family="graphic">
      <style:graphic-properties svg:stroke-width="4pt" svg:stroke-color="#ffffff" draw:marker-start-width="15.99pt" draw:marker-end-width="15.99pt" draw:textarea-horizontal-align="center" draw:textarea-vertical-align="middle" fo:padding-top="2.01pt" fo:padding-bottom="2.01pt" fo:padding-left="2.01pt" fo:padding-right="2.01pt" style:run-through="foreground" style:vertical-pos="from-top" style:vertical-rel="page" style:horizontal-pos="from-left" style:horizontal-rel="paragraph" draw:wrap-influence-on-position="once-concurrent" style:flow-with-text="false"/>
    </style:style>
    <style:style style:name="gr13" style:family="graphic">
      <style:graphic-properties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36.54pt" style:run-through="foreground"/>
    </style:style>
    <style:style style:name="gr15" style:family="graphic">
      <style:graphic-properties draw:stroke="none" svg:stroke-color="#000000" draw:fill="none" draw:fill-color="#ffffff" fo:min-height="65pt" style:run-through="foreground"/>
    </style:style>
    <style:style style:name="gr16" style:family="graphic">
      <style:graphic-properties draw:stroke="none" svg:stroke-color="#000000" draw:fill="none" draw:fill-color="#ffffff" fo:min-height="45.81pt" style:run-through="foreground"/>
    </style:style>
    <style:style style:name="gr17" style:family="graphic">
      <style:graphic-properties draw:stroke="none" svg:stroke-color="#000000" draw:fill="none" draw:fill-color="#ffffff" fo:min-height="52.64pt" style:run-through="foreground"/>
    </style:style>
    <style:style style:name="gr18" style:family="graphic">
      <style:graphic-properties draw:stroke="none" svg:stroke-color="#000000" draw:fill="none" draw:fill-color="#ffffff" fo:min-height="54.79pt" style:run-through="foreground"/>
    </style:style>
    <style:style style:name="gr19" style:family="graphic">
      <style:graphic-properties draw:stroke="none" svg:stroke-color="#000000" draw:fill="none" draw:fill-color="#ffffff" fo:min-height="68.29pt" style:run-through="foreground"/>
    </style:style>
    <style:style style:name="gr20" style:family="graphic">
      <style:graphic-properties draw:stroke="none" svg:stroke-color="#000000" draw:fill="none" draw:fill-color="#ffffff" fo:min-height="66.5pt" style:run-through="foreground"/>
    </style:style>
    <style:style style:name="gr21" style:family="graphic">
      <style:graphic-properties draw:stroke="dash" draw:stroke-dash="Fine_20_Dotted" svg:stroke-width="0.31pt" svg:stroke-color="#000000" draw:marker-start-width="10.46pt" draw:marker-end-width="10.46pt" draw:fill="none" draw:textarea-horizontal-align="center" draw:textarea-vertical-align="middle" fo:padding-top="0.14pt" fo:padding-bottom="0.14pt" fo:padding-left="0.14pt" fo:padding-right="0.14pt" style:run-through="foreground"/>
    </style:style>
    <style:style style:name="gr22" style:family="graphic">
      <style:graphic-properties style:run-through="foreground"/>
    </style:style>
    <style:style style:name="gr23" style:family="graphic">
      <style:graphic-properties draw:stroke="none" svg:stroke-color="#000000" draw:fill="none" draw:fill-color="#ffffff" fo:min-height="22.45pt" style:run-through="foreground"/>
    </style:style>
    <style:style style:name="gr24" style:family="graphic">
      <style:graphic-properties draw:stroke="none" svg:stroke-color="#000000" draw:fill="none" draw:fill-color="#ffffff" fo:min-height="59.24pt" style:run-through="foreground"/>
    </style:style>
    <style:style style:name="gr25" style:family="graphic">
      <style:graphic-properties draw:stroke="none" svg:stroke-color="#000000" draw:fill="none" draw:fill-color="#ffffff" fo:min-height="78.01pt" style:run-through="foreground"/>
    </style:style>
    <style:style style:name="gr26" style:family="graphic">
      <style:graphic-properties draw:stroke="none" svg:stroke-color="#000000" draw:fill="none" draw:fill-color="#ffffff" fo:min-height="51.31pt" style:run-through="foreground"/>
    </style:style>
    <style:style style:name="gr27" style:family="graphic">
      <style:graphic-properties draw:stroke="none" svg:stroke-color="#000000" draw:fill="none" draw:fill-color="#ffffff" fo:min-height="49.1pt" style:run-through="foreground"/>
    </style:style>
    <style:style style:name="gr28" style:family="graphic">
      <style:graphic-properties draw:stroke="none" svg:stroke-color="#000000" draw:fill="none" draw:fill-color="#ffffff" fo:min-height="27.04pt" style:run-through="foreground"/>
    </style:style>
    <style:style style:name="gr29" style:family="graphic">
      <style:graphic-properties draw:stroke="none" svg:stroke-color="#000000" draw:fill="none" draw:fill-color="#ffffff" fo:min-height="88.44pt" style:run-through="foreground"/>
    </style:style>
    <style:style style:name="gr30" style:family="graphic">
      <style:graphic-properties draw:stroke="none" svg:stroke-color="#000000" draw:fill="none" draw:fill-color="#ffffff" fo:min-height="70.16pt" style:run-through="foreground"/>
    </style:style>
    <style:style style:name="gr31" style:family="graphic">
      <style:graphic-properties draw:stroke="none" svg:stroke-color="#000000" draw:fill="none" draw:fill-color="#ffffff" fo:min-height="59.3pt" style:run-through="foreground"/>
    </style:style>
    <style:style style:name="gr32" style:family="graphic">
      <style:graphic-properties draw:stroke="none" svg:stroke-color="#000000" draw:fill="none" draw:fill-color="#ffffff" fo:min-height="117.04pt" style:run-through="foreground"/>
    </style:style>
    <style:style style:name="gr33" style:family="graphic">
      <style:graphic-properties draw:stroke="none" svg:stroke-color="#000000" draw:fill="none" draw:fill-color="#ffffff" fo:min-height="51.51pt" style:run-through="foreground"/>
    </style:style>
    <style:style style:name="gr34" style:family="graphic">
      <style:graphic-properties draw:stroke="none" svg:stroke-color="#000000" draw:fill="none" draw:fill-color="#ffffff" fo:min-height="48.7pt" style:run-through="foreground"/>
    </style:style>
    <style:style style:name="gr35" style:family="graphic">
      <style:graphic-properties draw:stroke="none" svg:stroke-color="#000000" draw:fill="none" draw:fill-color="#ffffff" fo:min-height="93.66pt" style:run-through="foreground"/>
    </style:style>
    <style:style style:name="gr36" style:family="graphic">
      <style:graphic-properties draw:stroke="none" svg:stroke-color="#000000" draw:fill="none" draw:fill-color="#ffffff" fo:min-height="54.06pt" style:run-through="foreground"/>
    </style:style>
    <style:style style:name="gr37" style:family="graphic">
      <style:graphic-properties draw:stroke="none" svg:stroke-color="#000000" draw:fill="none" draw:fill-color="#ffffff" fo:min-height="63.21pt" style:run-through="foreground"/>
    </style:style>
    <style:style style:name="gr38" style:family="graphic">
      <style:graphic-properties draw:stroke="none" svg:stroke-color="#000000" draw:fill="none" draw:fill-color="#ffffff" fo:min-height="60.55pt" style:run-through="foreground"/>
    </style:style>
    <style:style style:name="gr39" style:family="graphic">
      <style:graphic-properties draw:stroke="none" svg:stroke-color="#000000" draw:fill="none" draw:fill-color="#ffffff" fo:min-height="69.19pt" style:run-through="foreground"/>
    </style:style>
    <style:style style:name="gr40" style:family="graphic">
      <style:graphic-properties draw:stroke="none" svg:stroke-color="#000000" draw:fill="none" draw:fill-color="#ffffff" fo:min-height="30.84pt" style:run-through="foreground"/>
    </style:style>
    <style:style style:name="gr41" style:family="graphic">
      <style:graphic-properties draw:stroke="none" svg:stroke-color="#000000" draw:fill="none" draw:fill-color="#ffffff" fo:min-height="45.04pt" style:run-through="foreground"/>
    </style:style>
    <style:style style:name="gr42" style:family="graphic">
      <style:graphic-properties draw:stroke="none" svg:stroke-color="#000000" draw:fill="none" draw:fill-color="#ffffff" fo:min-height="36.06pt" style:run-through="foreground"/>
    </style:style>
    <style:style style:name="gr43" style:family="graphic">
      <style:graphic-properties draw:stroke="none" svg:stroke-color="#000000" draw:fill="none" draw:fill-color="#ffffff" fo:min-height="61.06pt" style:run-through="foreground"/>
    </style:style>
    <style:style style:name="gr44" style:family="graphic">
      <style:graphic-properties svg:stroke-color="#000000" draw:fill="solid" draw:fill-color="#ffffff" draw:textarea-horizontal-align="center" draw:textarea-vertical-align="middle" style:run-through="foreground"/>
    </style:style>
    <style:style style:name="gr45" style:family="graphic">
      <style:graphic-properties draw:stroke="none" svg:stroke-color="#000000" draw:fill="none" draw:fill-color="#ffffff" fo:min-height="20.86pt" style:run-through="foreground"/>
    </style:style>
    <style:style style:name="gr46" style:family="graphic">
      <style:graphic-properties draw:stroke="none" svg:stroke-color="#000000" draw:fill="none" draw:fill-color="#ffffff" fo:min-height="30.64pt" style:run-through="foreground"/>
    </style:style>
    <style:style style:name="gr47" style:family="graphic">
      <style:graphic-properties draw:stroke="none" svg:stroke-color="#000000" draw:fill="none" draw:fill-color="#ffffff" fo:min-height="25.54pt" style:run-through="foreground"/>
    </style:style>
    <style:style style:name="gr48" style:family="graphic">
      <style:graphic-properties draw:stroke="solid" svg:stroke-color="#000000" draw:fill="none" draw:fill-color="#ffffff" draw:textarea-horizontal-align="center" draw:textarea-vertical-align="middle" style:run-through="foreground"/>
    </style:style>
    <style:style style:name="gr49" style:family="graphic">
      <style:graphic-properties draw:stroke="solid" svg:stroke-color="#000000" draw:fill="none" draw:fill-color="#ffffff" draw:textarea-horizontal-align="center" draw:textarea-vertical-align="middle" style:run-through="foreground"/>
    </style:style>
    <style:style style:name="gr50" style:family="graphic">
      <style:graphic-properties draw:stroke="none" svg:stroke-color="#000000" draw:fill="none" draw:fill-color="#ffffff" fo:min-height="5.16pt" style:run-through="foreground"/>
    </style:style>
    <style:style style:name="gr51" style:family="graphic">
      <style:graphic-properties draw:stroke="none" svg:stroke-color="#000000" draw:fill="none" draw:fill-color="#ffffff" fo:min-height="20.44pt" style:run-through="foreground"/>
    </style:style>
    <style:style style:name="gr52" style:family="graphic">
      <style:graphic-properties draw:stroke="none" svg:stroke-color="#000000" draw:fill="none" draw:fill-color="#ffffff" fo:min-height="46.86pt" style:run-through="foreground"/>
    </style:style>
    <style:style style:name="gr53" style:family="graphic">
      <style:graphic-properties draw:stroke="none" svg:stroke-color="#000000" draw:fill="none" draw:fill-color="#ffffff" fo:min-height="40.05pt" style:run-through="foreground"/>
    </style:style>
    <style:style style:name="gr54" style:family="graphic">
      <style:graphic-properties draw:stroke="none" svg:stroke-color="#000000" draw:fill="none" draw:fill-color="#ffffff" fo:min-height="40.56pt" style:run-through="foreground"/>
    </style:style>
    <style:style style:name="gr55" style:family="graphic">
      <style:graphic-properties draw:stroke="none" svg:stroke-color="#000000" draw:fill="none" draw:fill-color="#ffffff" fo:min-height="27.1pt" style:run-through="foreground"/>
    </style:style>
    <style:style style:name="gr56" style:family="graphic">
      <style:graphic-properties draw:stroke="none" svg:stroke-color="#000000" draw:fill="none" draw:fill-color="#ffffff" fo:min-height="35.15pt" style:run-through="foreground"/>
    </style:style>
    <style:style style:name="gr57" style:family="graphic">
      <style:graphic-properties draw:stroke="none" svg:stroke-color="#000000" draw:fill="none" draw:fill-color="#ffffff" fo:min-height="58.56pt" style:run-through="foreground"/>
    </style:style>
    <style:style style:name="gr58" style:family="graphic">
      <style:graphic-properties draw:stroke="none" svg:stroke-color="#000000" draw:fill="none" draw:fill-color="#ffffff" fo:min-height="99.04pt" style:run-through="foreground"/>
    </style:style>
    <style:style style:name="gr59" style:family="graphic">
      <style:graphic-properties draw:stroke="none" svg:stroke-color="#000000" draw:fill="none" draw:fill-color="#ffffff" fo:min-height="60.09pt" style:run-through="foreground"/>
    </style:style>
    <style:style style:name="gr60" style:family="graphic">
      <style:graphic-properties draw:stroke="none" svg:stroke-color="#000000" draw:fill="none" draw:fill-color="#ffffff" fo:min-height="52.21pt" style:run-through="foreground"/>
    </style:style>
    <style:style style:name="gr61" style:family="graphic">
      <style:graphic-properties draw:stroke="none" svg:stroke-color="#000000" draw:fill="none" draw:fill-color="#ffffff" fo:min-height="58.96pt" style:run-through="foreground"/>
    </style:style>
    <style:style style:name="gr62" style:family="graphic">
      <style:graphic-properties draw:stroke="none" svg:stroke-color="#000000" draw:fill="none" draw:fill-color="#ffffff" fo:min-height="67.66pt" style:run-through="foreground"/>
    </style:style>
    <style:style style:name="gr63" style:family="graphic">
      <style:graphic-properties draw:stroke="none" svg:stroke-color="#000000" draw:fill="none" draw:fill-color="#ffffff" fo:min-height="60.01pt" style:run-through="foreground"/>
    </style:style>
    <style:style style:name="gr64" style:family="graphic">
      <style:graphic-properties draw:stroke="none" svg:stroke-color="#000000" draw:fill="none" draw:fill-color="#ffffff" fo:min-height="40.25pt" style:run-through="foreground"/>
    </style:style>
    <style:style style:name="gr65" style:family="graphic">
      <style:graphic-properties draw:stroke="none" svg:stroke-color="#000000" draw:fill="none" draw:fill-color="#ffffff" fo:min-height="51.45pt" style:run-through="foreground"/>
    </style:style>
    <style:style style:name="gr66" style:family="graphic">
      <style:graphic-properties draw:stroke="none" svg:stroke-color="#000000" draw:fill="none" draw:fill-color="#ffffff" fo:min-height="63.04pt" style:run-through="foreground"/>
    </style:style>
    <style:style style:name="gr67" style:family="graphic">
      <style:graphic-properties draw:stroke="none" svg:stroke-color="#000000" draw:fill="none" draw:fill-color="#ffffff" fo:min-height="31.61pt" style:run-through="foreground"/>
    </style:style>
    <style:style style:name="gr68" style:family="graphic">
      <style:graphic-properties draw:stroke="none" svg:stroke-color="#000000" draw:fill="none" draw:fill-color="#ffffff" fo:min-height="99.35pt" style:run-through="foreground"/>
    </style:style>
    <style:style style:name="gr69" style:family="graphic">
      <style:graphic-properties draw:stroke="none" svg:stroke-color="#000000" draw:fill="none" draw:fill-color="#ffffff" fo:min-height="46.4pt" style:run-through="foreground"/>
    </style:style>
    <style:style style:name="gr70" style:family="graphic">
      <style:graphic-properties draw:stroke="none" svg:stroke-color="#000000" draw:fill="none" draw:fill-color="#ffffff" fo:min-height="58.65pt" style:run-through="foreground"/>
    </style:style>
    <style:style style:name="gr71" style:family="graphic">
      <style:graphic-properties draw:stroke="none" svg:stroke-color="#000000" draw:fill="none" draw:fill-color="#ffffff" fo:min-height="88.16pt" style:run-through="foreground"/>
    </style:style>
    <style:style style:name="gr72" style:family="graphic">
      <style:graphic-properties draw:stroke="none" svg:stroke-color="#000000" draw:fill="none" draw:fill-color="#ffffff" fo:min-height="51.25pt" style:run-through="foreground"/>
    </style:style>
    <style:style style:name="gr73" style:family="graphic">
      <style:graphic-properties draw:stroke="none" svg:stroke-color="#000000" draw:fill="none" draw:fill-color="#ffffff" fo:min-height="58.59pt" style:run-through="foreground"/>
    </style:style>
    <style:style style:name="gr74" style:family="graphic">
      <style:graphic-properties draw:stroke="none" svg:stroke-color="#000000" draw:fill="none" draw:fill-color="#ffffff" fo:min-height="49.8pt" style:run-through="foreground"/>
    </style:style>
    <style:style style:name="gr75" style:family="graphic">
      <style:graphic-properties draw:stroke="none" svg:stroke-color="#000000" draw:fill="none" draw:fill-color="#ffffff" fo:min-height="108.06pt" style:run-through="foreground"/>
    </style:style>
    <style:style style:name="gr76" style:family="graphic">
      <style:graphic-properties draw:stroke="dash" draw:stroke-dash="長い破線" svg:stroke-color="#000000" draw:marker-start="Arrow" draw:marker-start-width="4.99pt" draw:marker-end="Arrow" draw:marker-end-width="0pt" draw:textarea-horizontal-align="center" draw:textarea-vertical-align="middle" style:run-through="foreground"/>
    </style:style>
    <style:style style:name="gr77" style:family="graphic">
      <style:graphic-properties draw:stroke="none" svg:stroke-color="#000000" draw:fill="none" draw:fill-color="#ffffff" fo:min-height="33.19pt" style:run-through="foreground"/>
    </style:style>
    <style:style style:name="gr78" style:family="graphic">
      <style:graphic-properties draw:stroke="none" svg:stroke-color="#000000" draw:fill="none" draw:fill-color="#ffffff" fo:min-height="62.76pt" style:run-through="foreground"/>
    </style:style>
    <style:style style:name="gr79" style:family="graphic">
      <style:graphic-properties draw:stroke="none" svg:stroke-color="#000000" draw:fill="none" draw:fill-color="#ffffff" fo:min-height="15.31pt" style:run-through="foreground"/>
    </style:style>
    <style:style style:name="gr80" style:family="graphic">
      <style:graphic-properties draw:stroke="none" svg:stroke-color="#000000" draw:fill="none" draw:fill-color="#ffffff" fo:min-height="23.44pt" style:run-through="foreground"/>
    </style:style>
    <style:style style:name="gr81" style:family="graphic">
      <style:graphic-properties draw:stroke="none" svg:stroke-color="#000000" draw:fill="none" draw:fill-color="#ffffff" fo:min-height="69.99pt" style:run-through="foreground"/>
    </style:style>
    <style:style style:name="gr82" style:family="graphic">
      <style:graphic-properties draw:stroke="none" svg:stroke-color="#000000" draw:fill="none" draw:fill-color="#ffffff" fo:min-height="128.75pt" style:run-through="foreground"/>
    </style:style>
    <style:style style:name="gr83" style:family="graphic">
      <style:graphic-properties draw:stroke="none" svg:stroke-color="#000000" draw:fill="none" draw:fill-color="#ffffff" fo:min-height="11.76pt" style:run-through="foreground"/>
    </style:style>
    <style:style style:name="gr84" style:family="graphic">
      <style:graphic-properties draw:stroke="none" svg:stroke-color="#000000" draw:fill="none" draw:fill-color="#ffffff" fo:min-height="18.06pt" style:run-through="foreground"/>
    </style:style>
    <style:style style:name="gr85" style:family="graphic">
      <style:graphic-properties svg:stroke-width="4pt" svg:stroke-color="#ffffff" draw:marker-start-width="15.99pt" draw:marker-end-width="15.99pt" draw:textarea-horizontal-align="center" draw:textarea-vertical-align="middle" fo:padding-top="2.01pt" fo:padding-bottom="2.01pt" fo:padding-left="2.01pt" fo:padding-right="2.01pt" style:run-through="foreground"/>
    </style:style>
    <style:style style:name="gr86" style:family="graphic">
      <style:graphic-properties draw:stroke="none" svg:stroke-color="#000000" draw:fill="none" draw:fill-color="#ffffff" fo:min-height="88.61pt" style:run-through="foreground"/>
    </style:style>
    <style:style style:name="gr87" style:family="graphic">
      <style:graphic-properties draw:stroke="none" svg:stroke-color="#000000" draw:fill="none" draw:fill-color="#ffffff" fo:min-height="34.04pt" style:run-through="foreground"/>
    </style:style>
    <style:style style:name="gr88" style:family="graphic">
      <style:graphic-properties draw:stroke="none" svg:stroke-color="#000000" draw:fill="none" draw:fill-color="#ffffff" fo:min-height="42.55pt" style:run-through="foreground"/>
    </style:style>
    <style:style style:name="gr89" style:family="graphic">
      <style:graphic-properties draw:stroke="none" svg:stroke-color="#000000" draw:fill="none" draw:fill-color="#ffffff" fo:min-height="9.04pt" style:run-through="foreground"/>
    </style:style>
    <style:style style:name="gr90" style:family="graphic">
      <style:graphic-properties draw:stroke="none" svg:stroke-color="#000000" draw:fill="none" draw:fill-color="#ffffff" fo:min-height="51.05pt" style:run-through="foreground"/>
    </style:style>
    <style:style style:name="gr91" style:family="graphic">
      <style:graphic-properties svg:stroke-width="4.51pt" svg:stroke-color="#ffffff" draw:marker-start-width="16.75pt" draw:marker-end-width="16.75pt" draw:textarea-horizontal-align="center" draw:textarea-vertical-align="middle" fo:padding-top="2.24pt" fo:padding-bottom="2.24pt" fo:padding-left="2.24pt" fo:padding-right="2.24pt" style:run-through="foreground"/>
    </style:style>
    <style:style style:name="gr92" style:family="graphic">
      <style:graphic-properties style:run-through="foreground" style:vertical-pos="from-top" style:vertical-rel="page" style:horizontal-pos="from-left" style:horizontal-rel="paragraph"/>
    </style:style>
    <style:style style:name="gr93" style:family="graphic">
      <style:graphic-properties draw:stroke="none" svg:stroke-color="#000000" draw:fill="none" draw:fill-color="#ffffff" fo:min-height="44.25pt" style:run-through="foreground"/>
    </style:style>
    <style:style style:name="gr94" style:family="graphic">
      <style:graphic-properties draw:stroke="none" svg:stroke-color="#000000" draw:fill="none" draw:fill-color="#ffffff" fo:min-height="66.56pt" style:run-through="foreground"/>
    </style:style>
    <style:style style:name="gr95" style:family="graphic">
      <style:graphic-properties draw:stroke="none" svg:stroke-color="#000000" draw:fill="none" draw:fill-color="#ffffff" fo:min-height="55.84pt" style:run-through="foreground"/>
    </style:style>
    <style:style style:name="gr96" style:family="graphic">
      <style:graphic-properties draw:stroke="none" svg:stroke-color="#000000" draw:fill="none" draw:fill-color="#ffffff" fo:min-height="55.3pt" style:run-through="foreground"/>
    </style:style>
    <style:style style:name="gr97" style:family="graphic">
      <style:graphic-properties draw:stroke="none" svg:stroke-color="#000000" draw:fill="none" draw:fill-color="#ffffff" fo:min-height="52.3pt" style:run-through="foreground"/>
    </style:style>
    <style:style style:name="gr98" style:family="graphic">
      <style:graphic-properties draw:stroke="dash" draw:stroke-dash="Fine_20_Dashed" svg:stroke-width="0.79pt" svg:stroke-color="#000000" draw:marker-start-width="11.2pt" draw:marker-end-width="11.2pt" draw:fill="none" draw:textarea-horizontal-align="center" draw:textarea-vertical-align="middle" fo:padding-top="0.4pt" fo:padding-bottom="0.4pt" fo:padding-left="0.4pt" fo:padding-right="0.4pt" style:run-through="foreground"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4" draw:z-index="0" draw:style-name="gr1">
        <draw:line draw:style-name="gr2" draw:text-style-name="P34" svg:x1="446pt" svg:y1="339.76pt" svg:x2="447.51pt" svg:y2="525.8pt">
          <text:p/>
        </draw:line>
        <draw:line draw:style-name="gr2" draw:text-style-name="P35" svg:x1="378.85pt" svg:y1="144.34pt" svg:x2="378.85pt" svg:y2="761.92pt">
          <text:p/>
        </draw:line>
        <draw:rect draw:style-name="gr3" draw:text-style-name="P35" svg:width="81.21pt" svg:height="26.76pt" svg:x="211.15pt" svg:y="118.26pt">
          <text:p text:style-name="P35"><text:span text:style-name="T8">HTML</text:span></text:p>
        </draw:rect>
        <draw:line draw:style-name="gr2" draw:text-style-name="P35" svg:x1="252.2pt" svg:y1="144.94pt" svg:x2="252.2pt" svg:y2="762.52pt">
          <text:p/>
        </draw:line>
        <draw:rect draw:style-name="gr3" draw:text-style-name="P35" svg:width="81.21pt" svg:height="26.76pt" svg:x="468.88pt" svg:y="118.26pt">
          <text:p text:style-name="P35"><text:span text:style-name="T8">サーバ</text:span></text:p>
        </draw:rect>
        <draw:line draw:style-name="gr2" draw:text-style-name="P35" svg:x1="508.62pt" svg:y1="144.94pt" svg:x2="508.62pt" svg:y2="762.52pt">
          <text:p/>
        </draw:line>
        <draw:rect draw:style-name="gr3" draw:text-style-name="P35" svg:width="81.21pt" svg:height="26.76pt" svg:x="79.54pt" svg:y="118.26pt">
          <text:p text:style-name="P35"><text:span text:style-name="T8">ユーザ</text:span></text:p>
        </draw:rect>
        <draw:line draw:style-name="gr2" draw:text-style-name="P35" svg:x1="121.35pt" svg:y1="144.94pt" svg:x2="121.35pt" svg:y2="762.52pt">
          <text:p/>
        </draw:line>
        <draw:frame draw:style-name="gr4" draw:text-style-name="P36" svg:width="106.58pt" svg:height="36.28pt" svg:x="131.98pt" svg:y="282.44pt">
          <draw:text-box>
            <text:p><text:span text:style-name="T9">3.0:</text:span></text:p>
            <text:p><text:span text:style-name="T9">設定ボタン</text:span><text:span text:style-name="T9">(</text:span><text:span text:style-name="T9">リンクリストのボタン</text:span><text:span text:style-name="T9">)</text:span><text:span text:style-name="T9">をクリックする</text:span></text:p>
          </draw:text-box>
        </draw:frame>
        <draw:frame draw:style-name="gr5" draw:text-style-name="P36" svg:width="113.39pt" svg:height="81.98pt" svg:x="260.08pt" svg:y="289.16pt">
          <draw:text-box>
            <text:p><text:span text:style-name="T9">3.1:</text:span></text:p>
            <text:p><text:span text:style-name="T9">設定ボタン</text:span><text:span text:style-name="T9">(</text:span><text:span text:style-name="T9">リンクリストのボタン</text:span><text:span text:style-name="T9">)</text:span><text:span text:style-name="T9">がクリックされたイベントのコールバック関数が実行される。</text:span><text:span text:style-name="T9"><text:line-break/></text:span><text:span text:style-name="T9">$(document).on('click', '.setting-button', function({});</text:span></text:p>
          </draw:text-box>
        </draw:frame>
        <draw:frame draw:style-name="gr6" draw:text-style-name="P36" svg:width="57.43pt" svg:height="70.27pt" svg:x="390.3pt" svg:y="339.76pt">
          <draw:text-box>
            <text:p><text:span text:style-name="T9">3.2:</text:span></text:p>
            <text:p><text:span text:style-name="T9">リンクリストを表示させる関数をコールする。</text:span></text:p>
            <text:p><text:span text:style-name="T9">showLinkList();</text:span></text:p>
          </draw:text-box>
        </draw:frame>
        <draw:frame draw:style-name="gr7" draw:text-style-name="P36" svg:width="130.62pt" svg:height="51.17pt" svg:x="256.9pt" svg:y="416.95pt">
          <draw:text-box>
            <text:p><text:span text:style-name="T9">3.3:</text:span></text:p>
            <text:p><text:span text:style-name="T9">非表示にしてあったリンクリストを表示する。</text:span><text:span text:style-name="T9"><text:line-break/></text:span><text:span text:style-name="T9">$('#modal').dialog('open');</text:span></text:p>
          </draw:text-box>
        </draw:frame>
        <draw:rect draw:style-name="gr8" draw:text-style-name="P35" svg:width="9.61pt" svg:height="41.78pt" svg:x="116.79pt" svg:y="276.94pt">
          <text:p/>
        </draw:rect>
        <draw:rect draw:style-name="gr8" draw:text-style-name="P34" svg:width="9.78pt" svg:height="40.28pt" svg:x="247.15pt" svg:y="318.7pt">
          <text:p/>
        </draw:rect>
        <draw:line draw:style-name="gr9" draw:text-style-name="P35" svg:x1="121.35pt" svg:y1="318.67pt" svg:x2="247.12pt" svg:y2="318.67pt">
          <text:p/>
        </draw:line>
        <draw:rect draw:style-name="gr3" draw:text-style-name="P34" svg:width="81.21pt" svg:height="26.82pt" svg:x="338.29pt" svg:y="117.55pt">
          <text:p text:style-name="P35"><text:span text:style-name="T8">JavaScript</text:span></text:p>
        </draw:rect>
        <draw:rect draw:style-name="gr8" draw:text-style-name="P34" svg:width="9.81pt" svg:height="41.58pt" svg:x="373.44pt" svg:y="359.01pt">
          <text:p/>
        </draw:rect>
        <draw:line draw:style-name="gr9" draw:text-style-name="P35" svg:x1="252.2pt" svg:y1="358.92pt" svg:x2="379.42pt" svg:y2="358.92pt">
          <text:p/>
        </draw:line>
        <draw:rect draw:style-name="gr3" draw:text-style-name="P37" svg:width="67.83pt" svg:height="16.41pt" svg:x="414.2pt" svg:y="323.35pt">
          <text:p><text:span text:style-name="T10">showLinkList()</text:span></text:p>
        </draw:rect>
        <draw:line draw:style-name="gr9" draw:text-style-name="P35" svg:x1="378.85pt" svg:y1="400.45pt" svg:x2="441.18pt" svg:y2="400.45pt">
          <text:p/>
        </draw:line>
        <draw:rect draw:style-name="gr8" draw:text-style-name="P34" svg:width="9.81pt" svg:height="58.96pt" svg:x="441.24pt" svg:y="400.56pt">
          <text:p/>
        </draw:rect>
        <draw:rect draw:style-name="gr8" draw:text-style-name="P34" svg:width="9.78pt" svg:height="37.98pt" svg:x="247.15pt" svg:y="459.67pt">
          <text:p/>
        </draw:rect>
        <draw:line draw:style-name="gr10" draw:text-style-name="P35" svg:x1="256.9pt" svg:y1="459.55pt" svg:x2="441.24pt" svg:y2="459.55pt">
          <text:p/>
        </draw:line>
        <draw:rect draw:style-name="gr11" draw:text-style-name="P35" svg:width="497.37pt" svg:height="302.49pt" svg:x="65.79pt" svg:y="242.16pt">
          <text:p/>
        </draw:rect>
      </draw:g>
      <draw:line text:anchor-type="page" text:anchor-page-number="22" draw:z-index="1" draw:style-name="gr12" draw:text-style-name="P35" svg:x1="-183.54pt" svg:y1="771pt" svg:x2="296.45pt" svg:y2="769.75pt">
        <text:p/>
      </draw:line>
      <draw:g text:anchor-type="page" text:anchor-page-number="4" draw:z-index="3" draw:style-name="gr1">
        <draw:g draw:style-name="gr22">
          <draw:rect draw:style-name="gr3" draw:text-style-name="P35" svg:width="81.21pt" svg:height="26.76pt" svg:x="71.83pt" svg:y="117.95pt">
            <text:p text:style-name="P35"><text:span text:style-name="T8">ユーザ</text:span></text:p>
          </draw:rect>
          <draw:line draw:style-name="gr2" draw:text-style-name="P35" svg:x1="113.7pt" svg:y1="144.62pt" svg:x2="113.7pt" svg:y2="762.21pt">
            <text:p/>
          </draw:line>
        </draw:g>
        <draw:g draw:style-name="gr22">
          <draw:rect draw:style-name="gr3" draw:text-style-name="P35" svg:width="81.38pt" svg:height="26.82pt" svg:x="203.73pt" svg:y="117.98pt">
            <text:p text:style-name="P35"><text:span text:style-name="T8">HTML</text:span></text:p>
          </draw:rect>
          <draw:line draw:style-name="gr2" draw:text-style-name="P35" svg:x1="245pt" svg:y1="144.65pt" svg:x2="245pt" svg:y2="763.6pt">
            <text:p/>
          </draw:line>
        </draw:g>
        <draw:g draw:style-name="gr22">
          <draw:rect draw:style-name="gr3" draw:text-style-name="P35" svg:width="81.38pt" svg:height="26.82pt" svg:x="462.05pt" svg:y="117.98pt">
            <text:p text:style-name="P35"><text:span text:style-name="T8">サーバ</text:span></text:p>
          </draw:rect>
          <draw:line draw:style-name="gr2" draw:text-style-name="P35" svg:x1="501.87pt" svg:y1="144.65pt" svg:x2="501.87pt" svg:y2="763.6pt">
            <text:p/>
          </draw:line>
        </draw:g>
        <draw:g draw:style-name="gr22">
          <draw:rect draw:style-name="gr3" draw:text-style-name="P34" svg:width="81.41pt" svg:height="26.87pt" svg:x="331.14pt" svg:y="117.24pt">
            <text:p text:style-name="P35"><text:span text:style-name="T8">JavaScript</text:span></text:p>
          </draw:rect>
          <draw:line draw:style-name="gr2" draw:text-style-name="P35" svg:x1="371.85pt" svg:y1="144pt" svg:x2="371.85pt" svg:y2="762.94pt">
            <text:p/>
          </draw:line>
        </draw:g>
        <draw:rect draw:style-name="gr8" draw:text-style-name="P35" svg:width="9.61pt" svg:height="39.12pt" svg:x="107.55pt" svg:y="223.09pt">
          <text:p/>
        </draw:rect>
        <draw:frame draw:style-name="gr23" draw:text-style-name="P36" svg:width="108.37pt" svg:height="22.48pt" svg:x="126.43pt" svg:y="233.04pt">
          <draw:text-box>
            <text:p><text:span text:style-name="T9">2.0:</text:span><text:span text:style-name="T9"><text:line-break/></text:span><text:span text:style-name="T9">登録ボタンをクリックする</text:span></text:p>
          </draw:text-box>
        </draw:frame>
        <draw:frame draw:style-name="gr24" draw:text-style-name="P36" svg:width="114.01pt" svg:height="59.27pt" svg:x="257.05pt" svg:y="249.53pt">
          <draw:text-box>
            <text:p><text:span text:style-name="T9">2.1:</text:span></text:p>
            <text:p><text:span text:style-name="T9">登録ボタンが押されたイベントのコールバック関数が実行される。</text:span></text:p>
            <text:p><text:span text:style-name="T9">$(document).on('click', <text:s/>'.add-confirm:first', function(){});</text:span></text:p>
          </draw:text-box>
        </draw:frame>
        <draw:frame draw:style-name="gr25" draw:text-style-name="P36" svg:width="50.91pt" svg:height="78.01pt" svg:x="381.88pt" svg:y="306.28pt">
          <draw:text-box>
            <text:p><text:span text:style-name="T9">2.2:</text:span></text:p>
            <text:p><text:span text:style-name="T9">最前面のページを消す関数がコールされる。</text:span></text:p>
            <text:p><text:span text:style-name="T9">disappearPage();</text:span></text:p>
          </draw:text-box>
        </draw:frame>
        <draw:frame draw:style-name="gr26" draw:text-style-name="P36" svg:width="111.71pt" svg:height="51.34pt" svg:x="251.35pt" svg:y="355.04pt">
          <draw:text-box>
            <text:p><text:span text:style-name="T9">2.3:</text:span></text:p>
            <text:p><text:span text:style-name="T9">最前面のページを閉じる</text:span><text:span text:style-name="T9"><text:line-break/></text:span><text:span text:style-name="T9">$('.page:first', document).remove();</text:span></text:p>
          </draw:text-box>
        </draw:frame>
        <draw:frame draw:style-name="gr27" draw:text-style-name="P36" svg:width="104.12pt" svg:height="49.12pt" svg:x="261.75pt" svg:y="417.03pt">
          <draw:text-box>
            <text:p><text:span text:style-name="T9">2.4:</text:span></text:p>
            <text:p><text:span text:style-name="T9">ひとつ前のページを表示する</text:span><text:span text:style-name="T9"><text:line-break/></text:span><text:span text:style-name="T9">$('.page:first', document).remove();</text:span></text:p>
          </draw:text-box>
        </draw:frame>
        <draw:rect draw:style-name="gr8" draw:text-style-name="P35" svg:width="9.67pt" svg:height="48.87pt" svg:x="241.4pt" svg:y="262.2pt">
          <text:p/>
        </draw:rect>
        <draw:rect draw:style-name="gr8" draw:text-style-name="P35" svg:width="9.67pt" svg:height="61.03pt" svg:x="366.18pt" svg:y="311.05pt">
          <text:p/>
        </draw:rect>
        <draw:line draw:style-name="gr9" draw:text-style-name="P35" svg:x1="113.7pt" svg:y1="262.2pt" svg:x2="244.94pt" svg:y2="262.2pt">
          <text:p/>
        </draw:line>
        <draw:line draw:style-name="gr9" draw:text-style-name="P35" svg:x1="245.85pt" svg:y1="311.1pt" svg:x2="371.91pt" svg:y2="311.1pt">
          <text:p/>
        </draw:line>
        <draw:rect draw:style-name="gr3" draw:text-style-name="P39" svg:width="67.97pt" svg:height="16.47pt" svg:x="404.05pt" svg:y="285.9pt">
          <text:p><text:span text:style-name="T11">disappearPage()</text:span></text:p>
        </draw:rect>
        <draw:line draw:style-name="gr2" draw:text-style-name="P34" svg:x1="437.53pt" svg:y1="301.58pt" svg:x2="439.03pt" svg:y2="487.62pt">
          <text:p/>
        </draw:line>
        <draw:line draw:style-name="gr9" draw:text-style-name="P35" svg:x1="371.85pt" svg:y1="371.88pt" svg:x2="434.32pt" svg:y2="371.88pt">
          <text:p/>
        </draw:line>
        <draw:rect draw:style-name="gr8" draw:text-style-name="P35" svg:width="9.61pt" svg:height="98.53pt" svg:x="434.3pt" svg:y="371.14pt">
          <text:p/>
        </draw:rect>
        <draw:rect draw:style-name="gr8" draw:text-style-name="P35" svg:width="9.61pt" svg:height="48.13pt" svg:x="239.98pt" svg:y="469.7pt">
          <text:p/>
        </draw:rect>
        <draw:line draw:style-name="gr10" draw:text-style-name="P35" svg:x1="249.62pt" svg:y1="401.53pt" svg:x2="434.35pt" svg:y2="401.53pt">
          <text:p/>
        </draw:line>
        <draw:line draw:style-name="gr10" draw:text-style-name="P35" svg:x1="249.62pt" svg:y1="469.7pt" svg:x2="434.35pt" svg:y2="469.7pt">
          <text:p/>
        </draw:line>
        <draw:rect draw:style-name="gr11" draw:text-style-name="P35" svg:width="497.37pt" svg:height="362.18pt" svg:x="56.44pt" svg:y="183pt">
          <text:p/>
        </draw:rect>
        <draw:rect draw:style-name="gr8" draw:text-style-name="P35" svg:width="9.61pt" svg:height="48.13pt" svg:x="239.98pt" svg:y="401.58pt">
          <text:p/>
        </draw:rect>
      </draw:g>
      <draw:g text:anchor-type="page" text:anchor-page-number="5" draw:z-index="4" draw:style-name="gr1">
        <draw:line draw:style-name="gr2" draw:text-style-name="P34" svg:x1="446pt" svg:y1="322.92pt" svg:x2="447.51pt" svg:y2="508.96pt">
          <text:p/>
        </draw:line>
        <draw:line draw:style-name="gr2" draw:text-style-name="P35" svg:x1="378.85pt" svg:y1="127.47pt" svg:x2="378.85pt" svg:y2="745.06pt">
          <text:p/>
        </draw:line>
        <draw:rect draw:style-name="gr3" draw:text-style-name="P35" svg:width="81.21pt" svg:height="26.76pt" svg:x="211.15pt" svg:y="101.4pt">
          <text:p text:style-name="P35"><text:span text:style-name="T8">HTML</text:span></text:p>
        </draw:rect>
        <draw:line draw:style-name="gr2" draw:text-style-name="P35" svg:x1="252.2pt" svg:y1="128.1pt" svg:x2="252.2pt" svg:y2="745.68pt">
          <text:p/>
        </draw:line>
        <draw:rect draw:style-name="gr3" draw:text-style-name="P35" svg:width="81.21pt" svg:height="26.76pt" svg:x="468.88pt" svg:y="101.4pt">
          <text:p text:style-name="P35"><text:span text:style-name="T8">サーバ</text:span></text:p>
        </draw:rect>
        <draw:line draw:style-name="gr2" draw:text-style-name="P35" svg:x1="508.62pt" svg:y1="128.1pt" svg:x2="508.62pt" svg:y2="745.68pt">
          <text:p/>
        </draw:line>
        <draw:rect draw:style-name="gr3" draw:text-style-name="P35" svg:width="81.21pt" svg:height="26.76pt" svg:x="79.54pt" svg:y="101.4pt">
          <text:p text:style-name="P35"><text:span text:style-name="T8">ユーザ</text:span></text:p>
        </draw:rect>
        <draw:line draw:style-name="gr2" draw:text-style-name="P35" svg:x1="121.35pt" svg:y1="128.1pt" svg:x2="121.35pt" svg:y2="745.68pt">
          <text:p/>
        </draw:line>
        <draw:frame draw:style-name="gr4" draw:text-style-name="P36" svg:width="106.58pt" svg:height="36.28pt" svg:x="131.98pt" svg:y="265.58pt">
          <draw:text-box>
            <text:p><text:span text:style-name="T9">3.0:</text:span></text:p>
            <text:p><text:span text:style-name="T9">設定ボタン</text:span><text:span text:style-name="T9">(</text:span><text:span text:style-name="T9">リンクリストのボタン</text:span><text:span text:style-name="T9">)</text:span><text:span text:style-name="T9">をクリックする</text:span></text:p>
          </draw:text-box>
        </draw:frame>
        <draw:frame draw:style-name="gr5" draw:text-style-name="P36" svg:width="113.39pt" svg:height="81.98pt" svg:x="260.08pt" svg:y="272.3pt">
          <draw:text-box>
            <text:p><text:span text:style-name="T9">3.1:</text:span></text:p>
            <text:p><text:span text:style-name="T9">設定ボタン</text:span><text:span text:style-name="T9">(</text:span><text:span text:style-name="T9">リンクリストのボタン</text:span><text:span text:style-name="T9">)</text:span><text:span text:style-name="T9">がクリックされたイベントのコールバック関数が実行される。</text:span><text:span text:style-name="T9"><text:line-break/></text:span><text:span text:style-name="T9">$(document).on('click', '.setting-button', function({});</text:span></text:p>
          </draw:text-box>
        </draw:frame>
        <draw:frame draw:style-name="gr6" draw:text-style-name="P36" svg:width="57.43pt" svg:height="70.27pt" svg:x="390.3pt" svg:y="322.89pt">
          <draw:text-box>
            <text:p><text:span text:style-name="T9">3.2:</text:span></text:p>
            <text:p><text:span text:style-name="T9">リンクリストを表示させる関数をコールする。</text:span></text:p>
            <text:p><text:span text:style-name="T9">showLinkList();</text:span></text:p>
          </draw:text-box>
        </draw:frame>
        <draw:frame draw:style-name="gr7" draw:text-style-name="P36" svg:width="130.62pt" svg:height="51.17pt" svg:x="256.9pt" svg:y="400.08pt">
          <draw:text-box>
            <text:p><text:span text:style-name="T9">3.3:</text:span></text:p>
            <text:p><text:span text:style-name="T9">非表示にしてあったリンクリストを表示する。</text:span><text:span text:style-name="T9"><text:line-break/></text:span><text:span text:style-name="T9">$('#modal').dialog('open');</text:span></text:p>
          </draw:text-box>
        </draw:frame>
        <draw:rect draw:style-name="gr8" draw:text-style-name="P35" svg:width="9.61pt" svg:height="41.78pt" svg:x="116.79pt" svg:y="260.08pt">
          <text:p/>
        </draw:rect>
        <draw:rect draw:style-name="gr8" draw:text-style-name="P34" svg:width="9.78pt" svg:height="40.28pt" svg:x="247.15pt" svg:y="301.83pt">
          <text:p/>
        </draw:rect>
        <draw:line draw:style-name="gr9" draw:text-style-name="P35" svg:x1="121.35pt" svg:y1="301.8pt" svg:x2="247.12pt" svg:y2="301.8pt">
          <text:p/>
        </draw:line>
        <draw:rect draw:style-name="gr3" draw:text-style-name="P34" svg:width="81.21pt" svg:height="26.82pt" svg:x="338.29pt" svg:y="100.69pt">
          <text:p text:style-name="P35"><text:span text:style-name="T8">JavaScript</text:span></text:p>
        </draw:rect>
        <draw:rect draw:style-name="gr8" draw:text-style-name="P34" svg:width="9.81pt" svg:height="41.58pt" svg:x="373.44pt" svg:y="342.14pt">
          <text:p/>
        </draw:rect>
        <draw:line draw:style-name="gr9" draw:text-style-name="P35" svg:x1="252.2pt" svg:y1="342.06pt" svg:x2="379.42pt" svg:y2="342.06pt">
          <text:p/>
        </draw:line>
        <draw:rect draw:style-name="gr3" draw:text-style-name="P37" svg:width="67.83pt" svg:height="16.41pt" svg:x="414.2pt" svg:y="306.48pt">
          <text:p><text:span text:style-name="T10">showLinkList()</text:span></text:p>
        </draw:rect>
        <draw:line draw:style-name="gr9" draw:text-style-name="P35" svg:x1="378.85pt" svg:y1="383.58pt" svg:x2="441.18pt" svg:y2="383.58pt">
          <text:p/>
        </draw:line>
        <draw:rect draw:style-name="gr8" draw:text-style-name="P34" svg:width="9.81pt" svg:height="58.96pt" svg:x="441.24pt" svg:y="383.7pt">
          <text:p/>
        </draw:rect>
        <draw:rect draw:style-name="gr8" draw:text-style-name="P34" svg:width="9.78pt" svg:height="37.98pt" svg:x="247.15pt" svg:y="442.8pt">
          <text:p/>
        </draw:rect>
        <draw:line draw:style-name="gr10" draw:text-style-name="P35" svg:x1="256.9pt" svg:y1="442.71pt" svg:x2="441.24pt" svg:y2="442.71pt">
          <text:p/>
        </draw:line>
        <draw:rect draw:style-name="gr11" draw:text-style-name="P35" svg:width="497.37pt" svg:height="302.49pt" svg:x="65.79pt" svg:y="225.3pt">
          <text:p/>
        </draw:rect>
      </draw:g>
      <draw:g text:anchor-type="page" text:anchor-page-number="6" draw:z-index="5" draw:style-name="gr1">
        <draw:g draw:style-name="gr22">
          <draw:rect draw:style-name="gr3" draw:text-style-name="P35" svg:width="81.21pt" svg:height="26.14pt" svg:x="203.56pt" svg:y="128.61pt">
            <text:p text:style-name="P35"><text:span text:style-name="T8">HTML</text:span></text:p>
          </draw:rect>
          <draw:line draw:style-name="gr2" draw:text-style-name="P35" svg:x1="244.6pt" svg:y1="154.63pt" svg:x2="244.6pt" svg:y2="757.45pt">
            <text:p/>
          </draw:line>
        </draw:g>
        <draw:g draw:style-name="gr22">
          <draw:rect draw:style-name="gr3" draw:text-style-name="P35" svg:width="81.21pt" svg:height="26.14pt" svg:x="461.28pt" svg:y="127.76pt">
            <text:p text:style-name="P35"><text:span text:style-name="T8">サーバ</text:span></text:p>
          </draw:rect>
          <draw:line draw:style-name="gr2" draw:text-style-name="P35" svg:x1="501.02pt" svg:y1="153.78pt" svg:x2="501.02pt" svg:y2="756.45pt">
            <text:p/>
          </draw:line>
        </draw:g>
        <draw:rect draw:style-name="gr3" draw:text-style-name="P35" svg:width="81.21pt" svg:height="26.76pt" svg:x="71.94pt" svg:y="129.46pt">
          <text:p text:style-name="P35"><text:span text:style-name="T8">ユーザ</text:span></text:p>
        </draw:rect>
        <draw:line draw:style-name="gr2" draw:text-style-name="P35" svg:x1="113.75pt" svg:y1="156.25pt" svg:x2="113.75pt" svg:y2="756.06pt">
          <text:p/>
        </draw:line>
        <draw:g draw:style-name="gr22">
          <draw:rect draw:style-name="gr3" draw:text-style-name="P34" svg:width="81.21pt" svg:height="26.14pt" svg:x="330.69pt" svg:y="128.72pt">
            <text:p text:style-name="P35"><text:span text:style-name="T8">JavaScript</text:span></text:p>
          </draw:rect>
          <draw:line draw:style-name="gr2" draw:text-style-name="P35" svg:x1="371.25pt" svg:y1="154.8pt" svg:x2="371.25pt" svg:y2="756.51pt">
            <text:p/>
          </draw:line>
        </draw:g>
        <draw:rect draw:style-name="gr8" draw:text-style-name="P35" svg:width="9.61pt" svg:height="40.88pt" svg:x="107.6pt" svg:y="239.56pt">
          <text:p/>
        </draw:rect>
        <draw:frame draw:style-name="gr28" draw:text-style-name="P36" svg:width="116.02pt" svg:height="27.07pt" svg:x="121.89pt" svg:y="245.11pt">
          <draw:text-box>
            <text:p><text:span text:style-name="T9">4.0:</text:span></text:p>
            <text:p><text:span text:style-name="T9">コンボボックス横のボタンをクリックする。</text:span></text:p>
          </draw:text-box>
        </draw:frame>
        <draw:frame draw:style-name="gr29" draw:text-style-name="P36" svg:width="108.17pt" svg:height="88.47pt" svg:x="256.79pt" svg:y="251.12pt">
          <draw:text-box>
            <text:p><text:span text:style-name="T9">4.1:</text:span></text:p>
            <text:p><text:span text:style-name="T9">コンボボックス生成時にボタンに登録されたクリックイベントのコールバック関数が実行される。</text:span></text:p>
            <text:p><text:span text:style-name="T9">$('&lt;button&gt;').addClass( "custom-combobox-toggle" )click(function(){});</text:span></text:p>
          </draw:text-box>
        </draw:frame>
        <draw:frame draw:style-name="gr6" draw:text-style-name="P36" svg:width="56.83pt" svg:height="70.27pt" svg:x="381.54pt" svg:y="335.96pt">
          <draw:text-box>
            <text:p><text:span text:style-name="T9">4.2.</text:span></text:p>
            <text:p><text:span text:style-name="T9">空のサーチを行う。</text:span></text:p>
            <text:p><text:span text:style-name="T9">input.autocomplete( "search", "" );</text:span></text:p>
          </draw:text-box>
        </draw:frame>
        <draw:frame draw:style-name="gr30" draw:text-style-name="P36" svg:width="103.92pt" svg:height="70.19pt" svg:x="262.86pt" svg:y="383.95pt">
          <draw:text-box>
            <text:p><text:span text:style-name="T9">4.3:</text:span></text:p>
            <text:p><text:span text:style-name="T9">プルダウンメニューを絞り込みなしで表示する。</text:span></text:p>
            <text:p><text:span text:style-name="T9">input.autocomplete({response:function(){$('.ui-autocomplete:visible').toggle();}})</text:span></text:p>
          </draw:text-box>
        </draw:frame>
        <draw:rect draw:style-name="gr8" draw:text-style-name="P35" svg:width="9.61pt" svg:height="64.91pt" svg:x="241.14pt" svg:y="280.52pt">
          <text:p/>
        </draw:rect>
        <draw:rect draw:style-name="gr8" draw:text-style-name="P35" svg:width="9.61pt" svg:height="51.48pt" svg:x="367.09pt" svg:y="345.4pt">
          <text:p/>
        </draw:rect>
        <draw:line draw:style-name="gr9" draw:text-style-name="P35" svg:x1="113.75pt" svg:y1="280.43pt" svg:x2="239.53pt" svg:y2="280.43pt">
          <text:p/>
        </draw:line>
        <draw:line draw:style-name="gr9" draw:text-style-name="P35" svg:x1="246.95pt" svg:y1="345.4pt" svg:x2="372.73pt" svg:y2="345.4pt">
          <text:p/>
        </draw:line>
        <draw:rect draw:style-name="gr3" draw:text-style-name="P37" svg:width="83.96pt" svg:height="16.41pt" svg:x="397.19pt" svg:y="303.17pt">
          <text:p><text:span text:style-name="T10">input.autocomplete()</text:span></text:p>
        </draw:rect>
        <draw:line draw:style-name="gr2" draw:text-style-name="P34" svg:x1="438.35pt" svg:y1="319.55pt" svg:x2="439.65pt" svg:y2="492.86pt">
          <text:p/>
        </draw:line>
        <draw:line draw:style-name="gr9" draw:text-style-name="P35" svg:x1="371.25pt" svg:y1="396.88pt" svg:x2="433.59pt" svg:y2="396.88pt">
          <text:p/>
        </draw:line>
        <draw:rect draw:style-name="gr8" draw:text-style-name="P35" svg:width="9.61pt" svg:height="57.26pt" svg:x="435.09pt" svg:y="396.85pt">
          <text:p/>
        </draw:rect>
        <draw:rect draw:style-name="gr8" draw:text-style-name="P35" svg:width="9.61pt" svg:height="51.62pt" svg:x="241.14pt" svg:y="454.11pt">
          <text:p/>
        </draw:rect>
        <draw:line draw:style-name="gr10" draw:text-style-name="P35" svg:x1="250.75pt" svg:y1="454.08pt" svg:x2="435.09pt" svg:y2="454.08pt">
          <text:p/>
        </draw:line>
        <draw:rect draw:style-name="gr11" draw:text-style-name="P35" svg:width="497.37pt" svg:height="334.66pt" svg:x="58.2pt" svg:y="187.06pt">
          <text:p/>
        </draw:rect>
      </draw:g>
      <draw:g text:anchor-type="page" text:anchor-page-number="7" draw:z-index="6" draw:style-name="gr1">
        <draw:rect draw:style-name="gr3" draw:text-style-name="P35" svg:width="81.67pt" svg:height="26.93pt" svg:x="191.51pt" svg:y="120.76pt">
          <text:p text:style-name="P35"><text:span text:style-name="T8">HTML</text:span></text:p>
        </draw:rect>
        <draw:line draw:style-name="gr2" draw:text-style-name="P35" svg:x1="232.81pt" svg:y1="147.66pt" svg:x2="232.81pt" svg:y2="757.56pt">
          <text:p/>
        </draw:line>
        <draw:g draw:style-name="gr22">
          <draw:rect draw:style-name="gr3" draw:text-style-name="P35" svg:width="81.67pt" svg:height="26.93pt" svg:x="450.77pt" svg:y="120.76pt">
            <text:p text:style-name="P35"><text:span text:style-name="T8">サーバ</text:span></text:p>
          </draw:rect>
          <draw:line draw:style-name="gr2" draw:text-style-name="P35" svg:x1="490.65pt" svg:y1="147.66pt" svg:x2="490.65pt" svg:y2="745.77pt">
            <text:p/>
          </draw:line>
        </draw:g>
        <draw:rect draw:style-name="gr3" draw:text-style-name="P35" svg:width="81.67pt" svg:height="26.93pt" svg:x="59.07pt" svg:y="120.76pt">
          <text:p text:style-name="P35"><text:span text:style-name="T8">ユーザ</text:span></text:p>
        </draw:rect>
        <draw:line draw:style-name="gr2" draw:text-style-name="P35" svg:x1="101.06pt" svg:y1="147.66pt" svg:x2="101.06pt" svg:y2="757.5pt">
          <text:p/>
        </draw:line>
        <draw:frame draw:style-name="gr31" draw:text-style-name="P36" svg:width="115.71pt" svg:height="59.33pt" svg:x="112pt" svg:y="237.66pt">
          <draw:text-box>
            <text:p><text:span text:style-name="T9"/></text:p>
            <text:p><text:span text:style-name="T9"/></text:p>
            <text:p><text:span text:style-name="T9">5.0:</text:span></text:p>
            <text:p><text:span text:style-name="T9">コンボボックスのプルダウンメニューの項目を選択する。</text:span></text:p>
          </draw:text-box>
        </draw:frame>
        <draw:frame draw:style-name="gr5" draw:text-style-name="P36" svg:width="119.57pt" svg:height="81.98pt" svg:x="237.57pt" svg:y="264.39pt">
          <draw:text-box>
            <text:p><text:span text:style-name="T9">5.1:</text:span><text:span text:style-name="T9"><text:line-break/></text:span><text:span text:style-name="T9">コンボボックスのプルダウンメニューが選択されたイベントのコールバック関数が実行される。</text:span></text:p>
            <text:p><text:span text:style-name="T9">autocompleteselect: function( event, ui ) {});</text:span></text:p>
          </draw:text-box>
        </draw:frame>
        <draw:frame draw:style-name="gr32" draw:text-style-name="P36" svg:width="57.77pt" svg:height="117.07pt" svg:x="371.71pt" svg:y="309.74pt">
          <draw:text-box>
            <text:p><text:span text:style-name="T9">5.2</text:span></text:p>
            <text:p><text:span text:style-name="T9">jQuery UI Autocomplete</text:span><text:span text:style-name="T9">の</text:span><text:span text:style-name="T9">select</text:span><text:span text:style-name="T9">イベントを走らせる。</text:span></text:p>
            <text:p><text:span text:style-name="T9">this._trigger( "select", event, {item:ui.item.option});</text:span></text:p>
          </draw:text-box>
        </draw:frame>
        <draw:frame draw:style-name="gr33" draw:text-style-name="P36" svg:width="116.16pt" svg:height="51.53pt" svg:x="235.7pt" svg:y="427.89pt">
          <draw:text-box>
            <text:p><text:span text:style-name="T9">5.3:</text:span></text:p>
            <text:p><text:span text:style-name="T9">該当するテキストボックスの内容が書き換えられる。</text:span></text:p>
          </draw:text-box>
        </draw:frame>
        <draw:rect draw:style-name="gr8" draw:text-style-name="P35" svg:width="9.67pt" svg:height="34.58pt" svg:x="96.55pt" svg:y="253.98pt">
          <text:p/>
        </draw:rect>
        <draw:rect draw:style-name="gr8" draw:text-style-name="P34" svg:width="9.86pt" svg:height="49.92pt" svg:x="227.71pt" svg:y="288.54pt">
          <text:p/>
        </draw:rect>
        <draw:line draw:style-name="gr9" draw:text-style-name="P35" svg:x1="101.06pt" svg:y1="288.54pt" svg:x2="227.59pt" svg:y2="288.54pt">
          <text:p/>
        </draw:line>
        <draw:rect draw:style-name="gr3" draw:text-style-name="P34" svg:width="81.78pt" svg:height="26.99pt" svg:x="319.35pt" svg:y="120.05pt">
          <text:p text:style-name="P35"><text:span text:style-name="T8">JavaScript</text:span></text:p>
        </draw:rect>
        <draw:line draw:style-name="gr2" draw:text-style-name="P35" svg:x1="360.26pt" svg:y1="146.81pt" svg:x2="360.26pt" svg:y2="757.56pt">
          <text:p/>
        </draw:line>
        <draw:rect draw:style-name="gr8" draw:text-style-name="P34" svg:width="9.86pt" svg:height="67.12pt" svg:x="354.76pt" svg:y="338.46pt">
          <text:p/>
        </draw:rect>
        <draw:line draw:style-name="gr9" draw:text-style-name="P35" svg:x1="232.81pt" svg:y1="338.43pt" svg:x2="360.79pt" svg:y2="338.43pt">
          <text:p/>
        </draw:line>
        <draw:rect draw:style-name="gr3" draw:text-style-name="P37" svg:width="99.33pt" svg:height="16.53pt" svg:x="377.91pt" svg:y="257.9pt">
          <text:p><text:span text:style-name="T10">jQuery UI Autocomplete</text:span></text:p>
        </draw:rect>
        <draw:line draw:style-name="gr2" draw:text-style-name="P34" svg:x1="428.6pt" svg:y1="274.39pt" svg:x2="430.95pt" svg:y2="513.24pt">
          <text:p/>
        </draw:line>
        <draw:line draw:style-name="gr9" draw:text-style-name="P35" svg:x1="364.65pt" svg:y1="405.16pt" svg:x2="427.35pt" svg:y2="405.16pt">
          <text:p/>
        </draw:line>
        <draw:rect draw:style-name="gr8" draw:text-style-name="P34" svg:width="11.11pt" svg:height="59.39pt" svg:x="424.35pt" svg:y="405.24pt">
          <text:p/>
        </draw:rect>
        <draw:rect draw:style-name="gr8" draw:text-style-name="P34" svg:width="9.81pt" svg:height="38.21pt" svg:x="225.92pt" svg:y="464.68pt">
          <text:p/>
        </draw:rect>
        <draw:line draw:style-name="gr10" draw:text-style-name="P35" svg:x1="235.73pt" svg:y1="464.6pt" svg:x2="429.51pt" svg:y2="464.46pt">
          <text:p/>
        </draw:line>
        <draw:rect draw:style-name="gr11" draw:text-style-name="P35" svg:width="480.53pt" svg:height="345.26pt" svg:x="57.26pt" svg:y="193.35pt">
          <text:p/>
        </draw:rect>
      </draw:g>
      <draw:g text:anchor-type="page" text:anchor-page-number="8" draw:z-index="7" draw:style-name="gr1">
        <draw:rect draw:style-name="gr3" draw:text-style-name="P35" svg:width="81.67pt" svg:height="26.93pt" svg:x="191.51pt" svg:y="130pt">
          <text:p text:style-name="P35"><text:span text:style-name="T8">HTML</text:span></text:p>
        </draw:rect>
        <draw:line draw:style-name="gr2" draw:text-style-name="P35" svg:x1="232.81pt" svg:y1="155.42pt" svg:x2="232.81pt" svg:y2="757.16pt">
          <text:p/>
        </draw:line>
        <draw:rect draw:style-name="gr3" draw:text-style-name="P35" svg:width="81.67pt" svg:height="26.93pt" svg:x="450.77pt" svg:y="130pt">
          <text:p text:style-name="P35"><text:span text:style-name="T8">サーバ</text:span></text:p>
        </draw:rect>
        <draw:line draw:style-name="gr2" draw:text-style-name="P35" svg:x1="490.65pt" svg:y1="155.42pt" svg:x2="490.65pt" svg:y2="757.16pt">
          <text:p/>
        </draw:line>
        <draw:rect draw:style-name="gr3" draw:text-style-name="P35" svg:width="81.67pt" svg:height="26.93pt" svg:x="59.07pt" svg:y="130pt">
          <text:p text:style-name="P35"><text:span text:style-name="T8">ユーザ</text:span></text:p>
        </draw:rect>
        <draw:line draw:style-name="gr2" draw:text-style-name="P35" svg:x1="101.06pt" svg:y1="155.42pt" svg:x2="101.06pt" svg:y2="757.16pt">
          <text:p/>
        </draw:line>
        <draw:rect draw:style-name="gr3" draw:text-style-name="P34" svg:width="81.78pt" svg:height="26.99pt" svg:x="319.35pt" svg:y="129.29pt">
          <text:p text:style-name="P35"><text:span text:style-name="T8">JavaScript</text:span></text:p>
        </draw:rect>
        <draw:line draw:style-name="gr2" draw:text-style-name="P35" svg:x1="360.23pt" svg:y1="154.6pt" svg:x2="360.23pt" svg:y2="756.34pt">
          <text:p/>
        </draw:line>
        <draw:rect draw:style-name="gr8" draw:text-style-name="P35" svg:width="9.67pt" svg:height="26.56pt" svg:x="94.9pt" svg:y="241.23pt">
          <text:p/>
        </draw:rect>
        <draw:frame draw:style-name="gr34" draw:text-style-name="P36" svg:width="120.13pt" svg:height="48.73pt" svg:x="105.82pt" svg:y="226.03pt">
          <draw:text-box>
            <text:p><text:span text:style-name="T9"/></text:p>
            <text:p><text:span text:style-name="T9">6.0:</text:span></text:p>
            <text:p><text:span text:style-name="T9">リストのレコード追加ボタンをクリックする。</text:span></text:p>
          </draw:text-box>
        </draw:frame>
        <draw:frame draw:style-name="gr5" draw:text-style-name="P36" svg:width="108.62pt" svg:height="81.98pt" svg:x="245.06pt" svg:y="271.7pt">
          <draw:text-box>
            <text:p><text:span text:style-name="T9">6.1:</text:span></text:p>
            <text:p><text:span text:style-name="T9">レコード追加ボタンが押されたイベントのコールバック関数が実行される。</text:span></text:p>
            <text:p><text:span text:style-name="T9">$(document).on('click', '.add-button.add-record', function(){});</text:span></text:p>
          </draw:text-box>
        </draw:frame>
        <draw:frame draw:style-name="gr35" draw:text-style-name="P36" svg:width="57.23pt" svg:height="93.69pt" svg:x="370.52pt" svg:y="330.75pt">
          <draw:text-box>
            <text:p><text:span text:style-name="T9">6.2</text:span></text:p>
            <text:p><text:span text:style-name="T9">jqGrid</text:span><text:span text:style-name="T9">のレコード編集ダイアログを出す。</text:span></text:p>
            <text:p><text:span text:style-name="T9">$('#fig2-1-list').editGridRow("new", gridoption);</text:span></text:p>
          </draw:text-box>
        </draw:frame>
        <draw:frame draw:style-name="gr33" draw:text-style-name="P36" svg:width="104.57pt" svg:height="51.53pt" svg:x="118.35pt" svg:y="462.7pt">
          <draw:text-box>
            <text:p><text:span text:style-name="T9">6.3:</text:span></text:p>
            <text:p><text:span text:style-name="T9">表示された編集ダイアログを操作する。</text:span></text:p>
          </draw:text-box>
        </draw:frame>
        <draw:rect draw:style-name="gr8" draw:text-style-name="P35" svg:width="9.67pt" svg:height="71.01pt" svg:x="229.32pt" svg:y="267.79pt">
          <text:p/>
        </draw:rect>
        <draw:rect draw:style-name="gr8" draw:text-style-name="P35" svg:width="9.67pt" svg:height="71.46pt" svg:x="356pt" svg:y="339.08pt">
          <text:p/>
        </draw:rect>
        <draw:line draw:style-name="gr9" draw:text-style-name="P35" svg:x1="101.06pt" svg:y1="267.82pt" svg:x2="227.59pt" svg:y2="267.82pt">
          <text:p/>
        </draw:line>
        <draw:line draw:style-name="gr9" draw:text-style-name="P35" svg:x1="235.11pt" svg:y1="339.05pt" svg:x2="361.64pt" svg:y2="339.05pt">
          <text:p/>
        </draw:line>
        <draw:rect draw:style-name="gr3" draw:text-style-name="P37" svg:width="84.47pt" svg:height="16.53pt" svg:x="386.25pt" svg:y="301.18pt">
          <text:p><text:span text:style-name="T10">jqGrid</text:span></text:p>
        </draw:rect>
        <draw:line draw:style-name="gr2" draw:text-style-name="P34" svg:x1="427.75pt" svg:y1="317.62pt" svg:x2="429.25pt" svg:y2="516.39pt">
          <text:p/>
        </draw:line>
        <draw:line draw:style-name="gr9" draw:text-style-name="P35" svg:x1="364.9pt" svg:y1="410.57pt" svg:x2="427.61pt" svg:y2="410.57pt">
          <text:p/>
        </draw:line>
        <draw:rect draw:style-name="gr8" draw:text-style-name="P35" svg:width="9.67pt" svg:height="48.22pt" svg:x="424.4pt" svg:y="410.54pt">
          <text:p/>
        </draw:rect>
        <draw:rect draw:style-name="gr8" draw:text-style-name="P35" svg:width="9.67pt" svg:height="38.83pt" svg:x="229.32pt" svg:y="458.73pt">
          <text:p/>
        </draw:rect>
        <draw:line draw:style-name="gr10" draw:text-style-name="P35" svg:x1="239.07pt" svg:y1="458.7pt" svg:x2="424.54pt" svg:y2="458.7pt">
          <text:p/>
        </draw:line>
        <draw:line draw:style-name="gr10" draw:text-style-name="P35" svg:x1="105.25pt" svg:y1="497.54pt" svg:x2="232.78pt" svg:y2="497.54pt">
          <text:p/>
        </draw:line>
        <draw:rect draw:style-name="gr8" draw:text-style-name="P35" svg:width="9.67pt" svg:height="29.51pt" svg:x="95.67pt" svg:y="497.54pt">
          <text:p/>
        </draw:rect>
        <draw:rect draw:style-name="gr11" draw:text-style-name="P35" svg:width="482.51pt" svg:height="389.57pt" svg:x="57.26pt" svg:y="177.59pt">
          <text:p/>
        </draw:rect>
      </draw:g>
      <draw:g text:anchor-type="page" text:anchor-page-number="9" draw:z-index="8" draw:style-name="gr1">
        <draw:rect draw:style-name="gr3" draw:text-style-name="P35" svg:width="81.72pt" svg:height="26.93pt" svg:x="189.21pt" svg:y="117.04pt">
          <text:p text:style-name="P35"><text:span text:style-name="T8">HTML</text:span></text:p>
        </draw:rect>
        <draw:line draw:style-name="gr2" draw:text-style-name="P35" svg:x1="230.49pt" svg:y1="143.86pt" svg:x2="230.49pt" svg:y2="765.24pt">
          <text:p/>
        </draw:line>
        <draw:rect draw:style-name="gr3" draw:text-style-name="P35" svg:width="81.67pt" svg:height="26.93pt" svg:x="448.47pt" svg:y="117.04pt">
          <text:p text:style-name="P35"><text:span text:style-name="T8">サーバ</text:span></text:p>
        </draw:rect>
        <draw:line draw:style-name="gr2" draw:text-style-name="P35" svg:x1="488.38pt" svg:y1="143.86pt" svg:x2="488.38pt" svg:y2="765.24pt">
          <text:p/>
        </draw:line>
        <draw:rect draw:style-name="gr3" draw:text-style-name="P35" svg:width="81.72pt" svg:height="26.93pt" svg:x="56.72pt" svg:y="117.04pt">
          <text:p text:style-name="P35"><text:span text:style-name="T8">ユーザ</text:span></text:p>
        </draw:rect>
        <draw:line draw:style-name="gr2" draw:text-style-name="P35" svg:x1="98.76pt" svg:y1="143.86pt" svg:x2="98.76pt" svg:y2="765.24pt">
          <text:p/>
        </draw:line>
        <draw:frame draw:style-name="gr36" draw:text-style-name="P40" svg:width="115.71pt" svg:height="54.09pt" svg:x="109.5pt" svg:y="230.85pt">
          <draw:text-box>
            <text:p><text:span text:style-name="T13"/></text:p>
            <text:p><text:span text:style-name="T13">7.0:</text:span></text:p>
            <text:p><text:span text:style-name="T13">編集時にダイアログを開いて行うタイプのリスト</text:span><text:span text:style-name="T13">(</text:span><text:span text:style-name="T13">表</text:span><text:span text:style-name="T13">)</text:span><text:span text:style-name="T13">のレコードをクリックする。</text:span></text:p>
          </draw:text-box>
        </draw:frame>
        <draw:frame draw:style-name="gr5" draw:text-style-name="P40" svg:width="119.57pt" svg:height="81.98pt" svg:x="238.37pt" svg:y="242.62pt">
          <draw:text-box>
            <text:p><text:span text:style-name="T13">7.1:</text:span><text:span text:style-name="T13"><text:line-break/></text:span><text:span text:style-name="T13">jqGrid</text:span><text:span text:style-name="T13">のリストのレコードがクリックされたイベントのコールバック関数が実行される。</text:span></text:p>
            <text:p><text:span text:style-name="T13">$('#fig2-1-list').jqgrid({</text:span><text:span text:style-name="T14">ondblClickRow:function(){}</text:span><text:span text:style-name="T13">})</text:span></text:p>
          </draw:text-box>
        </draw:frame>
        <draw:frame draw:style-name="gr32" draw:text-style-name="P40" svg:width="57.77pt" svg:height="117.07pt" svg:x="369.41pt" svg:y="273.4pt">
          <draw:text-box>
            <text:p><text:span text:style-name="T13">7.2</text:span></text:p>
            <text:p><text:span text:style-name="T13">引数に行番号を指定して</text:span><text:span text:style-name="T13">jqGrid</text:span><text:span text:style-name="T13">のレコード編集ダイアログを出す。</text:span></text:p>
            <text:p><text:span text:style-name="T13">$('#2-1-list').editGridRow("1", gridoption);</text:span></text:p>
          </draw:text-box>
        </draw:frame>
        <draw:frame draw:style-name="gr33" draw:text-style-name="P40" svg:width="103.46pt" svg:height="51.53pt" svg:x="114.8pt" svg:y="416.07pt">
          <draw:text-box>
            <text:p><text:span text:style-name="T13">7.3:</text:span></text:p>
            <text:p><text:span text:style-name="T13">表示された編集ダイアログを操作する。</text:span></text:p>
          </draw:text-box>
        </draw:frame>
        <draw:rect draw:style-name="gr8" draw:text-style-name="P35" svg:width="9.67pt" svg:height="264.67pt" svg:x="94.2pt" svg:y="203.41pt">
          <text:p/>
        </draw:rect>
        <draw:rect draw:style-name="gr8" draw:text-style-name="P34" svg:width="9.86pt" svg:height="28.63pt" svg:x="225.21pt" svg:y="285.76pt">
          <text:p/>
        </draw:rect>
        <draw:line draw:style-name="gr9" draw:text-style-name="P35" svg:x1="103.8pt" svg:y1="284.91pt" svg:x2="225.3pt" svg:y2="284.91pt">
          <text:p/>
        </draw:line>
        <draw:rect draw:style-name="gr3" draw:text-style-name="P34" svg:width="81.72pt" svg:height="26.99pt" svg:x="317.11pt" svg:y="116.31pt">
          <text:p text:style-name="P35"><text:span text:style-name="T8">JavaScript</text:span></text:p>
        </draw:rect>
        <draw:line draw:style-name="gr2" draw:text-style-name="P35" svg:x1="357.93pt" svg:y1="143.15pt" svg:x2="357.93pt" svg:y2="764.53pt">
          <text:p/>
        </draw:line>
        <draw:rect draw:style-name="gr8" draw:text-style-name="P34" svg:width="9.86pt" svg:height="58.08pt" svg:x="352.4pt" svg:y="314.36pt">
          <text:p/>
        </draw:rect>
        <draw:line draw:style-name="gr9" draw:text-style-name="P35" svg:x1="229.95pt" svg:y1="314.36pt" svg:x2="357.96pt" svg:y2="314.36pt">
          <text:p/>
        </draw:line>
        <draw:rect draw:style-name="gr3" draw:text-style-name="P39" svg:width="99.33pt" svg:height="16.53pt" svg:x="375.62pt" svg:y="233.21pt">
          <text:p><text:span text:style-name="T11">jqGrid</text:span></text:p>
        </draw:rect>
        <draw:line draw:style-name="gr2" draw:text-style-name="P34" svg:x1="427.1pt" svg:y1="249.7pt" svg:x2="428.74pt" svg:y2="462.64pt">
          <text:p/>
        </draw:line>
        <draw:line draw:style-name="gr9" draw:text-style-name="P35" svg:x1="359.23pt" svg:y1="372.44pt" svg:x2="421.97pt" svg:y2="372.44pt">
          <text:p/>
        </draw:line>
        <draw:rect draw:style-name="gr8" draw:text-style-name="P34" svg:width="11.17pt" svg:height="41.61pt" svg:x="421.99pt" svg:y="372.42pt">
          <text:p/>
        </draw:rect>
        <draw:rect draw:style-name="gr8" draw:text-style-name="P34" svg:width="9.86pt" svg:height="38.18pt" svg:x="223.57pt" svg:y="414.14pt">
          <text:p/>
        </draw:rect>
        <draw:line draw:style-name="gr10" draw:text-style-name="P35" svg:x1="233.4pt" svg:y1="414.09pt" svg:x2="427.18pt" svg:y2="413.94pt">
          <text:p/>
        </draw:line>
        <draw:line draw:style-name="gr10" draw:text-style-name="P35" svg:x1="103.8pt" svg:y1="452.44pt" svg:x2="223.51pt" svg:y2="452.3pt">
          <text:p/>
        </draw:line>
        <draw:rect draw:style-name="gr11" draw:text-style-name="P35" svg:width="482.51pt" svg:height="333.78pt" svg:x="54.91pt" svg:y="186.26pt">
          <text:p/>
        </draw:rect>
      </draw:g>
      <draw:g text:anchor-type="page" text:anchor-page-number="10" draw:z-index="9" draw:style-name="gr1">
        <draw:line draw:style-name="gr2" draw:text-style-name="P35" svg:x1="229.49pt" svg:y1="139.63pt" svg:x2="229.49pt" svg:y2="761.02pt">
          <text:p/>
        </draw:line>
        <draw:line draw:style-name="gr2" draw:text-style-name="P35" svg:x1="487.33pt" svg:y1="139.63pt" svg:x2="487.33pt" svg:y2="761.02pt">
          <text:p/>
        </draw:line>
        <draw:line draw:style-name="gr2" draw:text-style-name="P35" svg:x1="97.71pt" svg:y1="139.63pt" svg:x2="97.71pt" svg:y2="761.02pt">
          <text:p/>
        </draw:line>
        <draw:line draw:style-name="gr2" draw:text-style-name="P35" svg:x1="356.88pt" svg:y1="138.9pt" svg:x2="356.88pt" svg:y2="760.28pt">
          <text:p/>
        </draw:line>
        <draw:rect draw:style-name="gr8" draw:text-style-name="P35" svg:width="9.67pt" svg:height="306.71pt" svg:x="91.5pt" svg:y="235.9pt">
          <text:p/>
        </draw:rect>
        <draw:frame draw:style-name="gr37" draw:text-style-name="P40" svg:width="116.28pt" svg:height="63.21pt" svg:x="106.67pt" svg:y="250.55pt">
          <draw:text-box>
            <text:p><text:span text:style-name="T13"/></text:p>
            <text:p><text:span text:style-name="T13"/></text:p>
            <text:p><text:span text:style-name="T13">8.0:</text:span></text:p>
            <text:p><text:span text:style-name="T13">編集時に子ウィンドウを開いて行うタイプのリスト</text:span><text:span text:style-name="T13">(</text:span><text:span text:style-name="T13">表</text:span><text:span text:style-name="T13">)</text:span><text:span text:style-name="T13">のレコードをクリックする。</text:span></text:p>
          </draw:text-box>
        </draw:frame>
        <draw:frame draw:style-name="gr38" draw:text-style-name="P40" svg:width="114.46pt" svg:height="60.58pt" svg:x="238.17pt" svg:y="294.41pt">
          <draw:text-box>
            <text:p><text:span text:style-name="T13">8.1:</text:span></text:p>
            <text:p><text:span text:style-name="T13">jqGrid</text:span><text:span text:style-name="T13">のリストのレコードがクリックされたイベントのコールバック関数が実行される。</text:span></text:p>
            <text:p><text:span text:style-name="T13">$('#fig2-list').jqgrid</text:span></text:p>
            <text:p><text:span text:style-name="T13">({</text:span><text:span text:style-name="T14">ondblClickRow:function(){}</text:span><text:span text:style-name="T13">})</text:span></text:p>
          </draw:text-box>
        </draw:frame>
        <draw:frame draw:style-name="gr39" draw:text-style-name="P40" svg:width="57.17pt" svg:height="69.22pt" svg:x="363.86pt" svg:y="334.06pt">
          <draw:text-box>
            <text:p><text:span text:style-name="T13">8.2:</text:span></text:p>
            <text:p><text:span text:style-name="T13">コールバック関数で指定された画面を呼ぶ。</text:span></text:p>
            <text:p><text:span text:style-name="T13">callPage('fig2-1');</text:span></text:p>
          </draw:text-box>
        </draw:frame>
        <draw:frame draw:style-name="gr40" draw:text-style-name="P40" svg:width="111.63pt" svg:height="30.87pt" svg:x="108.6pt" svg:y="501.05pt">
          <draw:text-box>
            <text:p><text:span text:style-name="T13">8.7:</text:span></text:p>
            <text:p><text:span text:style-name="T13">表示された編集子ウィンドウを操作する。</text:span></text:p>
          </draw:text-box>
        </draw:frame>
        <draw:rect draw:style-name="gr8" draw:text-style-name="P35" svg:width="9.67pt" svg:height="37.98pt" svg:x="225.95pt" svg:y="313.8pt">
          <text:p/>
        </draw:rect>
        <draw:rect draw:style-name="gr8" draw:text-style-name="P35" svg:width="9.67pt" svg:height="51.56pt" svg:x="352.6pt" svg:y="351.69pt">
          <text:p/>
        </draw:rect>
        <draw:line draw:style-name="gr9" draw:text-style-name="P35" svg:x1="101.2pt" svg:y1="323.35pt" svg:x2="224.31pt" svg:y2="323.35pt">
          <text:p/>
        </draw:line>
        <draw:line draw:style-name="gr9" draw:text-style-name="P35" svg:x1="231.73pt" svg:y1="351.69pt" svg:x2="358.27pt" svg:y2="351.69pt">
          <text:p/>
        </draw:line>
        <draw:rect draw:style-name="gr3" draw:text-style-name="P39" svg:width="84.47pt" svg:height="16.53pt" svg:x="382.9pt" svg:y="295.85pt">
          <text:p text:style-name="P35"><text:span text:style-name="T11">callPage(name)</text:span></text:p>
        </draw:rect>
        <draw:line draw:style-name="gr2" draw:text-style-name="P34" svg:x1="424.35pt" svg:y1="312.35pt" svg:x2="425.59pt" svg:y2="532.06pt">
          <text:p/>
        </draw:line>
        <draw:line draw:style-name="gr9" draw:text-style-name="P35" svg:x1="361.56pt" svg:y1="403.31pt" svg:x2="424.29pt" svg:y2="403.31pt">
          <text:p/>
        </draw:line>
        <draw:rect draw:style-name="gr8" draw:text-style-name="P35" svg:width="9.67pt" svg:height="120.02pt" svg:x="421pt" svg:y="403.31pt">
          <text:p/>
        </draw:rect>
        <draw:rect draw:style-name="gr8" draw:text-style-name="P35" svg:width="9.67pt" svg:height="78.46pt" svg:x="225.95pt" svg:y="453.46pt">
          <text:p/>
        </draw:rect>
        <draw:line draw:style-name="gr10" draw:text-style-name="P35" svg:x1="235.56pt" svg:y1="453.46pt" svg:x2="421.03pt" svg:y2="453.46pt">
          <text:p/>
        </draw:line>
        <draw:line draw:style-name="gr10" draw:text-style-name="P35" svg:x1="102.05pt" svg:y1="531.89pt" svg:x2="229.61pt" svg:y2="531.89pt">
          <text:p/>
        </draw:line>
        <draw:rect draw:style-name="gr8" draw:text-style-name="P35" svg:width="9.67pt" svg:height="36.77pt" svg:x="482.51pt" svg:y="412.7pt">
          <text:p/>
        </draw:rect>
        <draw:frame draw:style-name="gr41" draw:text-style-name="P40" svg:width="51.62pt" svg:height="45.07pt" svg:x="435.77pt" svg:y="362.41pt">
          <draw:text-box>
            <text:p><text:span text:style-name="T13">8.3:Ajax</text:span><text:span text:style-name="T13">通信で</text:span><text:span text:style-name="T13">HTML</text:span><text:span text:style-name="T13">ファイル取得のリクエストを送る</text:span></text:p>
          </draw:text-box>
        </draw:frame>
        <draw:frame draw:style-name="gr28" draw:text-style-name="P40" svg:width="46.57pt" svg:height="27.07pt" svg:x="435.91pt" svg:y="417.66pt">
          <draw:text-box>
            <text:p><text:span text:style-name="T13">8.4:HTML</text:span><text:span text:style-name="T13">ファイルを返す</text:span></text:p>
          </draw:text-box>
        </draw:frame>
        <draw:line draw:style-name="gr10" draw:text-style-name="P35" svg:x1="235.56pt" svg:y1="523.9pt" svg:x2="421.03pt" svg:y2="523.9pt">
          <text:p/>
        </draw:line>
        <draw:frame draw:style-name="gr42" draw:text-style-name="P40" svg:width="109.53pt" svg:height="36.09pt" svg:x="242.87pt" svg:y="411.85pt">
          <draw:text-box>
            <text:p><text:span text:style-name="T13">8.5:</text:span></text:p>
            <text:p><text:span text:style-name="T13">取得した</text:span><text:span text:style-name="T13">HTML</text:span><text:span text:style-name="T13">を表示する。</text:span><text:span text:style-name="T13"><text:line-break/></text:span><text:span text:style-name="T13">$('.page:first').html($(html).find('.main'));</text:span></text:p>
          </draw:text-box>
        </draw:frame>
        <draw:frame draw:style-name="gr43" draw:text-style-name="P40" svg:width="117.27pt" svg:height="61.06pt" svg:x="239.61pt" svg:y="462.9pt">
          <draw:text-box>
            <text:p><text:span text:style-name="T13">8.6:</text:span></text:p>
            <text:p><text:span text:style-name="T13">親ウィンドウとなるページを非表示にする。</text:span><text:span text:style-name="T13"><text:line-break/></text:span><text:span text:style-name="T13">$('.page:first').next().css('display', 'none');</text:span></text:p>
          </draw:text-box>
        </draw:frame>
        <draw:line draw:style-name="gr9" draw:text-style-name="P35" svg:x1="430.16pt" svg:y1="412.7pt" svg:x2="487.87pt" svg:y2="412.7pt">
          <text:p/>
        </draw:line>
        <draw:line draw:style-name="gr10" draw:text-style-name="P35" svg:x1="430.7pt" svg:y1="449.38pt" svg:x2="487.36pt" svg:y2="449.38pt">
          <text:p/>
        </draw:line>
        <draw:rect draw:style-name="gr44" draw:text-style-name="P35" svg:width="81.72pt" svg:height="26.93pt" svg:x="188.16pt" svg:y="126.31pt">
          <text:p text:style-name="P35"><text:span text:style-name="T8">HTML</text:span></text:p>
        </draw:rect>
        <draw:rect draw:style-name="gr44" draw:text-style-name="P35" svg:width="81.67pt" svg:height="26.93pt" svg:x="447.42pt" svg:y="126.26pt">
          <text:p text:style-name="P35"><text:span text:style-name="T8">サーバ</text:span></text:p>
        </draw:rect>
        <draw:rect draw:style-name="gr44" draw:text-style-name="P35" svg:width="81.72pt" svg:height="26.93pt" svg:x="55.67pt" svg:y="126.31pt">
          <text:p text:style-name="P35"><text:span text:style-name="T8">ユーザ</text:span></text:p>
        </draw:rect>
        <draw:rect draw:style-name="gr44" draw:text-style-name="P34" svg:width="81.72pt" svg:height="26.99pt" svg:x="316.06pt" svg:y="126.4pt">
          <text:p text:style-name="P35"><text:span text:style-name="T8">JavaScript</text:span></text:p>
        </draw:rect>
        <draw:rect draw:style-name="gr11" draw:text-style-name="P35" svg:width="482.51pt" svg:height="333.78pt" svg:x="53.86pt" svg:y="224.45pt">
          <text:p/>
        </draw:rect>
      </draw:g>
      <draw:g text:anchor-type="page" text:anchor-page-number="11" draw:z-index="10" draw:style-name="gr1">
        <draw:g draw:style-name="gr22">
          <draw:rect draw:style-name="gr3" draw:text-style-name="P34" svg:width="81.81pt" svg:height="27.01pt" svg:x="189.3pt" svg:y="129.97pt">
            <text:p text:style-name="P35"><text:span text:style-name="T8">HTML</text:span></text:p>
          </draw:rect>
          <draw:line draw:style-name="gr2" draw:text-style-name="P34" svg:x1="230.66pt" svg:y1="156.87pt" svg:x2="230.66pt" svg:y2="766.06pt">
            <text:p/>
          </draw:line>
          <draw:rect draw:style-name="gr3" draw:text-style-name="P34" svg:width="81.81pt" svg:height="27.01pt" svg:x="56.69pt" svg:y="129.97pt">
            <text:p text:style-name="P35"><text:span text:style-name="T8">ユーザ</text:span></text:p>
          </draw:rect>
          <draw:line draw:style-name="gr2" draw:text-style-name="P34" svg:x1="98.79pt" svg:y1="156.87pt" svg:x2="98.79pt" svg:y2="767.76pt">
            <text:p/>
          </draw:line>
          <draw:frame draw:style-name="gr45" draw:text-style-name="P40" svg:width="115.97pt" svg:height="27.07pt" svg:x="109.53pt" svg:y="210.61pt">
            <draw:text-box>
              <text:p><text:span text:style-name="T15"/></text:p>
              <text:p><text:span text:style-name="T13">9.0:</text:span></text:p>
              <text:p><text:span text:style-name="T13">クローズボタンを押す。</text:span></text:p>
            </draw:text-box>
          </draw:frame>
          <draw:frame draw:style-name="gr46" draw:text-style-name="P40" svg:width="119.82pt" svg:height="54.09pt" svg:x="238.54pt" svg:y="237.51pt">
            <draw:text-box>
              <text:p><text:span text:style-name="T15">9.1:</text:span></text:p>
              <text:p><text:span text:style-name="T13">クローズボタンが押されたときのイベントコールバック関数が実行される。</text:span></text:p>
              <text:p><text:span text:style-name="T16">$(document).on('click', '.close-button', function(){});</text:span></text:p>
            </draw:text-box>
          </draw:frame>
          <draw:frame draw:style-name="gr47" draw:text-style-name="P40" svg:width="57.91pt" svg:height="45.07pt" svg:x="369.75pt" svg:y="277.97pt">
            <draw:text-box>
              <text:p><text:span text:style-name="T15">9.2</text:span></text:p>
              <text:p><text:span text:style-name="T13">画面を閉じる前の判定を行う。</text:span></text:p>
              <text:p><text:span text:style-name="T16">onPageClose();</text:span></text:p>
            </draw:text-box>
          </draw:frame>
          <draw:rect draw:style-name="gr8" draw:text-style-name="P34" svg:width="9.67pt" svg:height="35.26pt" svg:x="94.25pt" svg:y="218.07pt">
            <text:p/>
          </draw:rect>
          <draw:rect draw:style-name="gr8" draw:text-style-name="P34" svg:width="9.92pt" svg:height="45.27pt" svg:x="225.55pt" svg:y="252.71pt">
            <text:p/>
          </draw:rect>
          <draw:line draw:style-name="gr9" draw:text-style-name="P34" svg:x1="103.89pt" svg:y1="252.62pt" svg:x2="225.52pt" svg:y2="252.62pt">
            <text:p/>
          </draw:line>
          <draw:rect draw:style-name="gr3" draw:text-style-name="P34" svg:width="81.81pt" svg:height="26.99pt" svg:x="317.34pt" svg:y="129.26pt">
            <text:p text:style-name="P35"><text:span text:style-name="T8">JavaScript</text:span></text:p>
          </draw:rect>
          <draw:line draw:style-name="gr2" draw:text-style-name="P34" svg:x1="358.24pt" svg:y1="156.13pt" svg:x2="358.24pt" svg:y2="765.95pt">
            <text:p/>
          </draw:line>
          <draw:rect draw:style-name="gr8" draw:text-style-name="P34" svg:width="9.86pt" svg:height="32.23pt" svg:x="352.74pt" svg:y="297.95pt">
            <text:p/>
          </draw:rect>
          <draw:line draw:style-name="gr9" draw:text-style-name="P34" svg:x1="230.66pt" svg:y1="297.95pt" svg:x2="358.81pt" svg:y2="297.95pt">
            <text:p/>
          </draw:line>
          <draw:rect draw:style-name="gr3" draw:text-style-name="P39" svg:width="99.72pt" svg:height="16.72pt" svg:x="380.81pt" svg:y="201.32pt">
            <text:p text:style-name="P35"><text:span text:style-name="T17">onPageClose()</text:span></text:p>
          </draw:rect>
          <draw:line draw:style-name="gr2" draw:text-style-name="P34" svg:x1="427.58pt" svg:y1="217.98pt" svg:x2="431.89pt" svg:y2="765.95pt">
            <text:p/>
          </draw:line>
          <draw:line draw:style-name="gr9" draw:text-style-name="P34" svg:x1="358.24pt" svg:y1="330.15pt" svg:x2="422.42pt" svg:y2="330.15pt">
            <text:p/>
          </draw:line>
          <draw:rect draw:style-name="gr8" draw:text-style-name="P34" svg:width="11.28pt" svg:height="285.73pt" svg:x="422.45pt" svg:y="330.15pt">
            <text:p/>
          </draw:rect>
          <draw:rect draw:style-name="gr8" draw:text-style-name="P34" svg:width="9.86pt" svg:height="231.28pt" svg:x="223.74pt" svg:y="449.91pt">
            <text:p/>
          </draw:rect>
          <draw:line draw:style-name="gr10" draw:text-style-name="P34" svg:x1="233.57pt" svg:y1="500.46pt" svg:x2="488.89pt" svg:y2="498.27pt">
            <text:p/>
          </draw:line>
          <draw:rect draw:style-name="gr3" draw:text-style-name="P39" svg:width="78.18pt" svg:height="16.61pt" svg:x="449.35pt" svg:y="359.35pt">
            <text:p text:style-name="P35"><text:span text:style-name="T17">disappearPage()</text:span></text:p>
          </draw:rect>
          <draw:line draw:style-name="gr2" draw:text-style-name="P34" svg:x1="488.83pt" svg:y1="375.9pt" svg:x2="488.83pt" svg:y2="503.86pt">
            <text:p/>
          </draw:line>
          <draw:rect draw:style-name="gr48" draw:text-style-name="P34" svg:width="377.66pt" svg:height="351.67pt" svg:x="154.54pt" svg:y="340.16pt">
            <text:p/>
          </draw:rect>
          <draw:rect draw:style-name="gr49" draw:text-style-name="P34" svg:width="56.58pt" svg:height="28.52pt" svg:x="154.54pt" svg:y="340.16pt">
            <text:p text:style-name="P35"><text:span text:style-name="T18">alt</text:span></text:p>
          </draw:rect>
          <draw:frame draw:style-name="gr50" draw:text-style-name="P40" svg:width="79.71pt" svg:height="9.07pt" svg:x="441.04pt" svg:y="345.66pt">
            <draw:text-box>
              <text:p><text:span text:style-name="T13">[</text:span><text:span text:style-name="T13">リストが保存済み</text:span><text:span text:style-name="T13">]</text:span></text:p>
            </draw:text-box>
          </draw:frame>
          <draw:frame draw:style-name="gr47" draw:text-style-name="P40" svg:width="49.86pt" svg:height="45.07pt" svg:x="439.09pt" svg:y="385.17pt">
            <draw:text-box>
              <text:p><text:span text:style-name="T15">9.3-A</text:span></text:p>
              <text:p><text:span text:style-name="T13">そのまま画面を閉じる。</text:span></text:p>
              <text:p><text:span text:style-name="T16">disappearPage();</text:span></text:p>
            </draw:text-box>
          </draw:frame>
          <draw:line draw:style-name="gr9" draw:text-style-name="P34" svg:x1="433.53pt" svg:y1="435.6pt" svg:x2="488.81pt" svg:y2="435.6pt">
            <text:p/>
          </draw:line>
          <draw:line draw:style-name="gr10" draw:text-style-name="P34" svg:x1="233.57pt" svg:y1="449.94pt" svg:x2="488.89pt" svg:y2="450pt">
            <text:p/>
          </draw:line>
          <draw:frame draw:style-name="gr51" draw:text-style-name="P40" svg:width="110.38pt" svg:height="36.09pt" svg:x="242.5pt" svg:y="408.27pt">
            <draw:text-box>
              <text:p><text:span text:style-name="T15">9.4-A:</text:span></text:p>
              <text:p><text:span text:style-name="T19">最前面のページを閉じる</text:span><text:span text:style-name="T19"><text:line-break/></text:span><text:span text:style-name="T19">$('.page:first', document).remove();</text:span></text:p>
            </draw:text-box>
          </draw:frame>
          <draw:frame draw:style-name="gr51" draw:text-style-name="P40" svg:width="110.27pt" svg:height="36.09pt" svg:x="240.29pt" svg:y="459.16pt">
            <draw:text-box>
              <text:p><text:span text:style-name="T15">9.5-A:</text:span></text:p>
              <text:p><text:span text:style-name="T19">ひとつ前のページを表示する</text:span><text:span text:style-name="T19"><text:line-break/></text:span><text:span text:style-name="T13">$('.page:first', document).remove();</text:span></text:p>
            </draw:text-box>
          </draw:frame>
          <draw:rect draw:style-name="gr8" draw:text-style-name="P34" svg:width="10.57pt" svg:height="62.87pt" svg:x="485.09pt" svg:y="435.37pt">
            <text:p/>
          </draw:rect>
          <draw:frame draw:style-name="gr50" draw:text-style-name="P40" svg:width="79.88pt" svg:height="9.07pt" svg:x="437.13pt" svg:y="511.97pt">
            <draw:text-box>
              <text:p><text:span text:style-name="T15">[</text:span><text:span text:style-name="T15">リストが未保存</text:span><text:span text:style-name="T15">]</text:span></text:p>
            </draw:text-box>
          </draw:frame>
          <draw:rect draw:style-name="gr3" draw:text-style-name="P39" svg:width="78.18pt" svg:height="16.61pt" svg:x="449.35pt" svg:y="524.95pt">
            <text:p text:style-name="P35"><text:span text:style-name="T17">saveListe()</text:span></text:p>
          </draw:rect>
          <draw:line draw:style-name="gr2" draw:text-style-name="P34" svg:x1="488.83pt" svg:y1="541.47pt" svg:x2="488.83pt" svg:y2="669.43pt">
            <text:p/>
          </draw:line>
          <draw:frame draw:style-name="gr46" draw:text-style-name="P40" svg:width="49.86pt" svg:height="54.09pt" svg:x="439.09pt" svg:y="558.17pt">
            <draw:text-box>
              <text:p><text:span text:style-name="T15">9.3-B:</text:span></text:p>
              <text:p><text:span text:style-name="T13">リストの保存ダイアログを出す処理を行う。</text:span></text:p>
              <text:p text:style-name="P35"><text:span text:style-name="T13">saveList();</text:span></text:p>
            </draw:text-box>
          </draw:frame>
          <draw:line draw:style-name="gr9" draw:text-style-name="P34" svg:x1="433.53pt" svg:y1="615.15pt" svg:x2="481.49pt" svg:y2="615.15pt">
            <text:p/>
          </draw:line>
          <draw:rect draw:style-name="gr8" draw:text-style-name="P34" svg:width="10.63pt" svg:height="34.53pt" svg:x="481.55pt" svg:y="615.15pt">
            <text:p/>
          </draw:rect>
          <draw:line draw:style-name="gr10" draw:text-style-name="P34" svg:x1="233.57pt" svg:y1="649.5pt" svg:x2="488.89pt" svg:y2="649.5pt">
            <text:p/>
          </draw:line>
          <draw:frame draw:style-name="gr47" draw:text-style-name="P40" svg:width="110.32pt" svg:height="45.07pt" svg:x="241.4pt" svg:y="584.82pt">
            <draw:text-box>
              <text:p><text:span text:style-name="T15">9.4-B:</text:span></text:p>
              <text:p><text:span text:style-name="T20">保存選択のダイアログを呼ぶ。</text:span></text:p>
              <text:p><text:span text:style-name="T21">$('#chooseListSave', document).dialog('open');</text:span></text:p>
            </draw:text-box>
          </draw:frame>
        </draw:g>
        <draw:rect draw:style-name="gr11" draw:text-style-name="P34" svg:width="482.51pt" svg:height="562.68pt" svg:x="56.69pt" svg:y="165.32pt">
          <text:p/>
        </draw:rect>
      </draw:g>
      <draw:g text:anchor-type="page" text:anchor-page-number="12" draw:z-index="11" draw:style-name="gr1">
        <draw:frame draw:style-name="gr6" draw:text-style-name="P40" svg:width="57.03pt" svg:height="70.27pt" svg:x="366.24pt" svg:y="569.4pt">
          <draw:text-box>
            <text:p><text:span text:style-name="T22">10.9:</text:span></text:p>
            <text:p><text:span text:style-name="T13">現在の画面のリスト編集フラグを下ろす。</text:span></text:p>
            <text:p><text:span text:style-name="T14">isChange -= figs[fig];</text:span></text:p>
          </draw:text-box>
        </draw:frame>
        <draw:rect draw:style-name="gr3" draw:text-style-name="P35" svg:width="81.47pt" svg:height="26.82pt" svg:x="194.66pt" svg:y="116.79pt">
          <text:p text:style-name="P35"><text:span text:style-name="T8">HTML</text:span></text:p>
        </draw:rect>
        <draw:line draw:style-name="gr2" draw:text-style-name="P35" svg:x1="235.9pt" svg:y1="143.46pt" svg:x2="235.9pt" svg:y2="754.81pt">
          <text:p/>
        </draw:line>
        <draw:rect draw:style-name="gr3" draw:text-style-name="P35" svg:width="81.41pt" svg:height="26.82pt" svg:x="453.09pt" svg:y="116.79pt">
          <text:p text:style-name="P35"><text:span text:style-name="T8">サーバ</text:span></text:p>
        </draw:rect>
        <draw:line draw:style-name="gr2" draw:text-style-name="P35" svg:x1="492.89pt" svg:y1="143.46pt" svg:x2="492.89pt" svg:y2="755.57pt">
          <text:p/>
        </draw:line>
        <draw:rect draw:style-name="gr3" draw:text-style-name="P35" svg:width="81.41pt" svg:height="26.82pt" svg:x="62.65pt" svg:y="116.79pt">
          <text:p text:style-name="P35"><text:span text:style-name="T8">ユーザ</text:span></text:p>
        </draw:rect>
        <draw:line draw:style-name="gr2" draw:text-style-name="P35" svg:x1="104.54pt" svg:y1="143.46pt" svg:x2="104.54pt" svg:y2="755.66pt">
          <text:p/>
        </draw:line>
        <draw:frame draw:style-name="gr41" draw:text-style-name="P40" svg:width="115.37pt" svg:height="45.07pt" svg:x="115.26pt" svg:y="193.75pt">
          <draw:text-box>
            <text:p><text:span text:style-name="T13"/></text:p>
            <text:p><text:span text:style-name="T13"/></text:p>
            <text:p><text:span text:style-name="T13">10.0:</text:span></text:p>
            <text:p><text:span text:style-name="T13">リスト保存選択ダイアログの保存ボタンを押す</text:span></text:p>
          </draw:text-box>
        </draw:frame>
        <draw:frame draw:style-name="gr6" draw:text-style-name="P40" svg:width="119.17pt" svg:height="70.27pt" svg:x="243.69pt" svg:y="206.65pt">
          <draw:text-box>
            <text:p><text:span text:style-name="T15">10.1:</text:span></text:p>
            <text:p><text:span text:style-name="T13">保存するボタンのコールバック関数を実行する。</text:span></text:p>
            <text:p><text:span text:style-name="T13">$('#chooseListSave').dialog({button:{'</text:span><text:span text:style-name="T13">保存する</text:span><text:span text:style-name="T13">':function(){}});</text:span></text:p>
          </draw:text-box>
        </draw:frame>
        <draw:rect draw:style-name="gr8" draw:text-style-name="P35" svg:width="9.67pt" svg:height="40.37pt" svg:x="100.01pt" svg:y="201.34pt">
          <text:p/>
        </draw:rect>
        <draw:rect draw:style-name="gr8" draw:text-style-name="P34" svg:width="9.81pt" svg:height="24.21pt" svg:x="230.74pt" svg:y="242.65pt">
          <text:p/>
        </draw:rect>
        <draw:line draw:style-name="gr9" draw:text-style-name="P35" svg:x1="109.62pt" svg:y1="241.71pt" svg:x2="230.68pt" svg:y2="241.71pt">
          <text:p/>
        </draw:line>
        <draw:rect draw:style-name="gr3" draw:text-style-name="P34" svg:width="81.47pt" svg:height="26.87pt" svg:x="322.1pt" svg:y="116.05pt">
          <text:p text:style-name="P35"><text:span text:style-name="T8">JavaScript</text:span></text:p>
        </draw:rect>
        <draw:line draw:style-name="gr2" draw:text-style-name="P35" svg:x1="362.81pt" svg:y1="142.81pt" svg:x2="362.81pt" svg:y2="755.55pt">
          <text:p/>
        </draw:line>
        <draw:rect draw:style-name="gr8" draw:text-style-name="P34" svg:width="9.81pt" svg:height="259.63pt" svg:x="357.39pt" svg:y="266.85pt">
          <text:p/>
        </draw:rect>
        <draw:line draw:style-name="gr9" draw:text-style-name="P35" svg:x1="235.84pt" svg:y1="266.88pt" svg:x2="363.43pt" svg:y2="266.88pt">
          <text:p/>
        </draw:line>
        <draw:line draw:style-name="gr9" draw:text-style-name="P35" svg:x1="362.81pt" svg:y1="526.45pt" svg:x2="426.76pt" svg:y2="526.45pt">
          <text:p/>
        </draw:line>
        <draw:rect draw:style-name="gr8" draw:text-style-name="P34" svg:width="9.81pt" svg:height="48.27pt" svg:x="228.9pt" svg:y="321.79pt">
          <text:p/>
        </draw:rect>
        <draw:line draw:style-name="gr10" draw:text-style-name="P35" svg:x1="367.2pt" svg:y1="426.05pt" svg:x2="485.66pt" svg:y2="425.91pt">
          <text:p/>
        </draw:line>
        <draw:frame draw:style-name="gr6" draw:text-style-name="P40" svg:width="57.03pt" svg:height="70.27pt" svg:x="369.81pt" svg:y="469.39pt">
          <draw:text-box>
            <text:p><text:span text:style-name="T15">10.7:</text:span></text:p>
            <text:p><text:span text:style-name="T13">ダイアログを閉じる。</text:span></text:p>
            <text:p><text:span text:style-name="T23">closeChooseListSaveDialog(</text:span><text:span text:style-name="T14">this);</text:span></text:p>
          </draw:text-box>
        </draw:frame>
        <draw:rect draw:style-name="gr8" draw:text-style-name="P35" svg:width="9.61pt" svg:height="30.93pt" svg:x="230.68pt" svg:y="437.7pt">
          <text:p/>
        </draw:rect>
        <draw:rect draw:style-name="gr8" draw:text-style-name="P35" svg:width="9.67pt" svg:height="51.36pt" svg:x="230.6pt" svg:y="554.14pt">
          <text:p/>
        </draw:rect>
        <draw:rect draw:style-name="gr3" draw:text-style-name="P39" svg:width="84.22pt" svg:height="24.38pt" svg:x="388.8pt" svg:y="439.4pt">
          <text:p text:style-name="P35"><text:span text:style-name="T24">closeChooseList</text:span></text:p>
          <text:p text:style-name="P35"><text:span text:style-name="T25">SaveDialog(</text:span><text:span text:style-name="T26">)</text:span></text:p>
        </draw:rect>
        <draw:line draw:style-name="gr2" draw:text-style-name="P34" svg:x1="430.1pt" svg:y1="463.75pt" svg:x2="432.11pt" svg:y2="677.06pt">
          <text:p/>
        </draw:line>
        <draw:rect draw:style-name="gr8" draw:text-style-name="P34" svg:width="9.67pt" svg:height="143.18pt" svg:x="426.76pt" svg:y="526.45pt">
          <text:p/>
        </draw:rect>
        <draw:rect draw:style-name="gr8" draw:text-style-name="P35" svg:width="9.67pt" svg:height="59.87pt" svg:x="232.36pt" svg:y="669.86pt">
          <text:p/>
        </draw:rect>
        <draw:line draw:style-name="gr10" draw:text-style-name="P35" svg:x1="367.94pt" svg:y1="629.74pt" svg:x2="426.73pt" svg:y2="629.74pt">
          <text:p/>
        </draw:line>
        <draw:line draw:style-name="gr10" draw:text-style-name="P35" svg:x1="238.05pt" svg:y1="437.7pt" svg:x2="357.36pt" svg:y2="437.56pt">
          <text:p/>
        </draw:line>
        <draw:line draw:style-name="gr10" draw:text-style-name="P35" svg:x1="241.99pt" svg:y1="669.86pt" svg:x2="426.84pt" svg:y2="669.86pt">
          <text:p/>
        </draw:line>
        <draw:frame draw:style-name="gr52" draw:text-style-name="P40" svg:width="109.13pt" svg:height="46.89pt" svg:x="241.99pt" svg:y="625.75pt">
          <draw:text-box>
            <text:p><text:span text:style-name="T15">10.10:</text:span></text:p>
            <text:p><text:span text:style-name="T13">現在の画面を閉じて前の画面を出す。</text:span></text:p>
            <text:p><text:span text:style-name="T14">disappearPage();</text:span></text:p>
          </draw:text-box>
        </draw:frame>
        <draw:line draw:style-name="gr10" draw:text-style-name="P35" svg:x1="240.24pt" svg:y1="555.25pt" svg:x2="426.76pt" svg:y2="555.25pt">
          <text:p/>
        </draw:line>
        <draw:frame draw:style-name="gr53" draw:text-style-name="P40" svg:width="108.57pt" svg:height="40.08pt" svg:x="243.69pt" svg:y="281.91pt">
          <draw:text-box>
            <text:p><text:span text:style-name="T15">10.2:</text:span></text:p>
            <text:p><text:span text:style-name="T13">編集した行データを取得する</text:span></text:p>
            <text:p><text:span text:style-name="T13">$('#fig2-1-table').getRowData(rowId');</text:span></text:p>
          </draw:text-box>
        </draw:frame>
        <draw:line draw:style-name="gr10" draw:text-style-name="P35" svg:x1="238.71pt" svg:y1="321.96pt" svg:x2="357.39pt" svg:y2="321.96pt">
          <text:p/>
        </draw:line>
        <draw:frame draw:style-name="gr54" draw:text-style-name="P40" svg:width="108.57pt" svg:height="40.56pt" svg:x="245.71pt" svg:y="329.5pt">
          <draw:text-box>
            <text:p><text:span text:style-name="T15">10.3:</text:span></text:p>
            <text:p><text:span text:style-name="T13">編集した行データを変数に入れる。</text:span></text:p>
            <text:p><text:span text:style-name="T13">var rowData;</text:span></text:p>
          </draw:text-box>
        </draw:frame>
        <draw:line draw:style-name="gr9" draw:text-style-name="P34" svg:x1="238.9pt" svg:y1="370.06pt" svg:x2="357.39pt" svg:y2="370.06pt">
          <text:p/>
        </draw:line>
        <draw:line draw:style-name="gr9" draw:text-style-name="P34" svg:x1="367.17pt" svg:y1="394.04pt" svg:x2="485.66pt" svg:y2="394.04pt">
          <text:p/>
        </draw:line>
        <draw:rect draw:style-name="gr8" draw:text-style-name="P35" svg:width="9.61pt" svg:height="31.97pt" svg:x="485.66pt" svg:y="394.1pt">
          <text:p/>
        </draw:rect>
        <draw:frame draw:style-name="gr28" draw:text-style-name="P40" svg:width="108.57pt" svg:height="27.07pt" svg:x="371.51pt" svg:y="367pt">
          <draw:text-box>
            <text:p><text:span text:style-name="T15">10.4:</text:span></text:p>
            <text:p><text:span text:style-name="T13">Ajax</text:span><text:span text:style-name="T13">通信でサーバに行のデータを送信する。</text:span></text:p>
          </draw:text-box>
        </draw:frame>
        <draw:frame draw:style-name="gr55" draw:text-style-name="P40" svg:width="108.57pt" svg:height="27.13pt" svg:x="371.54pt" svg:y="404.31pt">
          <draw:text-box>
            <text:p><text:span text:style-name="T15">10.5:</text:span></text:p>
            <text:p><text:span text:style-name="T13">通信結果を返す。</text:span></text:p>
          </draw:text-box>
        </draw:frame>
        <draw:frame draw:style-name="gr56" draw:text-style-name="P40" svg:width="103.18pt" svg:height="35.18pt" svg:x="245.4pt" svg:y="407.79pt">
          <draw:text-box>
            <text:p><text:span text:style-name="T15">10.6:</text:span></text:p>
            <text:p><text:span text:style-name="T13">通信結果を表示する。</text:span></text:p>
            <text:p><text:span text:style-name="T13">alert(message);</text:span></text:p>
          </draw:text-box>
        </draw:frame>
        <draw:frame draw:style-name="gr57" draw:text-style-name="P40" svg:width="116.02pt" svg:height="58.56pt" svg:x="241.4pt" svg:y="503.49pt">
          <draw:text-box>
            <text:p><text:span text:style-name="T15">10.8:</text:span></text:p>
            <text:p><text:span text:style-name="T13">実際にダイアログを閉じる。</text:span></text:p>
            <text:p><text:span text:style-name="T13">$('#chooseListSaveDialog').dialog('close');</text:span></text:p>
          </draw:text-box>
        </draw:frame>
        <draw:rect draw:style-name="gr8" draw:text-style-name="P35" svg:width="9.61pt" svg:height="24.97pt" svg:x="358.36pt" svg:y="629.29pt">
          <text:p/>
        </draw:rect>
      </draw:g>
      <draw:g text:anchor-type="page" text:anchor-page-number="13" draw:z-index="12" draw:style-name="gr1">
        <draw:rect draw:style-name="gr3" draw:text-style-name="P35" svg:width="81.33pt" svg:height="26.82pt" svg:x="194.46pt" svg:y="132.04pt">
          <text:p text:style-name="P35"><text:span text:style-name="T8">HTML</text:span></text:p>
        </draw:rect>
        <draw:line draw:style-name="gr2" draw:text-style-name="P35" svg:x1="235.64pt" svg:y1="158.74pt" svg:x2="235.64pt" svg:y2="748.74pt">
          <text:p/>
        </draw:line>
        <draw:rect draw:style-name="gr3" draw:text-style-name="P35" svg:width="81.33pt" svg:height="26.82pt" svg:x="452.58pt" svg:y="132.04pt">
          <text:p text:style-name="P35"><text:span text:style-name="T8">サーバ</text:span></text:p>
        </draw:rect>
        <draw:line draw:style-name="gr2" draw:text-style-name="P35" svg:x1="492.29pt" svg:y1="158.74pt" svg:x2="492.29pt" svg:y2="748.74pt">
          <text:p/>
        </draw:line>
        <draw:rect draw:style-name="gr3" draw:text-style-name="P35" svg:width="81.38pt" svg:height="26.82pt" svg:x="62.53pt" svg:y="132.04pt">
          <text:p text:style-name="P35"><text:span text:style-name="T8">ユーザ</text:span></text:p>
        </draw:rect>
        <draw:line draw:style-name="gr2" draw:text-style-name="P35" svg:x1="104.46pt" svg:y1="158.74pt" svg:x2="104.46pt" svg:y2="746.65pt">
          <text:p/>
        </draw:line>
        <draw:frame draw:style-name="gr58" draw:text-style-name="P40" svg:width="115.29pt" svg:height="99.07pt" svg:x="115.09pt" svg:y="164.41pt">
          <draw:text-box>
            <text:p><text:span text:style-name="T13">11:</text:span></text:p>
            <text:p><text:span text:style-name="T13">リスト保存選択ダイアログ </text:span></text:p>
            <text:p><text:span text:style-name="T13">非保存処理</text:span></text:p>
            <text:p><text:span text:style-name="T13"/></text:p>
            <text:p><text:span text:style-name="T13">　リスト保存選択ダイアログで保存ボタンを押したときの処理。</text:span></text:p>
            <text:p><text:span text:style-name="T13"/></text:p>
            <text:p><text:span text:style-name="T13">11.0:</text:span></text:p>
            <text:p><text:span text:style-name="T13">リスト保存選択ダイアログの保存ボタンを押す</text:span></text:p>
          </draw:text-box>
        </draw:frame>
        <draw:frame draw:style-name="gr31" draw:text-style-name="P40" svg:width="119.08pt" svg:height="59.33pt" svg:x="243.38pt" svg:y="236.66pt">
          <draw:text-box>
            <text:p><text:span text:style-name="T15">11.1:</text:span></text:p>
            <text:p><text:span text:style-name="T13">保存しないボタンのコールバック関数を実行する。</text:span></text:p>
            <text:p><text:span text:style-name="T13">$('#chooseListSave').dialog({button:{'</text:span><text:span text:style-name="T13">保存しない</text:span><text:span text:style-name="T13">':function(){}});</text:span></text:p>
          </draw:text-box>
        </draw:frame>
        <draw:rect draw:style-name="gr8" draw:text-style-name="P35" svg:width="9.61pt" svg:height="55.81pt" svg:x="99.89pt" svg:y="207.64pt">
          <text:p/>
        </draw:rect>
        <draw:rect draw:style-name="gr8" draw:text-style-name="P34" svg:width="9.81pt" svg:height="36.48pt" svg:x="230.49pt" svg:y="263.45pt">
          <text:p/>
        </draw:rect>
        <draw:line draw:style-name="gr9" draw:text-style-name="P35" svg:x1="109.42pt" svg:y1="263.45pt" svg:x2="230.37pt" svg:y2="263.45pt">
          <text:p/>
        </draw:line>
        <draw:rect draw:style-name="gr3" draw:text-style-name="P34" svg:width="81.41pt" svg:height="26.82pt" svg:x="321.73pt" svg:y="131.3pt">
          <text:p text:style-name="P35"><text:span text:style-name="T8">JavaScript</text:span></text:p>
        </draw:rect>
        <draw:line draw:style-name="gr2" draw:text-style-name="P35" svg:x1="362.44pt" svg:y1="158.09pt" svg:x2="362.44pt" svg:y2="746.65pt">
          <text:p/>
        </draw:line>
        <draw:rect draw:style-name="gr8" draw:text-style-name="P34" svg:width="9.81pt" svg:height="51.17pt" svg:x="357pt" svg:y="299.91pt">
          <text:p/>
        </draw:rect>
        <draw:line draw:style-name="gr9" draw:text-style-name="P35" svg:x1="235.64pt" svg:y1="299.88pt" svg:x2="363.09pt" svg:y2="299.88pt">
          <text:p/>
        </draw:line>
        <draw:line draw:style-name="gr10" draw:text-style-name="P35" svg:x1="366.77pt" svg:y1="446.09pt" svg:x2="421.51pt" svg:y2="446.09pt">
          <text:p/>
        </draw:line>
        <draw:frame draw:style-name="gr59" draw:text-style-name="P40" svg:width="48.87pt" svg:height="60.12pt" svg:x="375.99pt" svg:y="290.3pt">
          <draw:text-box>
            <text:p><text:span text:style-name="T22">11.3:</text:span></text:p>
            <text:p><text:span text:style-name="T13">ダイアログを閉じる。</text:span></text:p>
            <text:p><text:span text:style-name="T23">closeChooseListSaveDialog(</text:span><text:span text:style-name="T14">this);</text:span></text:p>
          </draw:text-box>
        </draw:frame>
        <draw:rect draw:style-name="gr8" draw:text-style-name="P35" svg:width="9.61pt" svg:height="30.93pt" svg:x="231.34pt" svg:y="376.36pt">
          <text:p/>
        </draw:rect>
        <draw:rect draw:style-name="gr8" draw:text-style-name="P35" svg:width="9.61pt" svg:height="39.57pt" svg:x="230.94pt" svg:y="493.4pt">
          <text:p/>
        </draw:rect>
        <draw:rect draw:style-name="gr3" draw:text-style-name="P39" svg:width="84.08pt" svg:height="24.38pt" svg:x="383.64pt" svg:y="255.54pt">
          <text:p text:style-name="P35"><text:span text:style-name="T24">closeChooseList</text:span></text:p>
          <text:p text:style-name="P35"><text:span text:style-name="T25">SaveDialog(</text:span><text:span text:style-name="T26">)</text:span></text:p>
        </draw:rect>
        <draw:line draw:style-name="gr2" draw:text-style-name="P34" svg:x1="424.86pt" svg:y1="279.89pt" svg:x2="426.9pt" svg:y2="500.91pt">
          <text:p/>
        </draw:line>
        <draw:rect draw:style-name="gr8" draw:text-style-name="P34" svg:width="9.67pt" svg:height="143.01pt" svg:x="421.54pt" svg:y="350.39pt">
          <text:p/>
        </draw:rect>
        <draw:line draw:style-name="gr10" draw:text-style-name="P35" svg:x1="235.59pt" svg:y1="376.41pt" svg:x2="421.54pt" svg:y2="376.21pt">
          <text:p/>
        </draw:line>
        <draw:line draw:style-name="gr9" draw:text-style-name="P35" svg:x1="363.97pt" svg:y1="351.01pt" svg:x2="421.43pt" svg:y2="351.01pt">
          <text:p/>
        </draw:line>
        <draw:line draw:style-name="gr10" draw:text-style-name="P35" svg:x1="240.52pt" svg:y1="493.4pt" svg:x2="426.87pt" svg:y2="493.4pt">
          <text:p/>
        </draw:line>
        <draw:rect draw:style-name="gr8" draw:text-style-name="P35" svg:width="9.61pt" svg:height="31.92pt" svg:x="357.19pt" svg:y="446.06pt">
          <text:p/>
        </draw:rect>
        <draw:frame draw:style-name="gr60" draw:text-style-name="P40" svg:width="118.63pt" svg:height="52.21pt" svg:x="243.84pt" svg:y="328.99pt">
          <draw:text-box>
            <text:p><text:span text:style-name="T15">11.4:</text:span></text:p>
            <text:p><text:span text:style-name="T13">実際にダイアログを閉じる。</text:span></text:p>
            <text:p><text:span text:style-name="T13">$('#chooseListSaveDialog').dialog('close');</text:span></text:p>
          </draw:text-box>
        </draw:frame>
        <draw:frame draw:style-name="gr52" draw:text-style-name="P40" svg:width="103.01pt" svg:height="46.89pt" svg:x="245.14pt" svg:y="452.24pt">
          <draw:text-box>
            <text:p><text:span text:style-name="T15">11.6:</text:span></text:p>
            <text:p><text:span text:style-name="T13">現在の画面を閉じて前の画面を出す。</text:span></text:p>
            <text:p><text:span text:style-name="T14">disappearPage();</text:span></text:p>
          </draw:text-box>
        </draw:frame>
        <draw:frame draw:style-name="gr61" draw:text-style-name="P40" svg:width="56.98pt" svg:height="58.96pt" svg:x="364.59pt" svg:y="387.16pt">
          <draw:text-box>
            <text:p><text:span text:style-name="T22">11.5:</text:span></text:p>
            <text:p><text:span text:style-name="T13">現在の画面のリスト編集フラグを下ろす。</text:span></text:p>
            <text:p><text:span text:style-name="T14">isChange -= figs[fig];</text:span></text:p>
          </draw:text-box>
        </draw:frame>
        <draw:rect draw:style-name="gr11" draw:text-style-name="P35" svg:width="482.51pt" svg:height="386.22pt" svg:x="56.69pt" svg:y="163.59pt">
          <text:p/>
        </draw:rect>
      </draw:g>
      <draw:g text:anchor-type="page" text:anchor-page-number="14" draw:z-index="13" draw:style-name="gr1">
        <draw:rect draw:style-name="gr3" draw:text-style-name="P35" svg:width="81.33pt" svg:height="26.82pt" svg:x="194.46pt" svg:y="145.45pt">
          <text:p text:style-name="P35"><text:span text:style-name="T8">HTML</text:span></text:p>
        </draw:rect>
        <draw:line draw:style-name="gr2" draw:text-style-name="P35" svg:x1="235.64pt" svg:y1="172.15pt" svg:x2="235.64pt" svg:y2="741.46pt">
          <text:p/>
        </draw:line>
        <draw:rect draw:style-name="gr3" draw:text-style-name="P35" svg:width="81.33pt" svg:height="26.82pt" svg:x="452.58pt" svg:y="145.45pt">
          <text:p text:style-name="P35"><text:span text:style-name="T8">サーバ</text:span></text:p>
        </draw:rect>
        <draw:line draw:style-name="gr2" draw:text-style-name="P35" svg:x1="492.29pt" svg:y1="172.15pt" svg:x2="492.29pt" svg:y2="742.25pt">
          <text:p/>
        </draw:line>
        <draw:rect draw:style-name="gr3" draw:text-style-name="P35" svg:width="81.38pt" svg:height="26.82pt" svg:x="62.53pt" svg:y="145.45pt">
          <text:p text:style-name="P35"><text:span text:style-name="T8">ユーザ</text:span></text:p>
        </draw:rect>
        <draw:line draw:style-name="gr2" draw:text-style-name="P35" svg:x1="104.46pt" svg:y1="172.15pt" svg:x2="104.46pt" svg:y2="742.25pt">
          <text:p/>
        </draw:line>
        <draw:rect draw:style-name="gr3" draw:text-style-name="P34" svg:width="81.41pt" svg:height="26.82pt" svg:x="321.73pt" svg:y="144.74pt">
          <text:p text:style-name="P35"><text:span text:style-name="T8">JavaScript</text:span></text:p>
        </draw:rect>
        <draw:line draw:style-name="gr2" draw:text-style-name="P35" svg:x1="362.44pt" svg:y1="171.52pt" svg:x2="362.44pt" svg:y2="742.28pt">
          <text:p/>
        </draw:line>
        <draw:line draw:style-name="gr10" draw:text-style-name="P35" svg:x1="237.97pt" svg:y1="422.25pt" svg:x2="357.02pt" svg:y2="422.25pt">
          <text:p/>
        </draw:line>
        <draw:rect draw:style-name="gr8" draw:text-style-name="P35" svg:width="9.61pt" svg:height="24.97pt" svg:x="357.93pt" svg:y="367.43pt">
          <text:p/>
        </draw:rect>
        <draw:frame draw:style-name="gr62" draw:text-style-name="P40" svg:width="111.32pt" svg:height="67.66pt" svg:x="245.71pt" svg:y="290.89pt">
          <draw:text-box>
            <text:p><text:span text:style-name="T13">12.1:</text:span></text:p>
            <text:p><text:span text:style-name="T13">キャンセルボタンのコールバック関数を実行する。</text:span></text:p>
            <text:p><text:span text:style-name="T13">$('#chooseListSave').dialog({button:{'</text:span><text:span text:style-name="T13">キャンセル</text:span><text:span text:style-name="T13">':function(){}});</text:span></text:p>
          </draw:text-box>
        </draw:frame>
        <draw:rect draw:style-name="gr8" draw:text-style-name="P35" svg:width="9.61pt" svg:height="34.41pt" svg:x="99.89pt" svg:y="283.55pt">
          <text:p/>
        </draw:rect>
        <draw:rect draw:style-name="gr8" draw:text-style-name="P34" svg:width="9.81pt" svg:height="45.01pt" svg:x="230.49pt" svg:y="317.23pt">
          <text:p/>
        </draw:rect>
        <draw:line draw:style-name="gr9" draw:text-style-name="P35" svg:x1="109.47pt" svg:y1="317.88pt" svg:x2="230.43pt" svg:y2="317.88pt">
          <text:p/>
        </draw:line>
        <draw:rect draw:style-name="gr8" draw:text-style-name="P34" svg:width="9.81pt" svg:height="60.07pt" svg:x="357pt" svg:y="362.24pt">
          <text:p/>
        </draw:rect>
        <draw:line draw:style-name="gr9" draw:text-style-name="P35" svg:x1="235.59pt" svg:y1="362.24pt" svg:x2="363.03pt" svg:y2="362.24pt">
          <text:p/>
        </draw:line>
        <draw:frame draw:style-name="gr63" draw:text-style-name="P40" svg:width="119.08pt" svg:height="60.01pt" svg:x="237.94pt" svg:y="371.79pt">
          <draw:text-box>
            <text:p><text:span text:style-name="T15">12.2:</text:span></text:p>
            <text:p><text:span text:style-name="T13">ダイアログを閉じる。</text:span></text:p>
            <text:p><text:span text:style-name="T13">$('#chooseListSaveDialog'.dialog('close');</text:span></text:p>
          </draw:text-box>
        </draw:frame>
        <draw:rect draw:style-name="gr8" draw:text-style-name="P34" svg:width="9.81pt" svg:height="43.97pt" svg:x="228.13pt" svg:y="422.25pt">
          <text:p/>
        </draw:rect>
        <draw:frame draw:style-name="gr64" draw:text-style-name="P40" svg:width="115.29pt" svg:height="40.28pt" svg:x="113.39pt" svg:y="270.2pt">
          <draw:text-box>
            <text:p><text:span text:style-name="T13"/></text:p>
            <text:p><text:span text:style-name="T13">12.0:</text:span></text:p>
            <text:p><text:span text:style-name="T13">リスト保存選択ダイアログのキャンセルボタンを押す</text:span></text:p>
          </draw:text-box>
        </draw:frame>
        <draw:rect draw:style-name="gr11" draw:text-style-name="P35" svg:width="482.51pt" svg:height="253.42pt" svg:x="56.69pt" svg:y="225.38pt">
          <text:p/>
        </draw:rect>
      </draw:g>
      <draw:g text:anchor-type="page" text:anchor-page-number="15" draw:z-index="14" draw:style-name="gr1">
        <draw:g draw:style-name="gr22">
          <draw:g draw:style-name="gr22">
            <draw:rect draw:style-name="gr3" draw:text-style-name="P35" svg:width="81.21pt" svg:height="26.76pt" svg:x="189.5pt" svg:y="115.74pt">
              <text:p text:style-name="P35"><text:span text:style-name="T8">HTML</text:span></text:p>
            </draw:rect>
            <draw:line draw:style-name="gr2" draw:text-style-name="P35" svg:x1="230.6pt" svg:y1="142.41pt" svg:x2="230.6pt" svg:y2="760.2pt">
              <text:p/>
            </draw:line>
          </draw:g>
          <draw:g draw:style-name="gr22">
            <draw:rect draw:style-name="gr3" draw:text-style-name="P35" svg:width="81.21pt" svg:height="26.76pt" svg:x="57.8pt" svg:y="115.74pt">
              <text:p text:style-name="P35"><text:span text:style-name="T8">ユーザ</text:span></text:p>
            </draw:rect>
            <draw:line draw:style-name="gr2" draw:text-style-name="P35" svg:x1="99.64pt" svg:y1="142.41pt" svg:x2="99.64pt" svg:y2="760.2pt">
              <text:p/>
            </draw:line>
          </draw:g>
          <draw:frame draw:style-name="gr65" draw:text-style-name="P40" svg:width="115.06pt" svg:height="51.48pt" svg:x="110.44pt" svg:y="181.64pt">
            <draw:text-box>
              <text:p><text:span text:style-name="T15"/></text:p>
              <text:p><text:span text:style-name="T15"/></text:p>
              <text:p><text:span text:style-name="T15">13.0</text:span></text:p>
              <text:p><text:span text:style-name="T13">タブのインデックス</text:span><text:span text:style-name="T13">(</text:span><text:span text:style-name="T13">切り替えるボタンをクリックする</text:span><text:span text:style-name="T13">)</text:span><text:span text:style-name="T13">。</text:span></text:p>
            </draw:text-box>
          </draw:frame>
          <draw:frame draw:style-name="gr41" draw:text-style-name="P40" svg:width="118.89pt" svg:height="45.07pt" svg:x="238.39pt" svg:y="230pt">
            <draw:text-box>
              <text:p><text:span text:style-name="T15">13.1:</text:span></text:p>
              <text:p><text:span text:style-name="T13">タブのインデックスが押されたイベントに対する処理が実行される。</text:span></text:p>
              <text:p><text:span text:style-name="T13"/></text:p>
            </draw:text-box>
          </draw:frame>
          <draw:rect draw:style-name="gr8" draw:text-style-name="P35" svg:width="9.58pt" svg:height="41.07pt" svg:x="95.1pt" svg:y="191.31pt">
            <text:p/>
          </draw:rect>
          <draw:rect draw:style-name="gr8" draw:text-style-name="P34" svg:width="9.78pt" svg:height="37.53pt" svg:x="225.5pt" svg:y="233.09pt">
            <text:p/>
          </draw:rect>
          <draw:line draw:style-name="gr9" draw:text-style-name="P35" svg:x1="104.66pt" svg:y1="232.33pt" svg:x2="225.44pt" svg:y2="232.33pt">
            <text:p/>
          </draw:line>
          <draw:g draw:style-name="gr22">
            <draw:rect draw:style-name="gr3" draw:text-style-name="P34" svg:width="81.33pt" svg:height="26.82pt" svg:x="316.6pt" svg:y="115pt">
              <text:p text:style-name="P35"><text:span text:style-name="T8">JavaScript</text:span></text:p>
            </draw:rect>
            <draw:line draw:style-name="gr2" draw:text-style-name="P35" svg:x1="357.25pt" svg:y1="141.73pt" svg:x2="357.25pt" svg:y2="759.51pt">
              <text:p/>
            </draw:line>
          </draw:g>
          <draw:rect draw:style-name="gr8" draw:text-style-name="P34" svg:width="9.81pt" svg:height="63.86pt" svg:x="351.81pt" svg:y="270.6pt">
            <text:p/>
          </draw:rect>
          <draw:line draw:style-name="gr9" draw:text-style-name="P35" svg:x1="230.54pt" svg:y1="270.51pt" svg:x2="357.82pt" svg:y2="270.51pt">
            <text:p/>
          </draw:line>
          <draw:frame draw:style-name="gr66" draw:text-style-name="P40" svg:width="52.21pt" svg:height="63.07pt" svg:x="368.25pt" svg:y="267.39pt">
            <draw:text-box>
              <text:p><text:span text:style-name="T22">13.2:</text:span></text:p>
              <text:p><text:span text:style-name="T23">ライブラリ「</text:span><text:span text:style-name="T23">easytabs</text:span><text:span text:style-name="T23">」によりタブのコンテンツの切り替えを行う。</text:span></text:p>
            </draw:text-box>
          </draw:frame>
          <draw:rect draw:style-name="gr8" draw:text-style-name="P35" svg:width="9.61pt" svg:height="30.87pt" svg:x="226.35pt" svg:y="359.74pt">
            <text:p/>
          </draw:rect>
          <draw:rect draw:style-name="gr8" draw:text-style-name="P35" svg:width="9.61pt" svg:height="39.46pt" svg:x="225.95pt" svg:y="516.1pt">
            <text:p/>
          </draw:rect>
          <draw:rect draw:style-name="gr3" draw:text-style-name="P39" svg:width="83.96pt" svg:height="16.41pt" svg:x="378.4pt" svg:y="236.95pt">
            <text:p text:style-name="P35"><text:span text:style-name="T24">easytabs</text:span></text:p>
          </draw:rect>
          <draw:line draw:style-name="gr2" draw:text-style-name="P34" svg:x1="420.41pt" svg:y1="253.36pt" svg:x2="422.96pt" svg:y2="682.87pt">
            <text:p/>
          </draw:line>
          <draw:rect draw:style-name="gr8" draw:text-style-name="P34" svg:width="9.67pt" svg:height="327.71pt" svg:x="416.24pt" svg:y="333.86pt">
            <text:p/>
          </draw:rect>
          <draw:line draw:style-name="gr10" draw:text-style-name="P35" svg:x1="230.54pt" svg:y1="359.72pt" svg:x2="416.24pt" svg:y2="359.52pt">
            <text:p/>
          </draw:line>
          <draw:line draw:style-name="gr9" draw:text-style-name="P35" svg:x1="358.87pt" svg:y1="334.46pt" svg:x2="416.24pt" svg:y2="334.46pt">
            <text:p/>
          </draw:line>
          <draw:line draw:style-name="gr10" draw:text-style-name="P35" svg:x1="235.59pt" svg:y1="516.13pt" svg:x2="485.49pt" svg:y2="516.39pt">
            <text:p/>
          </draw:line>
          <draw:frame draw:style-name="gr67" draw:text-style-name="P40" svg:width="110.38pt" svg:height="31.63pt" svg:x="238.85pt" svg:y="323.15pt">
            <draw:text-box>
              <text:p><text:span text:style-name="T15">13.3:</text:span></text:p>
              <text:p><text:span text:style-name="T13">アクティブなタブのコンテンツが切り替わる。</text:span></text:p>
            </draw:text-box>
          </draw:frame>
          <draw:frame draw:style-name="gr36" draw:text-style-name="P40" svg:width="102.93pt" svg:height="54.09pt" svg:x="240.09pt" svg:y="456.15pt">
            <draw:text-box>
              <text:p><text:span text:style-name="T27">13.5:</text:span></text:p>
              <text:p><text:span text:style-name="T28">統計ページのタブであれば、グラフの再描画を行う。</text:span></text:p>
              <text:p><text:span text:style-name="T29">doDrawChart()</text:span><text:span text:style-name="T28">;</text:span></text:p>
            </draw:text-box>
          </draw:frame>
          <draw:frame draw:style-name="gr68" draw:text-style-name="P40" svg:width="56.83pt" svg:height="99.38pt" svg:x="431.94pt" svg:y="356pt">
            <draw:text-box>
              <text:p><text:span text:style-name="T27">13.4:</text:span></text:p>
              <text:p><text:span text:style-name="T28">タブ切替時のコールバック関数を実行する。</text:span></text:p>
              <text:p><text:span text:style-name="T28">$(document).on('easytabs:after',function(){});</text:span></text:p>
            </draw:text-box>
          </draw:frame>
          <draw:rect draw:style-name="gr3" draw:text-style-name="P39" svg:width="83.96pt" svg:height="16.47pt" svg:x="447.59pt" svg:y="304.24pt">
            <text:p text:style-name="P35"><text:span text:style-name="T24">GoogleChartTools</text:span></text:p>
          </draw:rect>
          <draw:line draw:style-name="gr2" draw:text-style-name="P34" svg:x1="488.81pt" svg:y1="320.66pt" svg:x2="491.75pt" svg:y2="531.67pt">
            <text:p/>
          </draw:line>
          <draw:rect draw:style-name="gr8" draw:text-style-name="P34" svg:width="9.67pt" svg:height="56.38pt" svg:x="485.46pt" svg:y="460.01pt">
            <text:p/>
          </draw:rect>
          <draw:line draw:style-name="gr9" draw:text-style-name="P35" svg:x1="425.91pt" svg:y1="460.01pt" svg:x2="485.46pt" svg:y2="460.01pt">
            <text:p/>
          </draw:line>
          <draw:rect draw:style-name="gr3" draw:text-style-name="P39" svg:width="83.96pt" svg:height="16.47pt" svg:x="447.59pt" svg:y="542.24pt">
            <text:p text:style-name="P35"><text:span text:style-name="T24">jqGrid</text:span></text:p>
          </draw:rect>
          <draw:line draw:style-name="gr2" draw:text-style-name="P34" svg:x1="488.81pt" svg:y1="558.68pt" svg:x2="491.75pt" svg:y2="746.56pt">
            <text:p/>
          </draw:line>
          <draw:rect draw:style-name="gr8" draw:text-style-name="P34" svg:width="9.67pt" svg:height="56.38pt" svg:x="485.46pt" svg:y="661.61pt">
            <text:p/>
          </draw:rect>
          <draw:frame draw:style-name="gr68" draw:text-style-name="P40" svg:width="56.83pt" svg:height="99.38pt" svg:x="431.94pt" svg:y="560.86pt">
            <draw:text-box>
              <text:p><text:span text:style-name="T27">13.6:</text:span></text:p>
              <text:p><text:span text:style-name="T28">タブ切替時のコールバック関数を実行する。</text:span></text:p>
              <text:p><text:span text:style-name="T28">$(document).on('easytabs:after',function(){});</text:span></text:p>
            </draw:text-box>
          </draw:frame>
          <draw:line draw:style-name="gr9" draw:text-style-name="P35" svg:x1="425.91pt" svg:y1="661.61pt" svg:x2="488.81pt" svg:y2="661.61pt">
            <text:p/>
          </draw:line>
          <draw:rect draw:style-name="gr8" draw:text-style-name="P35" svg:width="9.61pt" svg:height="32.17pt" svg:x="225.04pt" svg:y="718.1pt">
            <text:p/>
          </draw:rect>
          <draw:line draw:style-name="gr10" draw:text-style-name="P35" svg:x1="234.65pt" svg:y1="717.73pt" svg:x2="484.55pt" svg:y2="717.99pt">
            <text:p/>
          </draw:line>
          <draw:frame draw:style-name="gr69" draw:text-style-name="P41" svg:width="122.63pt" svg:height="46.43pt" svg:x="234.65pt" svg:y="671.36pt">
            <draw:text-box>
              <text:p><text:span text:style-name="T27">13.7:</text:span></text:p>
              <text:p><text:span text:style-name="T28">リストがあるタブであれば、リストのリサイズを行う。</text:span></text:p>
              <text:p><text:span text:style-name="T29">gridResize()</text:span><text:span text:style-name="T28">;</text:span></text:p>
            </draw:text-box>
          </draw:frame>
        </draw:g>
        <draw:rect draw:style-name="gr11" draw:text-style-name="P35" svg:width="482.51pt" svg:height="596.01pt" svg:x="57.8pt" svg:y="159pt">
          <text:p/>
        </draw:rect>
      </draw:g>
      <draw:g text:anchor-type="page" text:anchor-page-number="16" draw:z-index="15" draw:style-name="gr1">
        <draw:rect draw:style-name="gr3" draw:text-style-name="P35" svg:width="81.41pt" svg:height="26.82pt" svg:x="208.01pt" svg:y="120.84pt">
          <text:p text:style-name="P35"><text:span text:style-name="T8">HTML</text:span></text:p>
        </draw:rect>
        <draw:line draw:style-name="gr2" draw:text-style-name="P35" svg:x1="249.05pt" svg:y1="147.54pt" svg:x2="249.05pt" svg:y2="756.68pt">
          <text:p/>
        </draw:line>
        <draw:rect draw:style-name="gr3" draw:text-style-name="P35" svg:width="81.41pt" svg:height="26.82pt" svg:x="76pt" svg:y="120.84pt">
          <text:p text:style-name="P35"><text:span text:style-name="T8">ユーザ</text:span></text:p>
        </draw:rect>
        <draw:line draw:style-name="gr2" draw:text-style-name="P35" svg:x1="117.95pt" svg:y1="147.54pt" svg:x2="117.95pt" svg:y2="756.68pt">
          <text:p/>
        </draw:line>
        <draw:frame draw:style-name="gr66" draw:text-style-name="P40" svg:width="115.31pt" svg:height="63.07pt" svg:x="128.58pt" svg:y="211.35pt">
          <draw:text-box>
            <text:p><text:span text:style-name="T13"/></text:p>
            <text:p><text:span text:style-name="T13"/></text:p>
            <text:p><text:span text:style-name="T13">14.0</text:span></text:p>
            <text:p><text:span text:style-name="T13">ノード分割ボタンを押す。</text:span></text:p>
          </draw:text-box>
        </draw:frame>
        <draw:frame draw:style-name="gr70" draw:text-style-name="P40" svg:width="113.47pt" svg:height="58.68pt" svg:x="256.99pt" svg:y="253.96pt">
          <draw:text-box>
            <text:p><text:span text:style-name="T15">14.1:</text:span></text:p>
            <text:p><text:span text:style-name="T13">ノード分割ボタンが押されたイベントコールバック関数が実行される。</text:span></text:p>
            <text:p><text:span text:style-name="T16">$(document).on('click', '.devide_button', function(){});</text:span></text:p>
          </draw:text-box>
        </draw:frame>
        <draw:rect draw:style-name="gr8" draw:text-style-name="P35" svg:width="9.67pt" svg:height="64.71pt" svg:x="113.33pt" svg:y="215.6pt">
          <text:p/>
        </draw:rect>
        <draw:rect draw:style-name="gr8" draw:text-style-name="P34" svg:width="9.81pt" svg:height="37.16pt" svg:x="244.01pt" svg:y="280.35pt">
          <text:p/>
        </draw:rect>
        <draw:line draw:style-name="gr9" draw:text-style-name="P35" svg:x1="122.85pt" svg:y1="280.35pt" svg:x2="243.89pt" svg:y2="280.35pt">
          <text:p/>
        </draw:line>
        <draw:rect draw:style-name="gr3" draw:text-style-name="P34" svg:width="81.47pt" svg:height="26.87pt" svg:x="335.4pt" svg:y="120.1pt">
          <text:p text:style-name="P35"><text:span text:style-name="T8">JavaScript</text:span></text:p>
        </draw:rect>
        <draw:line draw:style-name="gr2" draw:text-style-name="P35" svg:x1="376.1pt" svg:y1="146.86pt" svg:x2="376.1pt" svg:y2="756.71pt">
          <text:p/>
        </draw:line>
        <draw:rect draw:style-name="gr8" draw:text-style-name="P34" svg:width="9.86pt" svg:height="61.57pt" svg:x="370.63pt" svg:y="316.86pt">
          <text:p/>
        </draw:rect>
        <draw:line draw:style-name="gr9" draw:text-style-name="P35" svg:x1="248.6pt" svg:y1="317.51pt" svg:x2="376.16pt" svg:y2="317.51pt">
          <text:p/>
        </draw:line>
        <draw:rect draw:style-name="gr8" draw:text-style-name="P35" svg:width="9.67pt" svg:height="30.93pt" svg:x="244.86pt" svg:y="378.4pt">
          <text:p/>
        </draw:rect>
        <draw:frame draw:style-name="gr52" draw:text-style-name="P40" svg:width="119.17pt" svg:height="46.89pt" svg:x="254.24pt" svg:y="330.75pt">
          <draw:text-box>
            <text:p><text:span text:style-name="T15">14.2:</text:span></text:p>
            <text:p><text:span text:style-name="T13">ノード分割ダイアログを表示する。</text:span></text:p>
            <text:p><text:span text:style-name="T16">$('#devide_node').dialog("open")</text:span></text:p>
          </draw:text-box>
        </draw:frame>
        <draw:line draw:style-name="gr10" draw:text-style-name="P34" svg:x1="254.35pt" svg:y1="378.45pt" svg:x2="375.99pt" svg:y2="378.26pt">
          <text:p/>
        </draw:line>
        <draw:rect draw:style-name="gr11" draw:text-style-name="P35" svg:width="482.51pt" svg:height="223.88pt" svg:x="56.69pt" svg:y="199.16pt">
          <text:p/>
        </draw:rect>
      </draw:g>
      <draw:g text:anchor-type="page" text:anchor-page-number="17" draw:z-index="16" draw:style-name="gr1">
        <draw:frame draw:style-name="gr71" draw:text-style-name="P40" svg:width="80.62pt" svg:height="88.19pt" svg:x="384.21pt" svg:y="343.16pt">
          <draw:text-box>
            <text:p><text:span text:style-name="T27">15.2:</text:span></text:p>
            <text:p><text:span text:style-name="T23">プルダウンメニューで選択した項目の値を引数に入れ、グラフを描画する関数をコールする。</text:span></text:p>
            <text:p><text:span text:style-name="T23">drawChart('fig8-0', 'line_chart', false, $(this).val());</text:span></text:p>
          </draw:text-box>
        </draw:frame>
        <draw:rect draw:style-name="gr3" draw:text-style-name="P35" svg:width="81.41pt" svg:height="26.82pt" svg:x="206.96pt" svg:y="123.99pt">
          <text:p text:style-name="P35"><text:span text:style-name="T8">HTML</text:span></text:p>
        </draw:rect>
        <draw:line draw:style-name="gr2" draw:text-style-name="P35" svg:x1="248pt" svg:y1="150.69pt" svg:x2="248pt" svg:y2="759.83pt">
          <text:p/>
        </draw:line>
        <draw:rect draw:style-name="gr3" draw:text-style-name="P35" svg:width="81.41pt" svg:height="26.82pt" svg:x="74.95pt" svg:y="123.99pt">
          <text:p text:style-name="P35"><text:span text:style-name="T8">ユーザ</text:span></text:p>
        </draw:rect>
        <draw:line draw:style-name="gr2" draw:text-style-name="P35" svg:x1="116.9pt" svg:y1="150.69pt" svg:x2="116.9pt" svg:y2="759.83pt">
          <text:p/>
        </draw:line>
        <draw:rect draw:style-name="gr3" draw:text-style-name="P34" svg:width="81.47pt" svg:height="26.87pt" svg:x="334.35pt" svg:y="123.25pt">
          <text:p text:style-name="P35"><text:span text:style-name="T8">JavaScript</text:span></text:p>
        </draw:rect>
        <draw:line draw:style-name="gr2" draw:text-style-name="P35" svg:x1="375.05pt" svg:y1="150.01pt" svg:x2="375.05pt" svg:y2="759.86pt">
          <text:p/>
        </draw:line>
        <draw:frame draw:style-name="gr72" draw:text-style-name="P40" svg:width="115.31pt" svg:height="51.28pt" svg:x="127.53pt" svg:y="235.9pt">
          <draw:text-box>
            <text:p><text:span text:style-name="T15">15.0:</text:span></text:p>
            <text:p><text:span text:style-name="T13">グラフの日付単位選択のプルダウンメニューを選択する。</text:span></text:p>
          </draw:text-box>
        </draw:frame>
        <draw:frame draw:style-name="gr73" draw:text-style-name="P40" svg:width="113.47pt" svg:height="58.62pt" svg:x="255.94pt" svg:y="250.41pt">
          <draw:text-box>
            <text:p><text:span text:style-name="T15">15.1:</text:span></text:p>
            <text:p><text:span text:style-name="T13">グラフの日付単位選択のイベントのコールバック関数が実行される。</text:span></text:p>
            <text:p><text:span text:style-name="T16">$(document).on('change', '.choose_unit', function(){});</text:span></text:p>
          </draw:text-box>
        </draw:frame>
        <draw:rect draw:style-name="gr8" draw:text-style-name="P35" svg:width="9.67pt" svg:height="34.47pt" svg:x="112.28pt" svg:y="236.3pt">
          <text:p/>
        </draw:rect>
        <draw:rect draw:style-name="gr8" draw:text-style-name="P34" svg:width="9.81pt" svg:height="45.01pt" svg:x="242.96pt" svg:y="270.79pt">
          <text:p/>
        </draw:rect>
        <draw:line draw:style-name="gr9" draw:text-style-name="P35" svg:x1="121.8pt" svg:y1="270.79pt" svg:x2="242.84pt" svg:y2="270.79pt">
          <text:p/>
        </draw:line>
        <draw:rect draw:style-name="gr8" draw:text-style-name="P34" svg:width="9.86pt" svg:height="116.08pt" svg:x="369.58pt" svg:y="315.81pt">
          <text:p/>
        </draw:rect>
        <draw:line draw:style-name="gr9" draw:text-style-name="P35" svg:x1="248pt" svg:y1="315.81pt" svg:x2="369.52pt" svg:y2="315.81pt">
          <text:p/>
        </draw:line>
        <draw:line draw:style-name="gr10" draw:text-style-name="P35" svg:x1="254.15pt" svg:y1="508.62pt" svg:x2="461.34pt" svg:y2="508.62pt">
          <text:p/>
        </draw:line>
        <draw:rect draw:style-name="gr3" draw:text-style-name="P39" svg:width="84.33pt" svg:height="16.67pt" svg:x="426.33pt" svg:y="306.06pt">
          <text:p text:style-name="P35"><text:span text:style-name="T30">GoogleChartTools</text:span></text:p>
        </draw:rect>
        <draw:line draw:style-name="gr2" draw:text-style-name="P34" svg:x1="467.6pt" svg:y1="322.7pt" svg:x2="468.6pt" svg:y2="523.84pt">
          <text:p/>
        </draw:line>
        <draw:rect draw:style-name="gr8" draw:text-style-name="P34" svg:width="9.67pt" svg:height="80.22pt" svg:x="461.48pt" svg:y="431.29pt">
          <text:p/>
        </draw:rect>
        <draw:line draw:style-name="gr9" draw:text-style-name="P35" svg:x1="379.3pt" svg:y1="431.29pt" svg:x2="461.45pt" svg:y2="431.83pt">
          <text:p/>
        </draw:line>
        <draw:rect draw:style-name="gr8" draw:text-style-name="P35" svg:width="9.61pt" svg:height="43.48pt" svg:x="244.69pt" svg:y="508.59pt">
          <text:p/>
        </draw:rect>
        <draw:frame draw:style-name="gr74" draw:text-style-name="P40" svg:width="113.22pt" svg:height="49.83pt" svg:x="256.39pt" svg:y="458.79pt">
          <draw:text-box>
            <text:p><text:span text:style-name="T15">15.4:</text:span></text:p>
            <text:p><text:span text:style-name="T13">取得したデータセットからグラフを描画する。</text:span></text:p>
            <text:p><text:span text:style-name="T16">chart.draw(data,chartOptions[contentName]);</text:span></text:p>
          </draw:text-box>
        </draw:frame>
        <draw:frame draw:style-name="gr75" draw:text-style-name="P40" svg:width="60.18pt" svg:height="108.09pt" svg:x="476.96pt" svg:y="423.86pt">
          <draw:text-box>
            <text:p><text:span text:style-name="T27">15.3:</text:span></text:p>
            <text:p><text:span text:style-name="T14">コンテンツ名、プルダウンメニューで選択した項目の値から該当するデータセットを取得する。</text:span></text:p>
            <text:p><text:span text:style-name="T16">var data = getChartDataFromMap(contentName, unit);</text:span></text:p>
          </draw:text-box>
        </draw:frame>
        <draw:rect draw:style-name="gr11" draw:text-style-name="P35" svg:width="482.51pt" svg:height="369.98pt" svg:x="55.64pt" svg:y="221.3pt">
          <text:p/>
        </draw:rect>
      </draw:g>
      <draw:g text:anchor-type="page" text:anchor-page-number="18" draw:z-index="17" draw:style-name="gr1">
        <draw:g draw:style-name="gr22">
          <draw:rect draw:style-name="gr3" draw:text-style-name="P35" svg:width="81.21pt" svg:height="26.76pt" svg:x="271.7pt" svg:y="124.78pt">
            <text:p text:style-name="P35"><text:span text:style-name="T8">HTML</text:span></text:p>
          </draw:rect>
          <draw:line draw:style-name="gr2" draw:text-style-name="P35" svg:x1="312.77pt" svg:y1="151.46pt" svg:x2="312.77pt" svg:y2="756.57pt">
            <text:p/>
          </draw:line>
          <draw:rect draw:style-name="gr3" draw:text-style-name="P35" svg:width="81.27pt" svg:height="26.76pt" svg:x="139.95pt" svg:y="124.78pt">
            <text:p text:style-name="P35"><text:span text:style-name="T8">ユーザ</text:span></text:p>
          </draw:rect>
          <draw:line draw:style-name="gr2" draw:text-style-name="P35" svg:x1="181.7pt" svg:y1="151.46pt" svg:x2="181.7pt" svg:y2="755.06pt">
            <text:p/>
          </draw:line>
          <draw:frame draw:style-name="gr56" draw:text-style-name="P40" svg:width="115.11pt" svg:height="35.18pt" svg:x="192.44pt" svg:y="222.15pt">
            <draw:text-box>
              <text:p><text:span text:style-name="T15">16.0:</text:span></text:p>
              <text:p><text:span text:style-name="T13">リストのレコード削除ボタンを押す。</text:span></text:p>
            </draw:text-box>
          </draw:frame>
          <draw:frame draw:style-name="gr6" draw:text-style-name="P40" svg:width="107.23pt" svg:height="70.27pt" svg:x="321.59pt" svg:y="232.3pt">
            <draw:text-box>
              <text:p><text:span text:style-name="T15">16.1:</text:span></text:p>
              <text:p><text:span text:style-name="T13">リストのレコード削除ボタンが押されたイベントのコールバック関数が実行される。</text:span></text:p>
              <text:p><text:span text:style-name="T16">$(document).on('click', '.delete-button', function(){});</text:span></text:p>
            </draw:text-box>
          </draw:frame>
          <draw:rect draw:style-name="gr8" draw:text-style-name="P35" svg:width="9.61pt" svg:height="34.38pt" svg:x="177.25pt" svg:y="222.89pt">
            <text:p/>
          </draw:rect>
          <draw:rect draw:style-name="gr8" draw:text-style-name="P34" svg:width="9.78pt" svg:height="37.08pt" svg:x="307.7pt" svg:y="257.3pt">
            <text:p/>
          </draw:rect>
          <draw:line draw:style-name="gr9" draw:text-style-name="P35" svg:x1="186.77pt" svg:y1="257.24pt" svg:x2="307.59pt" svg:y2="257.24pt">
            <text:p/>
          </draw:line>
          <draw:rect draw:style-name="gr3" draw:text-style-name="P34" svg:width="81.27pt" svg:height="26.82pt" svg:x="398.83pt" svg:y="124.04pt">
            <text:p text:style-name="P35"><text:span text:style-name="T8">JavaScript</text:span></text:p>
          </draw:rect>
          <draw:line draw:style-name="gr2" draw:text-style-name="P35" svg:x1="439.4pt" svg:y1="150.8pt" svg:x2="439.4pt" svg:y2="757.42pt">
            <text:p/>
          </draw:line>
          <draw:rect draw:style-name="gr8" draw:text-style-name="P34" svg:width="9.81pt" svg:height="73.22pt" svg:x="434.04pt" svg:y="293.64pt">
            <text:p/>
          </draw:rect>
          <draw:line draw:style-name="gr9" draw:text-style-name="P35" svg:x1="312.15pt" svg:y1="294.32pt" svg:x2="439.46pt" svg:y2="294.32pt">
            <text:p/>
          </draw:line>
          <draw:rect draw:style-name="gr8" draw:text-style-name="P35" svg:width="9.61pt" svg:height="29.08pt" svg:x="308.49pt" svg:y="366.63pt">
            <text:p/>
          </draw:rect>
          <draw:frame draw:style-name="gr57" draw:text-style-name="P40" svg:width="118.91pt" svg:height="58.56pt" svg:x="317.85pt" svg:y="312.15pt">
            <draw:text-box>
              <text:p><text:span text:style-name="T15">16.2:</text:span></text:p>
              <text:p><text:span text:style-name="T13">チェックが入ったレコードを削除する。</text:span></text:p>
              <text:p><text:span text:style-name="T16">$targetTable.delRowData($(this).attr('id'));</text:span></text:p>
            </draw:text-box>
          </draw:frame>
          <draw:line draw:style-name="gr10" draw:text-style-name="P34" svg:x1="318.05pt" svg:y1="366.8pt" svg:x2="439.46pt" svg:y2="366.6pt">
            <text:p/>
          </draw:line>
          <draw:rect draw:style-name="gr48" draw:text-style-name="P34" svg:width="268.02pt" svg:height="101.62pt" svg:x="188.84pt" svg:y="302.54pt">
            <text:p/>
          </draw:rect>
          <draw:rect draw:style-name="gr49" draw:text-style-name="P42" svg:width="121.38pt" svg:height="18.82pt" svg:x="188.84pt" svg:y="302.54pt">
            <text:p text:style-name="P35"><text:span text:style-name="T11">Loop(1,</text:span><text:span text:style-name="T13">チェックされた行の数</text:span><text:span text:style-name="T31">)</text:span></text:p>
          </draw:rect>
        </draw:g>
        <draw:rect draw:style-name="gr11" draw:text-style-name="P35" svg:width="380.61pt" svg:height="250.21pt" svg:x="121.24pt" svg:y="193.1pt">
          <text:p/>
        </draw:rect>
      </draw:g>
      <draw:g text:anchor-type="page" text:anchor-page-number="19" draw:z-index="18" draw:style-name="gr1">
        <draw:g draw:style-name="gr22">
          <draw:rect draw:style-name="gr3" draw:text-style-name="P35" svg:width="81.21pt" svg:height="26.76pt" svg:x="208.54pt" svg:y="128.13pt">
            <text:p text:style-name="P35"><text:span text:style-name="T8">HTML</text:span></text:p>
          </draw:rect>
          <draw:line draw:style-name="gr2" draw:text-style-name="P35" svg:x1="249.65pt" svg:y1="154.8pt" svg:x2="249.65pt" svg:y2="751.04pt">
            <text:p/>
          </draw:line>
          <draw:rect draw:style-name="gr3" draw:text-style-name="P35" svg:width="81.27pt" svg:height="26.76pt" svg:x="76.79pt" svg:y="128.13pt">
            <text:p text:style-name="P35"><text:span text:style-name="T8">ユーザ</text:span></text:p>
          </draw:rect>
          <draw:line draw:style-name="gr2" draw:text-style-name="P35" svg:x1="118.6pt" svg:y1="154.8pt" svg:x2="118.6pt" svg:y2="751.1pt">
            <text:p/>
          </draw:line>
          <draw:rect draw:style-name="gr3" draw:text-style-name="P34" svg:width="81.27pt" svg:height="26.82pt" svg:x="335.68pt" svg:y="127.39pt">
            <text:p text:style-name="P35"><text:span text:style-name="T8">JavaScript</text:span></text:p>
          </draw:rect>
          <draw:line draw:style-name="gr2" draw:text-style-name="P35" svg:x1="376.3pt" svg:y1="154.15pt" svg:x2="376.3pt" svg:y2="750.25pt">
            <text:p/>
          </draw:line>
          <draw:rect draw:style-name="gr8" draw:text-style-name="P35" svg:width="9.61pt" svg:height="57.83pt" svg:x="243.64pt" svg:y="360.79pt">
            <text:p/>
          </draw:rect>
          <draw:line draw:style-name="gr10" draw:text-style-name="P35" svg:x1="380.69pt" svg:y1="474.29pt" svg:x2="469.39pt" svg:y2="474.29pt">
            <text:p/>
          </draw:line>
          <draw:rect draw:style-name="gr3" draw:text-style-name="P39" svg:width="84.16pt" svg:height="16.58pt" svg:x="434.3pt" svg:y="353.79pt">
            <text:p text:style-name="P35"><text:span text:style-name="T24">getCurrentDate()</text:span></text:p>
          </draw:rect>
          <draw:line draw:style-name="gr2" draw:text-style-name="P34" svg:x1="475.65pt" svg:y1="370.49pt" svg:x2="475.65pt" svg:y2="472.34pt">
            <text:p/>
          </draw:line>
          <draw:rect draw:style-name="gr8" draw:text-style-name="P34" svg:width="9.61pt" svg:height="50.63pt" svg:x="469.39pt" svg:y="423.44pt">
            <text:p/>
          </draw:rect>
          <draw:frame draw:style-name="gr56" draw:text-style-name="P40" svg:width="115.11pt" svg:height="35.18pt" svg:x="129.29pt" svg:y="208.49pt">
            <draw:text-box>
              <text:p><text:span text:style-name="T15">17</text:span><text:span text:style-name="T32">.0</text:span><text:span text:style-name="T15">:</text:span></text:p>
              <text:p><text:span text:style-name="T13">入出庫管理画面</text:span></text:p>
              <text:p><text:span text:style-name="T13">本日ボタンを押す。</text:span></text:p>
            </draw:text-box>
          </draw:frame>
          <draw:frame draw:style-name="gr5" draw:text-style-name="P40" svg:width="113.22pt" svg:height="81.98pt" svg:x="257.44pt" svg:y="211.83pt">
            <draw:text-box>
              <text:p><text:span text:style-name="T15">17.1:</text:span></text:p>
              <text:p><text:span text:style-name="T13">本日ボタンが押されたときのイベントのコールバック関数が実行される。</text:span></text:p>
              <text:p><text:span text:style-name="T16">$(document).on('click', target + " .today_button", function(){});</text:span></text:p>
            </draw:text-box>
          </draw:frame>
          <draw:rect draw:style-name="gr8" draw:text-style-name="P35" svg:width="9.61pt" svg:height="34.38pt" svg:x="114.09pt" svg:y="208.4pt">
            <text:p/>
          </draw:rect>
          <draw:rect draw:style-name="gr8" draw:text-style-name="P34" svg:width="9.78pt" svg:height="44.93pt" svg:x="244.54pt" svg:y="242.79pt">
            <text:p/>
          </draw:rect>
          <draw:line draw:style-name="gr9" draw:text-style-name="P35" svg:x1="123.68pt" svg:y1="242.7pt" svg:x2="244.49pt" svg:y2="242.7pt">
            <text:p/>
          </draw:line>
          <draw:rect draw:style-name="gr8" draw:text-style-name="P34" svg:width="9.81pt" svg:height="279.98pt" svg:x="370.89pt" svg:y="287.69pt">
            <text:p/>
          </draw:rect>
          <draw:line draw:style-name="gr9" draw:text-style-name="P35" svg:x1="249.62pt" svg:y1="287.72pt" svg:x2="370.89pt" svg:y2="287.72pt">
            <text:p/>
          </draw:line>
          <draw:frame draw:style-name="gr66" draw:text-style-name="P40" svg:width="104.77pt" svg:height="63.07pt" svg:x="257.44pt" svg:y="290.58pt">
            <draw:text-box>
              <text:p><text:span text:style-name="T13">17.2:</text:span></text:p>
              <text:p><text:span text:style-name="T13">チェックが入ったレコードを取得する。</text:span></text:p>
              <text:p><text:span text:style-name="T13">$checked = $(target + "-list .jqgrow:has('input:checkbox:checked')")</text:span><text:span text:style-name="T14">;</text:span></text:p>
            </draw:text-box>
          </draw:frame>
          <draw:frame draw:style-name="gr52" draw:text-style-name="P40" svg:width="83.23pt" svg:height="46.89pt" svg:x="384.94pt" svg:y="376.1pt">
            <draw:text-box>
              <text:p><text:span text:style-name="T22">17.4:</text:span></text:p>
              <text:p><text:span text:style-name="T13">現在の日付を取得する。</text:span></text:p>
              <text:p><text:span text:style-name="T13">getCurrentDate();</text:span></text:p>
            </draw:text-box>
          </draw:frame>
          <draw:line draw:style-name="gr9" draw:text-style-name="P35" svg:x1="380.69pt" svg:y1="422.9pt" svg:x2="469.39pt" svg:y2="422.9pt">
            <text:p/>
          </draw:line>
          <draw:line draw:style-name="gr10" draw:text-style-name="P35" svg:x1="249.62pt" svg:y1="360.82pt" svg:x2="370.89pt" svg:y2="360.82pt">
            <text:p/>
          </draw:line>
          <draw:line draw:style-name="gr9" draw:text-style-name="P34" svg:x1="249.02pt" svg:y1="418.59pt" svg:x2="370.91pt" svg:y2="418.59pt">
            <text:p/>
          </draw:line>
          <draw:frame draw:style-name="gr52" draw:text-style-name="P40" svg:width="102.78pt" svg:height="46.89pt" svg:x="259.2pt" svg:y="371.74pt">
            <draw:text-box>
              <text:p><text:span text:style-name="T15">17.3:</text:span></text:p>
              <text:p><text:span text:style-name="T13">チェックが入ったレコードを変数に格納する。</text:span></text:p>
              <text:p><text:span text:style-name="T16">$checked</text:span></text:p>
            </draw:text-box>
          </draw:frame>
          <draw:frame draw:style-name="gr52" draw:text-style-name="P40" svg:width="79.17pt" svg:height="46.89pt" svg:x="385.65pt" svg:y="434.13pt">
            <draw:text-box>
              <text:p><text:span text:style-name="T22">17.5:</text:span></text:p>
              <text:p><text:span text:style-name="T13">取得した日付を変数に入れる。</text:span></text:p>
              <text:p><text:span text:style-name="T13">current</text:span></text:p>
            </draw:text-box>
          </draw:frame>
          <draw:line draw:style-name="gr10" draw:text-style-name="P35" svg:x1="255.8pt" svg:y1="679.97pt" svg:x2="469.39pt" svg:y2="678.27pt">
            <text:p/>
          </draw:line>
          <draw:rect draw:style-name="gr3" draw:text-style-name="P39" svg:width="84.16pt" svg:height="16.61pt" svg:x="434.3pt" svg:y="485.74pt">
            <text:p><text:span text:style-name="T30">setRecordDate()</text:span></text:p>
          </draw:rect>
          <draw:line draw:style-name="gr2" draw:text-style-name="P34" svg:x1="476.45pt" svg:y1="502.3pt" svg:x2="476.45pt" svg:y2="660.1pt">
            <text:p/>
          </draw:line>
          <draw:rect draw:style-name="gr8" draw:text-style-name="P34" svg:width="9.61pt" svg:height="75.69pt" svg:x="469.39pt" svg:y="602.65pt">
            <text:p/>
          </draw:rect>
          <draw:frame draw:style-name="gr57" draw:text-style-name="P40" svg:width="78.52pt" svg:height="58.56pt" svg:x="386.99pt" svg:y="509.39pt">
            <draw:text-box>
              <text:p><text:span text:style-name="T22">17.6:</text:span></text:p>
              <text:p><text:span text:style-name="T13">レコードに日付をセットする。</text:span></text:p>
              <text:p><text:span text:style-name="T14">setRecordDate($checked, current, target);</text:span></text:p>
            </draw:text-box>
          </draw:frame>
          <draw:line draw:style-name="gr9" draw:text-style-name="P35" svg:x1="380.69pt" svg:y1="568.2pt" svg:x2="475.65pt" svg:y2="567.95pt">
            <text:p/>
          </draw:line>
          <draw:rect draw:style-name="gr8" draw:text-style-name="P35" svg:width="9.61pt" svg:height="30.33pt" svg:x="246.19pt" svg:y="680pt">
            <text:p/>
          </draw:rect>
          <draw:frame draw:style-name="gr24" draw:text-style-name="P40" svg:width="113.02pt" svg:height="59.27pt" svg:x="257.9pt" svg:y="619.03pt">
            <draw:text-box>
              <text:p><text:span text:style-name="T15">17.7:</text:span></text:p>
              <text:p><text:span text:style-name="T13">チェックが入った行をに日付を入れる。</text:span></text:p>
              <text:p><text:span text:style-name="T16">$(target + '-list').setCell(checkedRecords.eq(i).attr('id'), 'date', date);</text:span></text:p>
            </draw:text-box>
          </draw:frame>
          <draw:rect draw:style-name="gr48" draw:text-style-name="P34" svg:width="364.11pt" svg:height="120.42pt" svg:x="121.29pt" svg:y="599.13pt">
            <text:p/>
          </draw:rect>
          <draw:rect draw:style-name="gr49" draw:text-style-name="P43" svg:width="124.41pt" svg:height="18.82pt" svg:x="121.29pt" svg:y="599.13pt">
            <text:p text:style-name="P35"><text:span text:style-name="T33">Loop(1,</text:span><text:span text:style-name="T34">チェックされた行の数</text:span><text:span text:style-name="T33">)</text:span></text:p>
          </draw:rect>
        </draw:g>
        <draw:rect draw:style-name="gr11" draw:text-style-name="P35" svg:width="453.97pt" svg:height="536.71pt" svg:x="76.99pt" svg:y="193.1pt">
          <text:p/>
        </draw:rect>
      </draw:g>
      <draw:g text:anchor-type="page" text:anchor-page-number="20" draw:z-index="19" draw:style-name="gr1">
        <draw:rect draw:style-name="gr3" draw:text-style-name="P35" svg:width="81.61pt" svg:height="26.93pt" svg:x="195.39pt" svg:y="141.14pt">
          <text:p text:style-name="P35"><text:span text:style-name="T8">HTML</text:span></text:p>
        </draw:rect>
        <draw:line draw:style-name="gr2" draw:text-style-name="P35" svg:x1="236.69pt" svg:y1="167.98pt" svg:x2="236.69pt" svg:y2="757.93pt">
          <text:p/>
        </draw:line>
        <draw:rect draw:style-name="gr3" draw:text-style-name="P35" svg:width="81.61pt" svg:height="26.93pt" svg:x="63.04pt" svg:y="141.14pt">
          <text:p text:style-name="P35"><text:span text:style-name="T8">ユーザ</text:span></text:p>
        </draw:rect>
        <draw:line draw:style-name="gr2" draw:text-style-name="P35" svg:x1="105.05pt" svg:y1="167.98pt" svg:x2="105.05pt" svg:y2="758.32pt">
          <text:p/>
        </draw:line>
        <draw:frame draw:style-name="gr56" draw:text-style-name="P40" svg:width="115.68pt" svg:height="35.18pt" svg:x="115.8pt" svg:y="177.31pt">
          <draw:text-box>
            <text:p><text:span text:style-name="T13">18</text:span><text:span text:style-name="T32">.0</text:span><text:span text:style-name="T13">:</text:span></text:p>
            <text:p><text:span text:style-name="T13">入出庫管理画面</text:span></text:p>
            <text:p><text:span text:style-name="T13">カレンダーボタンを押す。</text:span></text:p>
          </draw:text-box>
        </draw:frame>
        <draw:frame draw:style-name="gr5" draw:text-style-name="P40" svg:width="113.78pt" svg:height="81.98pt" svg:x="244.54pt" svg:y="179.8pt">
          <draw:text-box>
            <text:p><text:span text:style-name="T32">18.1:</text:span></text:p>
            <text:p><text:span text:style-name="T35">カレンダーボタンが押されたときのイベントのコールバック関数が実行される。</text:span></text:p>
            <text:p><text:span text:style-name="T36">$(document).on('click', target + " .calendar_button", function(){});</text:span></text:p>
          </draw:text-box>
        </draw:frame>
        <draw:rect draw:style-name="gr8" draw:text-style-name="P35" svg:width="9.67pt" svg:height="34.53pt" svg:x="100.49pt" svg:y="177.9pt">
          <text:p/>
        </draw:rect>
        <draw:rect draw:style-name="gr8" draw:text-style-name="P34" svg:width="9.86pt" svg:height="37.28pt" svg:x="231.53pt" svg:y="212.46pt">
          <text:p/>
        </draw:rect>
        <draw:line draw:style-name="gr9" draw:text-style-name="P35" svg:x1="110.15pt" svg:y1="212.49pt" svg:x2="231.53pt" svg:y2="212.49pt">
          <text:p/>
        </draw:line>
        <draw:rect draw:style-name="gr3" draw:text-style-name="P34" svg:width="81.67pt" svg:height="26.93pt" svg:x="323.15pt" svg:y="140.4pt">
          <text:p text:style-name="P35"><text:span text:style-name="T8">JavaScript</text:span></text:p>
        </draw:rect>
        <draw:line draw:style-name="gr2" draw:text-style-name="P35" svg:x1="364.05pt" svg:y1="167.24pt" svg:x2="364.05pt" svg:y2="758.81pt">
          <text:p/>
        </draw:line>
        <draw:rect draw:style-name="gr8" draw:text-style-name="P34" svg:width="9.86pt" svg:height="247.83pt" svg:x="358.5pt" svg:y="249pt">
          <text:p/>
        </draw:rect>
        <draw:line draw:style-name="gr9" draw:text-style-name="P35" svg:x1="236.15pt" svg:y1="249.73pt" svg:x2="364.05pt" svg:y2="249.73pt">
          <text:p/>
        </draw:line>
        <draw:line draw:style-name="gr10" draw:text-style-name="P35" svg:x1="241.85pt" svg:y1="526.14pt" svg:x2="474.8pt" svg:y2="527.58pt">
          <text:p/>
        </draw:line>
        <draw:rect draw:style-name="gr3" draw:text-style-name="P39" svg:width="101.96pt" svg:height="16.67pt" svg:x="430.38pt" svg:y="412.3pt">
          <text:p><text:span text:style-name="T30">createTemporatyElem()</text:span></text:p>
        </draw:rect>
        <draw:line draw:style-name="gr2" draw:text-style-name="P34" svg:x1="480.95pt" svg:y1="429pt" svg:x2="480.95pt" svg:y2="531.33pt">
          <text:p/>
        </draw:line>
        <draw:rect draw:style-name="gr8" draw:text-style-name="P34" svg:width="9.67pt" svg:height="216.43pt" svg:x="474.75pt" svg:y="496.8pt">
          <text:p/>
        </draw:rect>
        <draw:line draw:style-name="gr76" draw:text-style-name="P34" svg:x1="236.55pt" svg:y1="420.43pt" svg:x2="358.53pt" svg:y2="420.24pt">
          <text:p/>
        </draw:line>
        <draw:line draw:style-name="gr9" draw:text-style-name="P35" svg:x1="364.05pt" svg:y1="496.89pt" svg:x2="474.77pt" svg:y2="496.89pt">
          <text:p/>
        </draw:line>
        <draw:rect draw:style-name="gr48" draw:text-style-name="P34" svg:width="218.66pt" svg:height="56.92pt" svg:x="159.59pt" svg:y="369.69pt">
          <text:p/>
        </draw:rect>
        <draw:rect draw:style-name="gr49" draw:text-style-name="P43" svg:width="58.37pt" svg:height="18.94pt" svg:x="159.39pt" svg:y="369.69pt">
          <text:p text:style-name="P35"><text:span text:style-name="T33">break</text:span></text:p>
        </draw:rect>
        <draw:frame draw:style-name="gr77" draw:text-style-name="P44" svg:width="96.66pt" svg:height="33.22pt" svg:x="247.04pt" svg:y="571.04pt">
          <draw:text-box>
            <text:p><text:span text:style-name="T37">18.7:</text:span></text:p>
            <text:p><text:span text:style-name="T38">カレンダーを作る。</text:span></text:p>
            <text:p><text:span text:style-name="T38">$hidden.datepicker();</text:span></text:p>
          </draw:text-box>
        </draw:frame>
        <draw:line draw:style-name="gr10" draw:text-style-name="P34" svg:x1="236.64pt" svg:y1="313pt" svg:x2="358.61pt" svg:y2="312.8pt">
          <text:p/>
        </draw:line>
        <draw:frame draw:style-name="gr78" draw:text-style-name="P45" svg:width="113.73pt" svg:height="62.76pt" svg:x="244.8pt" svg:y="257.36pt">
          <draw:text-box>
            <text:p><text:span text:style-name="T39">18.2:</text:span></text:p>
            <text:p><text:span text:style-name="T39">チェックが入ったレコードを取得する。</text:span></text:p>
            <text:p><text:span text:style-name="T39">$checked = $(target + "-list .jqgrow:has('input:checkbox:checked')")</text:span><text:span text:style-name="T40">;</text:span></text:p>
          </draw:text-box>
        </draw:frame>
        <draw:rect draw:style-name="gr8" draw:text-style-name="P34" svg:width="9.86pt" svg:height="45.86pt" svg:x="231.53pt" svg:y="312.8pt">
          <text:p/>
        </draw:rect>
        <draw:frame draw:style-name="gr52" draw:text-style-name="P46" svg:width="113.73pt" svg:height="46.89pt" svg:x="244.8pt" svg:y="313.14pt">
          <draw:text-box>
            <text:p><text:span text:style-name="T32">18.3:</text:span></text:p>
            <text:p><text:span text:style-name="T35">チェックが入ったレコードを変数に格納する。</text:span></text:p>
            <text:p><text:span text:style-name="T36">$checked</text:span></text:p>
          </draw:text-box>
        </draw:frame>
        <draw:line draw:style-name="gr9" draw:text-style-name="P35" svg:x1="236.64pt" svg:y1="358.64pt" svg:x2="358.47pt" svg:y2="358.64pt">
          <text:p/>
        </draw:line>
        <draw:frame draw:style-name="gr79" draw:text-style-name="P47" svg:width="86.91pt" svg:height="15.34pt" svg:x="244.8pt" svg:y="379.56pt">
          <draw:text-box>
            <text:p text:style-name="P35"><text:span text:style-name="T32">[$checked.length == 0]</text:span></text:p>
          </draw:text-box>
        </draw:frame>
        <draw:frame draw:style-name="gr80" draw:text-style-name="P47" svg:width="86.91pt" svg:height="23.47pt" svg:x="244.8pt" svg:y="393.85pt">
          <draw:text-box>
            <text:p text:style-name="P35"><text:span text:style-name="T32">処理を終える</text:span></text:p>
            <text:p text:style-name="P35"><text:span text:style-name="T32">return false;</text:span></text:p>
          </draw:text-box>
        </draw:frame>
        <draw:frame draw:style-name="gr6" draw:text-style-name="P40" svg:width="80.87pt" svg:height="70.27pt" svg:x="380.18pt" svg:y="437.95pt">
          <draw:text-box>
            <text:p><text:span text:style-name="T41">18.4:</text:span></text:p>
            <text:p><text:span text:style-name="T35">カレンダーと、カレンダーの値を一時保存する要素を作る。</text:span></text:p>
            <text:p><text:span text:style-name="T14">createTemporatyElem(target, $checked);</text:span></text:p>
          </draw:text-box>
        </draw:frame>
        <draw:rect draw:style-name="gr8" draw:text-style-name="P34" svg:width="9.72pt" svg:height="38.78pt" svg:x="232.1pt" svg:y="526.05pt">
          <text:p/>
        </draw:rect>
        <draw:frame draw:style-name="gr5" draw:text-style-name="P46" svg:width="103.27pt" svg:height="81.98pt" svg:x="247.04pt" svg:y="451.84pt">
          <draw:text-box>
            <text:p><text:span text:style-name="T27">18.5:</text:span></text:p>
            <text:p><text:span text:style-name="T35">カレンダーで選択した日付を一時保存する要素を作る。</text:span></text:p>
            <text:p><text:span text:style-name="T36">$(target).append($('&lt;input&gt;').attr({id: 'fig12-tmpdate',type: 'text'}));</text:span></text:p>
          </draw:text-box>
        </draw:frame>
        <draw:frame draw:style-name="gr56" draw:text-style-name="P48" svg:width="123.08pt" svg:height="35.18pt" svg:x="247.04pt" svg:y="527.84pt">
          <draw:text-box>
            <text:p><text:span text:style-name="T27">18.6:</text:span></text:p>
            <text:p><text:span text:style-name="T42">作成した要素を変数に入れる。</text:span></text:p>
            <text:p><text:span text:style-name="T42">$hidden</text:span></text:p>
          </draw:text-box>
        </draw:frame>
        <draw:line draw:style-name="gr9" draw:text-style-name="P35" svg:x1="236.64pt" svg:y1="564.8pt" svg:x2="474.69pt" svg:y2="564.8pt">
          <text:p/>
        </draw:line>
        <draw:line draw:style-name="gr10" draw:text-style-name="P35" svg:x1="241.85pt" svg:y1="599.47pt" svg:x2="474.8pt" svg:y2="600.92pt">
          <text:p/>
        </draw:line>
        <draw:rect draw:style-name="gr8" draw:text-style-name="P34" svg:width="9.72pt" svg:height="38.78pt" svg:x="232.1pt" svg:y="599.44pt">
          <text:p/>
        </draw:rect>
        <draw:line draw:style-name="gr10" draw:text-style-name="P35" svg:x1="241.85pt" svg:y1="712.15pt" svg:x2="474.8pt" svg:y2="713.59pt">
          <text:p/>
        </draw:line>
        <draw:frame draw:style-name="gr81" draw:text-style-name="P46" svg:width="121.12pt" svg:height="70.02pt" svg:x="242.9pt" svg:y="642.16pt">
          <draw:text-box>
            <text:p><text:span text:style-name="T41">18.8:</text:span></text:p>
            <text:p><text:span text:style-name="T35">カレンダーの日付を一時保存する要素の値の変化のイベントを登録する。</text:span></text:p>
            <text:p><text:span text:style-name="T14">setTemporaryElemChangeEvent(target, checkedRecord, $hidden);</text:span></text:p>
          </draw:text-box>
        </draw:frame>
        <draw:rect draw:style-name="gr8" draw:text-style-name="P34" svg:width="9.72pt" svg:height="38.72pt" svg:x="232.1pt" svg:y="712.15pt">
          <text:p/>
        </draw:rect>
        <draw:rect draw:style-name="gr11" draw:text-style-name="P35" svg:width="479.03pt" svg:height="578.32pt" svg:x="64.54pt" svg:y="174.39pt">
          <text:p/>
        </draw:rect>
      </draw:g>
      <draw:g text:anchor-type="page" text:anchor-page-number="23" draw:z-index="20" draw:style-name="gr1">
        <draw:rect draw:style-name="gr3" draw:text-style-name="P35" svg:width="81.07pt" svg:height="26.73pt" svg:x="188.96pt" svg:y="162.14pt">
          <text:p text:style-name="P35"><text:span text:style-name="T8">HTML</text:span></text:p>
        </draw:rect>
        <draw:line draw:style-name="gr2" draw:text-style-name="P35" svg:x1="229.89pt" svg:y1="188.76pt" svg:x2="229.89pt" svg:y2="752.77pt">
          <text:p/>
        </draw:line>
        <draw:rect draw:style-name="gr3" draw:text-style-name="P35" svg:width="81.13pt" svg:height="26.73pt" svg:x="57.46pt" svg:y="162.14pt">
          <text:p text:style-name="P35"><text:span text:style-name="T8">ユーザ</text:span></text:p>
        </draw:rect>
        <draw:line draw:style-name="gr2" draw:text-style-name="P35" svg:x1="99.24pt" svg:y1="188.76pt" svg:x2="98.7pt" svg:y2="757.22pt">
          <text:p/>
        </draw:line>
        <draw:frame draw:style-name="gr52" draw:text-style-name="P40" svg:width="114.92pt" svg:height="46.89pt" svg:x="109.84pt" svg:y="208.94pt">
          <draw:text-box>
            <text:p><text:span text:style-name="T43">21.0:</text:span></text:p>
            <text:p><text:span text:style-name="T42">社員追加画面</text:span></text:p>
            <text:p><text:span text:style-name="T42">人物リストのレコードをチェックして追加ボタンを押す。</text:span></text:p>
          </draw:text-box>
        </draw:frame>
        <draw:frame draw:style-name="gr6" draw:text-style-name="P48" svg:width="113.02pt" svg:height="70.27pt" svg:x="238pt" svg:y="226.71pt">
          <draw:text-box>
            <text:p><text:span text:style-name="T32">21.1:</text:span></text:p>
            <text:p><text:span text:style-name="T44">社員追加が面の追加ボタンのクリックイベントのコールバック関数が実行される。</text:span></text:p>
            <text:p><text:span text:style-name="T44">$(this).on('click', '#fig4-5 .choose-record', function(){});</text:span></text:p>
          </draw:text-box>
        </draw:frame>
        <draw:rect draw:style-name="gr8" draw:text-style-name="P35" svg:width="9.61pt" svg:height="55.13pt" svg:x="94.65pt" svg:y="198.65pt">
          <text:p/>
        </draw:rect>
        <draw:rect draw:style-name="gr8" draw:text-style-name="P34" svg:width="9.78pt" svg:height="38.58pt" svg:x="224.9pt" svg:y="250.21pt">
          <text:p/>
        </draw:rect>
        <draw:line draw:style-name="gr9" draw:text-style-name="P35" svg:x1="104.31pt" svg:y1="251.01pt" svg:x2="224.9pt" svg:y2="251.01pt">
          <text:p/>
        </draw:line>
        <draw:rect draw:style-name="gr3" draw:text-style-name="P34" svg:width="81.18pt" svg:height="26.76pt" svg:x="315.84pt" svg:y="161.4pt">
          <text:p text:style-name="P35"><text:span text:style-name="T8">JavaScript</text:span></text:p>
        </draw:rect>
        <draw:line draw:style-name="gr2" draw:text-style-name="P35" svg:x1="356.46pt" svg:y1="188.05pt" svg:x2="356.46pt" svg:y2="749.2pt">
          <text:p/>
        </draw:line>
        <draw:rect draw:style-name="gr8" draw:text-style-name="P34" svg:width="8.76pt" svg:height="468.96pt" svg:x="351.24pt" svg:y="288.77pt">
          <text:p/>
        </draw:rect>
        <draw:line draw:style-name="gr10" draw:text-style-name="P34" svg:x1="232.07pt" svg:y1="416.41pt" svg:x2="424.46pt" svg:y2="416.41pt">
          <text:p/>
        </draw:line>
        <draw:rect draw:style-name="gr8" draw:text-style-name="P34" svg:width="9.86pt" svg:height="65.17pt" svg:x="226.03pt" svg:y="416.41pt">
          <text:p/>
        </draw:rect>
        <draw:frame draw:style-name="gr52" draw:text-style-name="P46" svg:width="102.47pt" svg:height="46.89pt" svg:x="243.44pt" svg:y="442.32pt">
          <draw:text-box>
            <text:p><text:span text:style-name="T14">21.4:</text:span></text:p>
            <text:p><text:span text:style-name="T14">取得したレコードを変数に格納する。</text:span></text:p>
            <text:p><text:span text:style-name="T13">$checkedrow</text:span></text:p>
          </draw:text-box>
        </draw:frame>
        <draw:line draw:style-name="gr9" draw:text-style-name="P34" svg:x1="229.92pt" svg:y1="481.55pt" svg:x2="426.08pt" svg:y2="481.55pt">
          <text:p/>
        </draw:line>
        <draw:line draw:style-name="gr9" draw:text-style-name="P35" svg:x1="229.07pt" svg:y1="288.79pt" svg:x2="350.67pt" svg:y2="288.79pt">
          <text:p/>
        </draw:line>
        <draw:frame draw:style-name="gr6" draw:text-style-name="P46" svg:width="106.21pt" svg:height="70.27pt" svg:x="235.9pt" svg:y="355.27pt">
          <draw:text-box>
            <text:p><text:span text:style-name="T14">21.3:</text:span></text:p>
            <text:p><text:span text:style-name="T35">チェックが入ったレコードを取得する。</text:span></text:p>
            <text:p><text:span text:style-name="T13">$(getRowFrom +' .jqgrow:has(input:checkbox:checked)');</text:span></text:p>
          </draw:text-box>
        </draw:frame>
        <draw:rect draw:style-name="gr3" draw:text-style-name="P39" svg:width="82.89pt" svg:height="16.78pt" svg:x="388.49pt" svg:y="227.17pt">
          <text:p><text:span text:style-name="T30">addSelectedRows()</text:span></text:p>
        </draw:rect>
        <draw:line draw:style-name="gr2" draw:text-style-name="P34" svg:x1="429.31pt" svg:y1="243.89pt" svg:x2="430.75pt" svg:y2="748.49pt">
          <text:p/>
        </draw:line>
        <draw:rect draw:style-name="gr8" draw:text-style-name="P34" svg:width="8.33pt" svg:height="383.53pt" svg:x="426.78pt" svg:y="374.2pt">
          <text:p/>
        </draw:rect>
        <draw:line draw:style-name="gr9" draw:text-style-name="P35" svg:x1="360.45pt" svg:y1="374.2pt" svg:x2="433.11pt" svg:y2="374.2pt">
          <text:p/>
        </draw:line>
        <draw:frame draw:style-name="gr82" draw:text-style-name="P48" svg:width="59.98pt" svg:height="128.78pt" svg:x="365.9pt" svg:y="262.06pt">
          <draw:text-box>
            <text:p><text:span text:style-name="T27">21.2:</text:span></text:p>
            <text:p><text:span text:style-name="T42">選択した人物レコードを社員管理テーブルに追加する。</text:span></text:p>
            <text:p><text:span text:style-name="T44">addSelectedRows('#fig4-5-list', '#fig4-3-list', checkboxHtml, arrayStrings);</text:span></text:p>
          </draw:text-box>
        </draw:frame>
        <draw:frame draw:style-name="gr83" draw:text-style-name="P48" svg:width="118.77pt" svg:height="11.76pt" svg:x="232.5pt" svg:y="510.75pt">
          <draw:text-box>
            <text:p><text:span text:style-name="T45">[</text:span><text:span text:style-name="T45">レコードが取得できなかった</text:span><text:span text:style-name="T27">]</text:span></text:p>
          </draw:text-box>
        </draw:frame>
        <draw:line draw:style-name="gr76" draw:text-style-name="P34" svg:x1="229.92pt" svg:y1="565.99pt" svg:x2="426.08pt" svg:y2="565.99pt">
          <text:p/>
        </draw:line>
        <draw:rect draw:style-name="gr48" draw:text-style-name="P34" svg:width="267.76pt" svg:height="83.08pt" svg:x="171.69pt" svg:y="504.65pt">
          <text:p/>
        </draw:rect>
        <draw:rect draw:style-name="gr49" draw:text-style-name="P43" svg:width="37.36pt" svg:height="18.82pt" svg:x="171.69pt" svg:y="504.65pt">
          <text:p text:style-name="P35"><text:span text:style-name="T33">break</text:span></text:p>
        </draw:rect>
        <draw:frame draw:style-name="gr84" draw:text-style-name="P47" svg:width="86.37pt" svg:height="18.09pt" svg:x="246.19pt" svg:y="542.55pt">
          <draw:text-box>
            <text:p text:style-name="P35"><text:span text:style-name="T32">処理を終える</text:span></text:p>
            <text:p text:style-name="P35"><text:span text:style-name="T32">return false;</text:span></text:p>
          </draw:text-box>
        </draw:frame>
        <draw:rect draw:style-name="gr3" draw:text-style-name="P39" svg:width="82.57pt" svg:height="13.63pt" svg:x="452.89pt" svg:y="593.46pt">
          <text:p><text:span text:style-name="T30">appendRowData()</text:span></text:p>
        </draw:rect>
        <draw:line draw:style-name="gr2" draw:text-style-name="P34" svg:x1="496.09pt" svg:y1="607.1pt" svg:x2="496.09pt" svg:y2="749.34pt">
          <text:p/>
        </draw:line>
        <draw:frame draw:style-name="gr82" draw:text-style-name="P48" svg:width="55.81pt" svg:height="128.78pt" svg:x="436.59pt" svg:y="609.11pt">
          <draw:text-box>
            <text:p><text:span text:style-name="T27">21.5:</text:span></text:p>
            <text:p><text:span text:style-name="T27">指定したテーブルにチェックされたレコードを追加する。</text:span></text:p>
            <text:p><text:span text:style-name="T11">appendRowData($checkedrow, $grid, addElem, elemStrings, targetGrid)</text:span></text:p>
          </draw:text-box>
        </draw:frame>
        <draw:rect draw:style-name="gr8" draw:text-style-name="P34" svg:width="9.86pt" svg:height="28.18pt" svg:x="492.41pt" svg:y="729.55pt">
          <text:p/>
        </draw:rect>
        <draw:line draw:style-name="gr9" draw:text-style-name="P35" svg:x1="435.77pt" svg:y1="716.2pt" svg:x2="492.41pt" svg:y2="716.2pt">
          <text:p/>
        </draw:line>
        <draw:rect draw:style-name="gr11" draw:text-style-name="P35" svg:width="499.18pt" svg:height="562.54pt" svg:x="56.44pt" svg:y="193.95pt">
          <text:p/>
        </draw:rect>
        <draw:line draw:style-name="gr85" draw:text-style-name="P35" svg:x1="56.44pt" svg:y1="758.95pt" svg:x2="555.59pt" svg:y2="756.45pt">
          <text:p/>
        </draw:line>
        <draw:line draw:style-name="gr85" draw:text-style-name="P35" svg:x1="52.04pt" svg:y1="756.45pt" svg:x2="555.59pt" svg:y2="752.46pt">
          <text:p/>
        </draw:line>
      </draw:g>
      <draw:g text:anchor-type="page" text:anchor-page-number="24" draw:z-index="21" draw:style-name="gr1">
        <draw:rect draw:style-name="gr11" draw:text-style-name="P35" svg:width="499.38pt" svg:height="563.27pt" svg:x="85.41pt" svg:y="56.44pt">
          <text:p/>
        </draw:rect>
        <draw:frame draw:style-name="gr86" draw:text-style-name="P50" svg:width="41.16pt" svg:height="88.61pt" svg:x="528.77pt" svg:y="246.25pt">
          <draw:text-box>
            <text:p><text:span text:style-name="T40">21.8:</text:span></text:p>
            <text:p><text:span text:style-name="T39">レコードのデータの連想配列にデータを追加する。</text:span></text:p>
            <text:p text:style-name="P49"><text:span text:style-name="T46">rowdata[elemStrings[j]] = addElem[elemStrings[j]];</text:span></text:p>
          </draw:text-box>
        </draw:frame>
        <draw:line draw:style-name="gr2" draw:text-style-name="P34" svg:x1="126.6pt" svg:y1="60.49pt" svg:x2="126.6pt" svg:y2="677.42pt">
          <text:p/>
        </draw:line>
        <draw:line draw:style-name="gr2" draw:text-style-name="P34" svg:x1="257.27pt" svg:y1="56.04pt" svg:x2="257.27pt" svg:y2="672.89pt">
          <text:p/>
        </draw:line>
        <draw:line draw:style-name="gr2" draw:text-style-name="P34" svg:x1="382.93pt" svg:y1="56.04pt" svg:x2="382.93pt" svg:y2="672.89pt">
          <text:p/>
        </draw:line>
        <draw:line draw:style-name="gr2" draw:text-style-name="P34" svg:x1="456.77pt" svg:y1="54.79pt" svg:x2="458.22pt" svg:y2="559.62pt">
          <text:p/>
        </draw:line>
        <draw:line draw:style-name="gr2" draw:text-style-name="P34" svg:x1="523.47pt" svg:y1="53.74pt" svg:x2="523.62pt" svg:y2="546.97pt">
          <text:p/>
        </draw:line>
        <draw:rect draw:style-name="gr8" draw:text-style-name="P34" svg:width="9.86pt" svg:height="43.82pt" svg:x="251.66pt" svg:y="152.96pt">
          <text:p/>
        </draw:rect>
        <draw:rect draw:style-name="gr8" draw:text-style-name="P34" svg:width="9.92pt" svg:height="445.52pt" svg:x="518.85pt" svg:y="56.69pt">
          <text:p/>
        </draw:rect>
        <draw:rect draw:style-name="gr8" draw:text-style-name="P34" svg:width="9.61pt" svg:height="459.92pt" svg:x="453.57pt" svg:y="56.69pt">
          <text:p/>
        </draw:rect>
        <draw:rect draw:style-name="gr8" draw:text-style-name="P34" svg:width="9.78pt" svg:height="479.17pt" svg:x="378.17pt" svg:y="56.69pt">
          <text:p/>
        </draw:rect>
        <draw:line draw:style-name="gr10" draw:text-style-name="P34" svg:x1="261.5pt" svg:y1="152.93pt" svg:x2="519.82pt" svg:y2="152.93pt">
          <text:p/>
        </draw:line>
        <draw:frame draw:style-name="gr87" draw:text-style-name="P44" svg:width="113.07pt" svg:height="34.07pt" svg:x="264.16pt" svg:y="158.2pt">
          <draw:text-box>
            <text:p><text:span text:style-name="T47">21.7:</text:span></text:p>
            <text:p><text:span text:style-name="T38">取得したレコードを変数に入れる。</text:span></text:p>
            <text:p text:style-name="P49"><text:span text:style-name="T48">rowdata</text:span></text:p>
          </draw:text-box>
        </draw:frame>
        <draw:frame draw:style-name="gr88" draw:text-style-name="P44" svg:width="113.07pt" svg:height="42.58pt" svg:x="260.67pt" svg:y="105.59pt">
          <draw:text-box>
            <text:p><text:span text:style-name="T47">21.6:</text:span></text:p>
            <text:p><text:span text:style-name="T38">チェックされたレコードを</text:span><text:span text:style-name="T38">1</text:span><text:span text:style-name="T38">件ずつ取得する。</text:span></text:p>
            <text:p><text:span text:style-name="T49">grid.getRowData(checkedRow.eq(i).attr("id"));</text:span></text:p>
          </draw:text-box>
        </draw:frame>
        <draw:rect draw:style-name="gr48" draw:text-style-name="P34" svg:width="446.03pt" svg:height="372.27pt" svg:x="133.65pt" svg:y="99.64pt">
          <text:p/>
        </draw:rect>
        <draw:rect draw:style-name="gr49" draw:text-style-name="P52" svg:width="119.82pt" svg:height="18.94pt" svg:x="133.65pt" svg:y="99.64pt">
          <text:p text:style-name="P51"><text:span text:style-name="T50">loop(1,</text:span><text:span text:style-name="T51">チェックされたレコード数</text:span><text:span text:style-name="T50">)</text:span></text:p>
        </draw:rect>
        <draw:rect draw:style-name="gr49" draw:text-style-name="P39" svg:width="41.33pt" svg:height="12.78pt" svg:x="144.17pt" svg:y="203.24pt">
          <text:p text:style-name="P51"><text:span text:style-name="T52">opt</text:span></text:p>
        </draw:rect>
        <draw:frame draw:style-name="gr89" draw:text-style-name="P46" svg:width="113.02pt" svg:height="9.07pt" svg:x="261.55pt" svg:y="208.09pt">
          <draw:text-box>
            <text:p><text:span text:style-name="T14">[</text:span><text:span text:style-name="T14">追記するデータがあれば</text:span><text:span text:style-name="T14">]</text:span></text:p>
          </draw:text-box>
        </draw:frame>
        <draw:rect draw:style-name="gr48" draw:text-style-name="P34" svg:width="272.78pt" svg:height="128.47pt" svg:x="298.46pt" svg:y="224.31pt">
          <text:p/>
        </draw:rect>
        <draw:rect draw:style-name="gr48" draw:text-style-name="P34" svg:width="432.31pt" svg:height="154.12pt" svg:x="144.17pt" svg:y="203.24pt">
          <text:p/>
        </draw:rect>
        <draw:line draw:style-name="gr9" draw:text-style-name="P34" svg:x1="257.27pt" svg:y1="196.72pt" svg:x2="519.7pt" svg:y2="196.72pt">
          <text:p/>
        </draw:line>
        <draw:rect draw:style-name="gr49" draw:text-style-name="P53" svg:width="75.88pt" svg:height="18.94pt" svg:x="298.46pt" svg:y="224.31pt">
          <text:p text:style-name="P51"><text:span text:style-name="T53">loop(1,</text:span><text:span text:style-name="T54">追記データ数</text:span><text:span text:style-name="T53">)</text:span></text:p>
        </draw:rect>
        <draw:polyline draw:style-name="gr9" draw:text-style-name="P34" svg:width="25.51pt" svg:height="9.81pt" svg:x="530.05pt" svg:y="338.26pt" svg:viewBox="0 0 901 347" draw:points="0,0 901,0 901,347 0,347">
          <text:p/>
        </draw:polyline>
        <draw:line draw:style-name="gr10" draw:text-style-name="P34" svg:x1="260.45pt" svg:y1="425.06pt" svg:x2="518.77pt" svg:y2="425.06pt">
          <text:p/>
        </draw:line>
        <draw:rect draw:style-name="gr8" draw:text-style-name="P34" svg:width="9.92pt" svg:height="23.81pt" svg:x="253.87pt" svg:y="425.06pt">
          <text:p/>
        </draw:rect>
        <draw:frame draw:style-name="gr90" draw:text-style-name="P54" svg:width="113.02pt" svg:height="51.08pt" svg:x="265.15pt" svg:y="369.3pt">
          <draw:text-box>
            <text:p><text:span text:style-name="T55">21.9:</text:span></text:p>
            <text:p><text:span text:style-name="T55">追加対象のリストにレコードを追加する。</text:span></text:p>
            <text:p><text:span text:style-name="T55">$(targetGrid).addRowData(undefined, rowdata);</text:span></text:p>
          </draw:text-box>
        </draw:frame>
        <draw:line draw:style-name="gr10" draw:text-style-name="P34" svg:x1="463.12pt" svg:y1="502.16pt" svg:x2="528.58pt" svg:y2="502.16pt">
          <text:p/>
        </draw:line>
        <draw:frame draw:style-name="gr84" draw:text-style-name="P55" svg:width="41.47pt" svg:height="18.09pt" svg:x="469.62pt" svg:y="479pt">
          <draw:text-box>
            <text:p><text:span text:style-name="T13">21.10:</text:span></text:p>
            <text:p><text:span text:style-name="T13">関数終了</text:span></text:p>
          </draw:text-box>
        </draw:frame>
        <draw:line draw:style-name="gr10" draw:text-style-name="P34" svg:x1="388.12pt" svg:y1="515.57pt" svg:x2="453.57pt" svg:y2="515.57pt">
          <text:p/>
        </draw:line>
        <draw:frame draw:style-name="gr28" draw:text-style-name="P55" svg:width="55.02pt" svg:height="27.07pt" svg:x="395.12pt" svg:y="483.19pt">
          <draw:text-box>
            <text:p><text:span text:style-name="T13">21.11:</text:span></text:p>
            <text:p><text:span text:style-name="T13">関数終了</text:span></text:p>
            <text:p><text:span text:style-name="T13">return true;</text:span></text:p>
          </draw:text-box>
        </draw:frame>
        <draw:line draw:style-name="gr10" draw:text-style-name="P34" svg:x1="262.18pt" svg:y1="535.8pt" svg:x2="378.11pt" svg:y2="535.8pt">
          <text:p/>
        </draw:line>
        <draw:rect draw:style-name="gr8" draw:text-style-name="P34" svg:width="9.92pt" svg:height="23.81pt" svg:x="252.37pt" svg:y="532.8pt">
          <text:p/>
        </draw:rect>
        <draw:frame draw:style-name="gr42" draw:text-style-name="P55" svg:width="107.83pt" svg:height="36.09pt" svg:x="260.56pt" svg:y="490.85pt">
          <draw:text-box>
            <text:p><text:span text:style-name="T13">21.12:</text:span></text:p>
            <text:p><text:span text:style-name="T13">社員一覧の画面に遷移する。</text:span></text:p>
            <text:p><text:span text:style-name="T13">disappearPage();</text:span></text:p>
          </draw:text-box>
        </draw:frame>
        <draw:line draw:style-name="gr91" draw:text-style-name="P34" svg:x1="59.58pt" svg:y1="56.69pt" svg:x2="602.02pt" svg:y2="56.69pt">
          <text:p/>
        </draw:line>
      </draw:g>
      <draw:g text:anchor-type="page" text:anchor-page-number="21" draw:z-index="22" draw:style-name="gr92">
        <draw:g draw:style-name="gr22">
          <draw:g draw:style-name="gr22">
            <draw:rect draw:style-name="gr3" draw:text-style-name="P35" svg:width="81.52pt" svg:height="26.87pt" svg:x="256.73pt" svg:y="133.23pt">
              <text:p text:style-name="P35"><text:span text:style-name="T8">HTML</text:span></text:p>
            </draw:rect>
            <draw:line draw:style-name="gr2" draw:text-style-name="P35" svg:x1="297.98pt" svg:y1="159.99pt" svg:x2="297.98pt" svg:y2="757.25pt">
              <text:p/>
            </draw:line>
          </draw:g>
          <draw:g draw:style-name="gr22">
            <draw:rect draw:style-name="gr3" draw:text-style-name="P35" svg:width="81.52pt" svg:height="26.87pt" svg:x="124.58pt" svg:y="133.23pt">
              <text:p text:style-name="P35"><text:span text:style-name="T8">ユーザ</text:span></text:p>
            </draw:rect>
            <draw:line draw:style-name="gr2" draw:text-style-name="P35" svg:x1="166.65pt" svg:y1="159.99pt" svg:x2="166.65pt" svg:y2="757.25pt">
              <text:p/>
            </draw:line>
          </draw:g>
          <draw:frame draw:style-name="gr56" draw:text-style-name="P40" svg:width="115.51pt" svg:height="35.18pt" svg:x="177.25pt" svg:y="173.65pt">
            <draw:text-box>
              <text:p><text:span text:style-name="T13">19</text:span><text:span text:style-name="T32">.0</text:span><text:span text:style-name="T13">:</text:span></text:p>
              <text:p><text:span text:style-name="T13">入出庫管理画面</text:span></text:p>
              <text:p><text:span text:style-name="T13">カレンダーの日付を選択する。</text:span></text:p>
            </draw:text-box>
          </draw:frame>
          <draw:frame draw:style-name="gr29" draw:text-style-name="P56" svg:width="113.58pt" svg:height="88.47pt" svg:x="306.09pt" svg:y="178.64pt">
            <draw:text-box>
              <text:p><text:span text:style-name="T55">19.1:</text:span></text:p>
              <text:p><text:span text:style-name="T55">カレンダーの日付を一時保存する要素の値が変わったときのイベントのコールバック関数が実行される。</text:span></text:p>
              <text:p><text:span text:style-name="T55">$(document).on('change.tmpdate', temporaryElem, function()</text:span></text:p>
            </draw:text-box>
          </draw:frame>
          <draw:rect draw:style-name="gr8" draw:text-style-name="P35" svg:width="9.67pt" svg:height="34.47pt" svg:x="162pt" svg:y="169.94pt">
            <text:p/>
          </draw:rect>
          <draw:rect draw:style-name="gr8" draw:text-style-name="P34" svg:width="9.81pt" svg:height="48.78pt" svg:x="292.88pt" svg:y="204.43pt">
            <text:p/>
          </draw:rect>
          <draw:line draw:style-name="gr9" draw:text-style-name="P35" svg:x1="171.69pt" svg:y1="204.35pt" svg:x2="292.9pt" svg:y2="204.35pt">
            <text:p/>
          </draw:line>
          <draw:g draw:style-name="gr22">
            <draw:rect draw:style-name="gr3" draw:text-style-name="P34" svg:width="81.58pt" svg:height="26.93pt" svg:x="384.35pt" svg:y="132.49pt">
              <text:p text:style-name="P35"><text:span text:style-name="T8">JavaScript</text:span></text:p>
            </draw:rect>
            <draw:line draw:style-name="gr2" draw:text-style-name="P35" svg:x1="425.2pt" svg:y1="159.25pt" svg:x2="425.2pt" svg:y2="757.25pt">
              <text:p/>
            </draw:line>
          </draw:g>
          <draw:rect draw:style-name="gr8" draw:text-style-name="P34" svg:width="9.86pt" svg:height="474.38pt" svg:x="419.64pt" svg:y="253.19pt">
            <text:p/>
          </draw:rect>
          <draw:line draw:style-name="gr10" draw:text-style-name="P35" svg:x1="303.08pt" svg:y1="534.73pt" svg:x2="419.64pt" svg:y2="534.73pt">
            <text:p/>
          </draw:line>
          <draw:rect draw:style-name="gr48" draw:text-style-name="P34" svg:width="286.87pt" svg:height="118.32pt" svg:x="174.44pt" svg:y="460.89pt">
            <text:p/>
          </draw:rect>
          <draw:rect draw:style-name="gr49" draw:text-style-name="P39" svg:width="116.48pt" svg:height="18.94pt" svg:x="174.44pt" svg:y="460.89pt">
            <text:p text:style-name="P51"><text:span text:style-name="T11">loop(1,</text:span><text:span text:style-name="T26">checkedRecordLength</text:span><text:span text:style-name="T11"> )</text:span></text:p>
          </draw:rect>
          <draw:line draw:style-name="gr10" draw:text-style-name="P34" svg:x1="302.68pt" svg:y1="304.64pt" svg:x2="419.78pt" svg:y2="304.64pt">
            <text:p/>
          </draw:line>
          <draw:rect draw:style-name="gr8" draw:text-style-name="P34" svg:width="9.81pt" svg:height="45.81pt" svg:x="292.88pt" svg:y="304.84pt">
            <text:p/>
          </draw:rect>
          <draw:frame draw:style-name="gr93" draw:text-style-name="P44" svg:width="113.58pt" svg:height="44.28pt" svg:x="306.09pt" svg:y="314.14pt">
            <draw:text-box>
              <text:p><text:span text:style-name="T55">19.3:</text:span></text:p>
              <text:p><text:span text:style-name="T47">取得した数値をを変数に入れる。</text:span></text:p>
              <text:p><text:span text:style-name="T47">checkedRecordLength</text:span></text:p>
            </draw:text-box>
          </draw:frame>
          <draw:line draw:style-name="gr9" draw:text-style-name="P35" svg:x1="297.98pt" svg:y1="350.45pt" svg:x2="419.64pt" svg:y2="350.45pt">
            <text:p/>
          </draw:line>
          <draw:rect draw:style-name="gr8" draw:text-style-name="P34" svg:width="9.72pt" svg:height="38.66pt" svg:x="293.39pt" svg:y="534.78pt">
            <text:p/>
          </draw:rect>
          <draw:frame draw:style-name="gr94" draw:text-style-name="P46" svg:width="111.37pt" svg:height="66.59pt" svg:x="301.83pt" svg:y="468.26pt">
            <draw:text-box>
              <text:p><text:span text:style-name="T56">19.6:</text:span></text:p>
              <text:p><text:span text:style-name="T13">チェックの入った行の日付列にカレンダーで選択した日付を入れる。</text:span></text:p>
              <text:p><text:span text:style-name="T16">$targetList.setCell(checkedRecord.eq(i).attr('id'), 'date', temporaryElem.val());</text:span></text:p>
            </draw:text-box>
          </draw:frame>
          <draw:line draw:style-name="gr10" draw:text-style-name="P35" svg:x1="304.19pt" svg:y1="635.5pt" svg:x2="420.75pt" svg:y2="635.5pt">
            <text:p/>
          </draw:line>
          <draw:frame draw:style-name="gr95" draw:text-style-name="P44" svg:width="115.48pt" svg:height="55.87pt" svg:x="304.19pt" svg:y="583.94pt">
            <draw:text-box>
              <text:p><text:span text:style-name="T57">19.7:</text:span></text:p>
              <text:p><text:span text:style-name="T55">このコールバック関数を持つイベントを削除する。</text:span></text:p>
              <text:p><text:span text:style-name="T55">$(document).off('change.tmpdate');</text:span></text:p>
            </draw:text-box>
          </draw:frame>
          <draw:rect draw:style-name="gr8" draw:text-style-name="P34" svg:width="9.72pt" svg:height="30.16pt" svg:x="294.49pt" svg:y="635.58pt">
            <text:p/>
          </draw:rect>
          <draw:line draw:style-name="gr9" draw:text-style-name="P35" svg:x1="297.5pt" svg:y1="253.22pt" svg:x2="419.73pt" svg:y2="253.22pt">
            <text:p/>
          </draw:line>
          <draw:frame draw:style-name="gr52" draw:text-style-name="P46" svg:width="113.58pt" svg:height="46.89pt" svg:x="301.83pt" svg:y="262.15pt">
            <draw:text-box>
              <text:p><text:span text:style-name="T15">19.2:</text:span></text:p>
              <text:p><text:span text:style-name="T13">処理対象のレコードの数を取得する。</text:span></text:p>
              <text:p><text:span text:style-name="T14">checkedRecord.length;</text:span></text:p>
            </draw:text-box>
          </draw:frame>
          <draw:frame draw:style-name="gr52" draw:text-style-name="P46" svg:width="113.58pt" svg:height="46.89pt" svg:x="306.09pt" svg:y="360.54pt">
            <draw:text-box>
              <text:p><text:span text:style-name="T27">19.4:</text:span></text:p>
              <text:p><text:span text:style-name="T13">処理対象のテーブルを取得する。</text:span></text:p>
              <text:p><text:span text:style-name="T16">$(target + '-list');</text:span></text:p>
            </draw:text-box>
          </draw:frame>
          <draw:frame draw:style-name="gr52" draw:text-style-name="P46" svg:width="113.58pt" svg:height="46.89pt" svg:x="306.09pt" svg:y="407.4pt">
            <draw:text-box>
              <text:p><text:span text:style-name="T27">19.5:</text:span></text:p>
              <text:p><text:span text:style-name="T14">取得したテーブルをを変数に入れる。</text:span></text:p>
              <text:p><text:span text:style-name="T58">$targetList</text:span></text:p>
            </draw:text-box>
          </draw:frame>
          <draw:rect draw:style-name="gr8" draw:text-style-name="P34" svg:width="9.81pt" svg:height="45.81pt" svg:x="292.88pt" svg:y="400.48pt">
            <text:p/>
          </draw:rect>
          <draw:line draw:style-name="gr10" draw:text-style-name="P34" svg:x1="302.68pt" svg:y1="400.45pt" svg:x2="419.78pt" svg:y2="400.45pt">
            <text:p/>
          </draw:line>
          <draw:line draw:style-name="gr9" draw:text-style-name="P35" svg:x1="297.98pt" svg:y1="446.2pt" svg:x2="419.64pt" svg:y2="446.2pt">
            <text:p/>
          </draw:line>
          <draw:line draw:style-name="gr10" draw:text-style-name="P35" svg:x1="303.08pt" svg:y1="706.99pt" svg:x2="419.64pt" svg:y2="706.99pt">
            <text:p/>
          </draw:line>
          <draw:frame draw:style-name="gr52" draw:text-style-name="P46" svg:width="115.48pt" svg:height="46.89pt" svg:x="304.19pt" svg:y="665.74pt">
            <draw:text-box>
              <text:p><text:span text:style-name="T56">19.8:</text:span></text:p>
              <text:p><text:span text:style-name="T13">カレンダーの値を一時保存するために作った要素を消す。</text:span></text:p>
              <text:p><text:span text:style-name="T16">$'fig12-tmpdate').remove();</text:span></text:p>
            </draw:text-box>
          </draw:frame>
          <draw:rect draw:style-name="gr8" draw:text-style-name="P34" svg:width="9.72pt" svg:height="30.16pt" svg:x="293.39pt" svg:y="706.99pt">
            <text:p/>
          </draw:rect>
        </draw:g>
        <draw:rect draw:style-name="gr11" draw:text-style-name="P35" svg:width="396.71pt" svg:height="582.01pt" svg:x="95.84pt" svg:y="166.14pt">
          <text:p/>
        </draw:rect>
      </draw:g>
      <draw:g text:anchor-type="page" text:anchor-page-number="22" draw:z-index="23" draw:style-name="gr92">
        <draw:g draw:style-name="gr22">
          <draw:frame draw:style-name="gr96" draw:text-style-name="P57" svg:width="114.92pt" svg:height="55.33pt" svg:x="240.09pt" svg:y="630.77pt">
            <draw:text-box>
              <text:p text:style-name="P51"><text:span text:style-name="T47">20.10</text:span></text:p>
              <text:p text:style-name="P51"><text:span text:style-name="T59">レコードを追加する。</text:span></text:p>
              <text:p><text:span text:style-name="T59">$('#fig5-list').addRowData(undefined, values);</text:span></text:p>
            </draw:text-box>
          </draw:frame>
          <draw:frame draw:style-name="gr6" draw:text-style-name="P48" svg:width="115.51pt" svg:height="70.27pt" svg:x="238.59pt" svg:y="530.82pt">
            <draw:text-box>
              <text:p><text:span text:style-name="T27">20.8:</text:span></text:p>
              <text:p><text:span text:style-name="T42">上書き確認のダイアログを出す</text:span></text:p>
              <text:p><text:span text:style-name="T42">$('#check_product_code').dialog('open');</text:span></text:p>
            </draw:text-box>
          </draw:frame>
          <draw:g draw:style-name="gr22">
            <draw:rect draw:style-name="gr3" draw:text-style-name="P35" svg:width="81.07pt" svg:height="26.73pt" svg:x="192.93pt" svg:y="119pt">
              <text:p text:style-name="P35"><text:span text:style-name="T8">HTML</text:span></text:p>
            </draw:rect>
            <draw:line draw:style-name="gr2" draw:text-style-name="P35" svg:x1="234pt" svg:y1="145.67pt" svg:x2="234pt" svg:y2="757.08pt">
              <text:p/>
            </draw:line>
          </draw:g>
          <draw:g draw:style-name="gr22">
            <draw:rect draw:style-name="gr3" draw:text-style-name="P35" svg:width="81.13pt" svg:height="26.73pt" svg:x="61.43pt" svg:y="119pt">
              <text:p text:style-name="P35"><text:span text:style-name="T8">ユーザ</text:span></text:p>
            </draw:rect>
            <draw:line draw:style-name="gr2" draw:text-style-name="P35" svg:x1="103.29pt" svg:y1="145.67pt" svg:x2="103.29pt" svg:y2="757.02pt">
              <text:p/>
            </draw:line>
          </draw:g>
          <draw:frame draw:style-name="gr52" draw:text-style-name="P40" svg:width="114.92pt" svg:height="46.89pt" svg:x="113.84pt" svg:y="156.27pt">
            <draw:text-box>
              <text:p><text:span text:style-name="T32">20.0:</text:span></text:p>
              <text:p><text:span text:style-name="T42">製品管理画面</text:span></text:p>
              <text:p><text:span text:style-name="T42">ダイアログで製品情報を登録する。</text:span></text:p>
            </draw:text-box>
          </draw:frame>
          <draw:frame draw:style-name="gr5" draw:text-style-name="P40" svg:width="113.02pt" svg:height="81.98pt" svg:x="241.74pt" svg:y="166.76pt">
            <draw:text-box>
              <text:p><text:span text:style-name="T32">20.1:</text:span></text:p>
              <text:p><text:span text:style-name="T36">製品追加ダイアログの登録ボタンクリックイベントのコールバック関数が実行される。</text:span></text:p>
              <text:p><text:span text:style-name="T36">$('#fig5-edit').dialog({buttons:[“</text:span><text:span text:style-name="T36">登録”</text:span><text:span text:style-name="T36">:function(){}]})</text:span></text:p>
              <text:p><text:span text:style-name="T36"/></text:p>
            </draw:text-box>
          </draw:frame>
          <draw:rect draw:style-name="gr8" draw:text-style-name="P35" svg:width="9.61pt" svg:height="42.97pt" svg:x="98.65pt" svg:y="155.51pt">
            <text:p/>
          </draw:rect>
          <draw:rect draw:style-name="gr8" draw:text-style-name="P34" svg:width="9.78pt" svg:height="27.21pt" svg:x="228.9pt" svg:y="198.45pt">
            <text:p/>
          </draw:rect>
          <draw:line draw:style-name="gr9" draw:text-style-name="P35" svg:x1="108.28pt" svg:y1="198.45pt" svg:x2="228.87pt" svg:y2="198.45pt">
            <text:p/>
          </draw:line>
          <draw:g draw:style-name="gr22">
            <draw:rect draw:style-name="gr3" draw:text-style-name="P34" svg:width="81.18pt" svg:height="26.76pt" svg:x="319.83pt" svg:y="118.26pt">
              <text:p text:style-name="P35"><text:span text:style-name="T8">JavaScript</text:span></text:p>
            </draw:rect>
            <draw:line draw:style-name="gr2" draw:text-style-name="P35" svg:x1="360.43pt" svg:y1="144.96pt" svg:x2="360.43pt" svg:y2="761.78pt">
              <text:p/>
            </draw:line>
          </draw:g>
          <draw:rect draw:style-name="gr8" draw:text-style-name="P34" svg:width="9.38pt" svg:height="498.61pt" svg:x="355.18pt" svg:y="225.67pt">
            <text:p/>
          </draw:rect>
          <draw:line draw:style-name="gr10" draw:text-style-name="P35" svg:x1="238.2pt" svg:y1="592.95pt" svg:x2="354.16pt" svg:y2="592.95pt">
            <text:p/>
          </draw:line>
          <draw:rect draw:style-name="gr48" draw:text-style-name="P34" svg:width="275.39pt" svg:height="147.69pt" svg:x="120.19pt" svg:y="481.35pt">
            <text:p/>
          </draw:rect>
          <draw:rect draw:style-name="gr49" draw:text-style-name="P39" svg:width="106.53pt" svg:height="18.82pt" svg:x="119.48pt" svg:y="481.35pt">
            <text:p text:style-name="P51"><text:span text:style-name="T52">loop(1,</text:span><text:span text:style-name="T60">製品コードセル数</text:span><text:span text:style-name="T52"> </text:span><text:span text:style-name="T52">)</text:span></text:p>
          </draw:rect>
          <draw:line draw:style-name="gr10" draw:text-style-name="P34" svg:x1="237.69pt" svg:y1="320.85pt" svg:x2="473.81pt" svg:y2="320.85pt">
            <text:p/>
          </draw:line>
          <draw:rect draw:style-name="gr8" draw:text-style-name="P34" svg:width="9.86pt" svg:height="51.56pt" svg:x="227.88pt" svg:y="320.85pt">
            <text:p/>
          </draw:rect>
          <draw:frame draw:style-name="gr97" draw:text-style-name="P50" svg:width="113.02pt" svg:height="52.33pt" svg:x="245.79pt" svg:y="326.21pt">
            <draw:text-box>
              <text:p><text:span text:style-name="T40">20.4:</text:span></text:p>
              <text:p><text:span text:style-name="T39">取得したフォームの値を連想配列のフォーム名に対応したキーの値に設定する。</text:span></text:p>
              <text:p><text:span text:style-name="T39">retMap[$(this).attr('name')]</text:span></text:p>
            </draw:text-box>
          </draw:frame>
          <draw:line draw:style-name="gr9" draw:text-style-name="P35" svg:x1="233.09pt" svg:y1="372.47pt" svg:x2="473.92pt" svg:y2="372.47pt">
            <text:p/>
          </draw:line>
          <draw:rect draw:style-name="gr8" draw:text-style-name="P34" svg:width="9.61pt" svg:height="23.16pt" svg:x="228.5pt" svg:y="593.01pt">
            <text:p/>
          </draw:rect>
          <draw:line draw:style-name="gr10" draw:text-style-name="P35" svg:x1="364.85pt" svg:y1="422.36pt" svg:x2="480.81pt" svg:y2="422.36pt">
            <text:p/>
          </draw:line>
          <draw:frame draw:style-name="gr93" draw:text-style-name="P58" svg:width="99.41pt" svg:height="44.28pt" svg:x="369.64pt" svg:y="385.71pt">
            <draw:text-box>
              <text:p><text:span text:style-name="T47">20.5:</text:span></text:p>
              <text:p><text:span text:style-name="T59">取得したダイアログの入力データを返す。</text:span></text:p>
              <text:p><text:span text:style-name="T59">return retMap;</text:span></text:p>
            </draw:text-box>
          </draw:frame>
          <draw:line draw:style-name="gr9" draw:text-style-name="P35" svg:x1="233.15pt" svg:y1="225.75pt" svg:x2="354.76pt" svg:y2="225.75pt">
            <text:p/>
          </draw:line>
          <draw:frame draw:style-name="gr96" draw:text-style-name="P44" svg:width="113.02pt" svg:height="55.33pt" svg:x="246.7pt" svg:y="273.37pt">
            <draw:text-box>
              <text:p><text:span text:style-name="T47">20.3:</text:span></text:p>
              <text:p><text:span text:style-name="T38">ダイアログのフォームの値を順次取得する。</text:span></text:p>
              <text:p><text:span text:style-name="T38">$.each($(selector + ' input'), function(){$(this).val;});</text:span></text:p>
            </draw:text-box>
          </draw:frame>
          <draw:frame draw:style-name="gr96" draw:text-style-name="P44" svg:width="113.02pt" svg:height="55.33pt" svg:x="241.99pt" svg:y="386.7pt">
            <draw:text-box>
              <text:p><text:span text:style-name="T47">20.6:</text:span></text:p>
              <text:p><text:span text:style-name="T38">テーブルの製品列のセルを取得する。</text:span></text:p>
              <text:p><text:span text:style-name="T38">$('td[aria-describedby="fig5-list_product_code"]');</text:span></text:p>
            </draw:text-box>
          </draw:frame>
          <draw:frame draw:style-name="gr93" draw:text-style-name="P44" svg:width="113.02pt" svg:height="44.28pt" svg:x="241.09pt" svg:y="442.01pt">
            <draw:text-box>
              <text:p><text:span text:style-name="T47">20.7:</text:span></text:p>
              <text:p><text:span text:style-name="T61">取得したセルを配列で変数に格納する。</text:span></text:p>
              <text:p><text:span text:style-name="T61">product_codes</text:span></text:p>
            </draw:text-box>
          </draw:frame>
          <draw:rect draw:style-name="gr8" draw:text-style-name="P34" svg:width="9.78pt" svg:height="41.22pt" svg:x="228.73pt" svg:y="434.86pt">
            <text:p/>
          </draw:rect>
          <draw:line draw:style-name="gr10" draw:text-style-name="P34" svg:x1="238.51pt" svg:y1="434.86pt" svg:x2="355.01pt" svg:y2="434.86pt">
            <text:p/>
          </draw:line>
          <draw:line draw:style-name="gr9" draw:text-style-name="P35" svg:x1="233.09pt" svg:y1="476.05pt" svg:x2="354.13pt" svg:y2="476.05pt">
            <text:p/>
          </draw:line>
          <draw:line draw:style-name="gr10" draw:text-style-name="P35" svg:x1="239.05pt" svg:y1="677.91pt" svg:x2="355.01pt" svg:y2="677.91pt">
            <text:p/>
          </draw:line>
          <draw:rect draw:style-name="gr8" draw:text-style-name="P34" svg:width="9.61pt" svg:height="18.68pt" svg:x="229.58pt" svg:y="677.91pt">
            <text:p/>
          </draw:rect>
          <draw:rect draw:style-name="gr3" draw:text-style-name="P39" svg:width="101.28pt" svg:height="16.58pt" svg:x="430.7pt" svg:y="177.31pt">
            <text:p><text:span text:style-name="T30">getEditDialogValues()</text:span></text:p>
          </draw:rect>
          <draw:line draw:style-name="gr2" draw:text-style-name="P34" svg:x1="481.1pt" svg:y1="193.86pt" svg:x2="481.1pt" svg:y2="436.37pt">
            <text:p/>
          </draw:line>
          <draw:rect draw:style-name="gr8" draw:text-style-name="P34" svg:width="9.61pt" svg:height="161.83pt" svg:x="473.9pt" svg:y="260.56pt">
            <text:p/>
          </draw:rect>
          <draw:line draw:style-name="gr9" draw:text-style-name="P35" svg:x1="363.86pt" svg:y1="260.67pt" svg:x2="473.87pt" svg:y2="260.67pt">
            <text:p/>
          </draw:line>
          <draw:frame draw:style-name="gr6" draw:text-style-name="P40" svg:width="80.33pt" svg:height="70.27pt" svg:x="373.83pt" svg:y="201.12pt">
            <draw:text-box>
              <text:p><text:span text:style-name="T27">20.2:</text:span></text:p>
              <text:p><text:span text:style-name="T35">ダイアログで入力されたデータを連想配列として取得する。</text:span></text:p>
              <text:p><text:span text:style-name="T36">getEditDialogValues('#fig5-edit');</text:span></text:p>
            </draw:text-box>
          </draw:frame>
          <draw:rect draw:style-name="gr48" draw:text-style-name="P34" svg:width="377.26pt" svg:height="111.03pt" svg:x="111.49pt" svg:y="267.51pt">
            <text:p/>
          </draw:rect>
          <draw:rect draw:style-name="gr49" draw:text-style-name="P39" svg:width="91.16pt" svg:height="18.82pt" svg:x="111.49pt" svg:y="267.51pt">
            <text:p text:style-name="P51"><text:span text:style-name="T52">loop(1,</text:span><text:span text:style-name="T60">入力項目数</text:span><text:span text:style-name="T52"> </text:span><text:span text:style-name="T52">)</text:span></text:p>
          </draw:rect>
          <draw:frame draw:style-name="gr83" draw:text-style-name="P48" svg:width="99.67pt" svg:height="11.76pt" svg:x="236.89pt" svg:y="516.7pt">
            <draw:text-box>
              <text:p><text:span text:style-name="T45">[</text:span><text:span text:style-name="T27">製品コードに被りがある</text:span><text:span text:style-name="T27">]</text:span></text:p>
            </draw:text-box>
          </draw:frame>
          <draw:line draw:style-name="gr76" draw:text-style-name="P34" svg:x1="103.29pt" svg:y1="619.31pt" svg:x2="355.07pt" svg:y2="619pt">
            <text:p/>
          </draw:line>
          <draw:rect draw:style-name="gr48" draw:text-style-name="P34" svg:width="311.53pt" svg:height="118.18pt" svg:x="61.68pt" svg:y="505.36pt">
            <text:p/>
          </draw:rect>
          <draw:rect draw:style-name="gr49" draw:text-style-name="P43" svg:width="37.36pt" svg:height="18.82pt" svg:x="61.68pt" svg:y="505.36pt">
            <text:p text:style-name="P35"><text:span text:style-name="T33">break</text:span></text:p>
          </draw:rect>
          <draw:frame draw:style-name="gr80" draw:text-style-name="P47" svg:width="86.37pt" svg:height="23.47pt" svg:x="125.55pt" svg:y="595.5pt">
            <draw:text-box>
              <text:p text:style-name="P35"><text:span text:style-name="T32">処理を終える</text:span></text:p>
              <text:p text:style-name="P35"><text:span text:style-name="T32">return false;</text:span></text:p>
            </draw:text-box>
          </draw:frame>
          <draw:frame draw:style-name="gr77" draw:text-style-name="P44" svg:width="98.42pt" svg:height="33.22pt" svg:x="244.8pt" svg:y="695.62pt">
            <draw:text-box>
              <text:p><text:span text:style-name="T47">20.11:</text:span></text:p>
              <text:p><text:span text:style-name="T59">編集ダイアログを閉じる。</text:span></text:p>
              <text:p><text:span text:style-name="T59">$(this).dialog('close');</text:span></text:p>
            </draw:text-box>
          </draw:frame>
          <draw:rect draw:style-name="gr8" draw:text-style-name="P34" svg:width="9.67pt" svg:height="21.23pt" svg:x="230.43pt" svg:y="724.05pt">
            <text:p/>
          </draw:rect>
          <draw:line draw:style-name="gr10" draw:text-style-name="P34" svg:x1="240.15pt" svg:y1="724.05pt" svg:x2="356.17pt" svg:y2="724.05pt">
            <text:p/>
          </draw:line>
        </draw:g>
        <draw:rect draw:style-name="gr11" draw:text-style-name="P35" svg:width="486.51pt" svg:height="595.47pt" svg:x="51.14pt" svg:y="152.56pt">
          <text:p/>
        </draw:rect>
      </draw:g>
      <text:p text:style-name="P11"/>
      <text:p text:style-name="P2"/>
      <text:p text:style-name="P2"/>
      <text:p text:style-name="P2"/>
      <text:p text:style-name="P2"/>
      <text:p text:style-name="P2"/>
      <text:p text:style-name="P2"/>
      <text:p text:style-name="P3">ボルグシステム<text:span text:style-name="T6">機能</text:span></text:p>
      <text:p text:style-name="P17">シーケンス図</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pan text:style-name="T5">株式会社デジタルデザインシンク</text:span></text:p>
      <text:list xml:id="list8176174816292697117" text:style-name="Numbering_20_1">
        <text:list-item>
          <text:h text:style-name="P33" text:outline-level="1">画面表示</text:h>
        </text:list-item>
      </text:list>
      <text:p text:style-name="P20"><draw:g text:anchor-type="paragraph" draw:z-index="2" draw:style-name="gr13"><draw:rect draw:style-name="gr3" draw:text-style-name="P35" svg:width="81.21pt" svg:height="26.76pt" svg:x="15.14pt" svg:y="31.27pt"><text:p text:style-name="P35"><text:span text:style-name="T8">ユーザ</text:span></text:p></draw:rect><draw:line draw:style-name="gr2" draw:text-style-name="P35" svg:x1="56.95pt" svg:y1="57.97pt" svg:x2="56.95pt" svg:y2="675.55pt"><text:p/></draw:line><draw:rect draw:style-name="gr3" draw:text-style-name="P35" svg:width="81.38pt" svg:height="26.82pt" svg:x="147.03pt" svg:y="31.29pt"><text:p text:style-name="P35"><text:span text:style-name="T8">HTML</text:span></text:p></draw:rect><draw:line draw:style-name="gr2" draw:text-style-name="P35" svg:x1="188.28pt" svg:y1="58pt" svg:x2="188.28pt" svg:y2="676.94pt"><text:p/></draw:line><draw:rect draw:style-name="gr3" draw:text-style-name="P35" svg:width="81.38pt" svg:height="26.82pt" svg:x="405.35pt" svg:y="31.29pt"><text:p text:style-name="P35"><text:span text:style-name="T8">サーバ</text:span></text:p></draw:rect><draw:line draw:style-name="gr2" draw:text-style-name="P35" svg:x1="445.15pt" svg:y1="58pt" svg:x2="445.15pt" svg:y2="676.94pt"><text:p/></draw:line><draw:frame draw:style-name="gr14" draw:text-style-name="P38" svg:width="114.32pt" svg:height="36.57pt" svg:x="67.69pt" svg:y="148.65pt"><draw:text-box><text:p><text:span text:style-name="T9">1.0:</text:span></text:p><text:p><text:span text:style-name="T9">callpage</text:span><text:span text:style-name="T9">クラスを持ったボタンをクリックする</text:span></text:p></draw:text-box></draw:frame><draw:frame draw:style-name="gr15" draw:text-style-name="P36" svg:width="57.51pt" svg:height="65.03pt" svg:x="326.61pt" svg:y="232.87pt"><draw:text-box><text:p><text:span text:style-name="T9">1.2:</text:span></text:p><text:p><text:span text:style-name="T9">ボタンで指定された画面名の画面を呼ぶ。</text:span></text:p><text:p><text:span text:style-name="T9">callPage(name);</text:span></text:p></draw:text-box></draw:frame><draw:frame draw:style-name="gr16" draw:text-style-name="P36" svg:width="130.93pt" svg:height="45.81pt" svg:x="192.9pt" svg:y="339.31pt"><draw:text-box><text:p><text:span text:style-name="T9">1.5:</text:span></text:p><text:p><text:span text:style-name="T9">取得した</text:span><text:span text:style-name="T9">HTML</text:span><text:span text:style-name="T9">を表示する。</text:span><text:span text:style-name="T9"><text:line-break/></text:span><text:span text:style-name="T9">$('.page:first').html($(html).find('.main'));</text:span></text:p></draw:text-box></draw:frame><draw:rect draw:style-name="gr8" draw:text-style-name="P35" svg:width="9.61pt" svg:height="54.37pt" svg:x="52.5pt" svg:y="134.5pt"><text:p/></draw:rect><draw:rect draw:style-name="gr8" draw:text-style-name="P34" svg:width="9.81pt" svg:height="51.76pt" svg:x="183.09pt" svg:y="188.84pt"><text:p/></draw:rect><draw:line draw:style-name="gr9" draw:text-style-name="P35" svg:x1="57pt" svg:y1="188.84pt" svg:x2="183.06pt" svg:y2="188.84pt"><text:p/></draw:line><draw:rect draw:style-name="gr3" draw:text-style-name="P34" svg:width="81.41pt" svg:height="26.87pt" svg:x="274.45pt" svg:y="30.56pt"><text:p text:style-name="P35"><text:span text:style-name="T8">JavaScript</text:span></text:p></draw:rect><draw:line draw:style-name="gr2" draw:text-style-name="P35" svg:x1="315.16pt" svg:y1="57.34pt" svg:x2="315.16pt" svg:y2="676.29pt"><text:p/></draw:line><draw:rect draw:style-name="gr8" draw:text-style-name="P34" svg:width="9.81pt" svg:height="57.26pt" svg:x="309.69pt" svg:y="240.6pt"><text:p/></draw:rect><draw:line draw:style-name="gr9" draw:text-style-name="P35" svg:x1="188.31pt" svg:y1="240.6pt" svg:x2="315.16pt" svg:y2="240.6pt"><text:p/></draw:line><draw:rect draw:style-name="gr3" draw:text-style-name="P39" svg:width="67.92pt" svg:height="17.66pt" svg:x="350.53pt" svg:y="198.71pt"><text:p text:style-name="P35"><text:span text:style-name="T11">callPage(name)</text:span></text:p></draw:rect><draw:line draw:style-name="gr2" draw:text-style-name="P34" svg:x1="384.09pt" svg:y1="216.45pt" svg:x2="385.6pt" svg:y2="427.8pt"><text:p/></draw:line><draw:line draw:style-name="gr9" draw:text-style-name="P35" svg:x1="315.16pt" svg:y1="297.86pt" svg:x2="377.63pt" svg:y2="297.86pt"><text:p/></draw:line><draw:rect draw:style-name="gr8" draw:text-style-name="P34" svg:width="9.81pt" svg:height="160.19pt" svg:x="377.63pt" svg:y="298.66pt"><text:p/></draw:rect><draw:frame draw:style-name="gr17" draw:text-style-name="P36" svg:width="51.68pt" svg:height="52.67pt" svg:x="393.51pt" svg:y="267.42pt"><draw:text-box><text:p><text:span text:style-name="T9">1.3:Ajax</text:span><text:span text:style-name="T9">通信で</text:span><text:span text:style-name="T9">HTML</text:span><text:span text:style-name="T9">ファイル取得のリクエストを送る</text:span></text:p></draw:text-box></draw:frame><draw:rect draw:style-name="gr8" draw:text-style-name="P34" svg:width="9.81pt" svg:height="43.77pt" svg:x="438.69pt" svg:y="330.46pt"><text:p/></draw:rect><draw:line draw:style-name="gr9" draw:text-style-name="P35" svg:x1="387.47pt" svg:y1="329.9pt" svg:x2="440.14pt" svg:y2="329.9pt"><text:p/></draw:line><draw:frame draw:style-name="gr18" draw:text-style-name="P36" svg:width="43.77pt" svg:height="54.82pt" svg:x="392.03pt" svg:y="333.27pt"><draw:text-box><text:p><text:span text:style-name="T9">1.4:HTML</text:span><text:span text:style-name="T9">ファイルを返す</text:span></text:p></draw:text-box></draw:frame><draw:line draw:style-name="gr10" draw:text-style-name="P35" svg:x1="387.47pt" svg:y1="374.14pt" svg:x2="440.14pt" svg:y2="374.14pt"><text:p/></draw:line><draw:rect draw:style-name="gr8" draw:text-style-name="P34" svg:width="9.81pt" svg:height="76.17pt" svg:x="183.09pt" svg:y="382.51pt"><text:p/></draw:rect><draw:line draw:style-name="gr10" draw:text-style-name="P35" svg:x1="192.9pt" svg:y1="382.45pt" svg:x2="377.63pt" svg:y2="382.45pt"><text:p/></draw:line><draw:line draw:style-name="gr10" draw:text-style-name="P35" svg:x1="192.9pt" svg:y1="459.33pt" svg:x2="377.63pt" svg:y2="459.33pt"><text:p/></draw:line><draw:frame draw:style-name="gr19" draw:text-style-name="P36" svg:width="122.91pt" svg:height="68.31pt" svg:x="196.5pt" svg:y="391.8pt"><draw:text-box><text:p><text:span text:style-name="T9">1.6:</text:span></text:p><text:p><text:span text:style-name="T9">前の最前面のページを非表示にする。</text:span><text:span text:style-name="T9"><text:line-break/></text:span><text:span text:style-name="T9">$('.page:firaaast').next().css('display', 'none');</text:span></text:p></draw:text-box></draw:frame><draw:frame draw:style-name="gr20" draw:text-style-name="P38" svg:width="113.61pt" svg:height="66.53pt" svg:x="196.1pt" svg:y="174.1pt"><draw:text-box><text:p><text:span text:style-name="T12">1.1:</text:span></text:p><text:p><text:span text:style-name="T9">リンクのボタンが押されたイベントのコールバック関数が実行される。</text:span><text:span text:style-name="T9"><text:line-break/></text:span><text:span text:style-name="T9">$(document).on('click', '.callpage', function({});</text:span></text:p></draw:text-box></draw:frame><draw:rect draw:style-name="gr21" draw:text-style-name="P35" svg:width="497.37pt" svg:height="408.42pt" svg:x="0.6pt" svg:y="71.35pt"><text:p/></draw:rect></draw:g><text:span text:style-name="T1">新しく画面を開くするボタンを押して、画面を開く処理。</text:span></text:p>
      <text:list xml:id="list193835960023642" text:continue-numbering="true" text:style-name="Numbering_20_1">
        <text:list-item>
          <text:h text:style-name="P32" text:outline-level="1">受発注 新規・編集 登録</text:h>
        </text:list-item>
      </text:list>
      <text:p text:style-name="Text_20_body">発注 新規・編集画面を始めとした画面において、編集内容を登録するボタンをクリックした時の動作。</text:p>
      <text:list xml:id="list193836075697907" text:continue-numbering="true" text:style-name="Numbering_20_1">
        <text:list-item>
          <text:h text:style-name="Heading_20_1" text:outline-level="1"><text:soft-page-break/>リンクリスト表示</text:h>
        </text:list-item>
      </text:list>
      <text:p text:style-name="P22">各画面へのリンク一覧(リンクリスト)の小ウィンドウを開く。</text:p>
      <text:list xml:id="list193836419054462" text:continue-numbering="true" text:style-name="Numbering_20_1">
        <text:list-item>
          <text:h text:style-name="P27" text:outline-level="1">コンボボックスのプルダウンメニュー表示</text:h>
          <text:p>コンボボックスのプルダウンメニューを開き、プルダウンメニューの項目一覧からコンボボックスに入力る内容を選択できる状態にする。</text:p>
        </text:list-item>
        <text:list-item>
          <text:h text:style-name="P25" text:outline-level="1">コンボボックスのプルダウンメニュー選択</text:h>
          <text:p text:style-name="P18">4で示したプルダウンメニュー表示処理後、実際にプルダウンメニューの項目を選択した後の処理。</text:p>
        </text:list-item>
        <text:list-item>
          <text:h text:style-name="P26" text:outline-level="1"><text:span text:style-name="T7">j</text:span>qGridのリスト(表)レコード追加ダイアログ表示</text:h>
          <text:p text:style-name="P12">jQueryプラグインjqGridによるリスト(表)にレコードを追加するダイアログを表示する。</text:p>
        </text:list-item>
      </text:list>
      <text:p text:style-name="Standard"/>
      <text:list xml:id="list193836632415152" text:continue-numbering="true" text:style-name="Numbering_20_1">
        <text:list-item>
          <text:h text:style-name="P25" text:outline-level="1"><text:s/>レコード編集画面(ダイアログ)表示　</text:h>
          <text:p text:style-name="P18">リスト(表)のレコード編集を行うダイアログを表示する。</text:p>
        </text:list-item>
      </text:list>
      <text:p text:style-name="Standard"><text:s/></text:p>
      <text:p text:style-name="Standard"/>
      <text:list xml:id="list193836575033903" text:continue-numbering="true" text:style-name="Numbering_20_1">
        <text:list-item>
          <text:h text:style-name="P25" text:outline-level="1">レコード編集画面(子ウィンドウ)表示</text:h>
          <text:p text:style-name="P18">リスト(表)のレコード編集を行う子ウィンドウを表示する。</text:p>
        </text:list-item>
        <text:list-item>
          <text:h text:style-name="P26" text:outline-level="1">リスト(表)編集後、未保存のまま画面を閉じる時の処理</text:h>
        </text:list-item>
      </text:list>
      <text:p text:style-name="Text_20_body">リスト(表)の編集を行い、保存を行わないまま画面を閉じた場合、編集内容を破棄してもいいかどうかを問う。</text:p>
      <text:list xml:id="list193836823920698" text:continue-numbering="true" text:style-name="Numbering_20_1">
        <text:list-item>
          <text:h text:style-name="P26" text:outline-level="1">リスト保存選択ダイアログ 保存処理</text:h>
        </text:list-item>
      </text:list>
      <text:p text:style-name="Text_20_body"><draw:rect text:anchor-type="paragraph" draw:z-index="24" draw:style-name="gr98" draw:text-style-name="P35" svg:width="480.59pt" svg:height="567.58pt" svg:x="2.55pt" svg:y="87.19pt"><text:p/></draw:rect>リスト保存選択ダイアログで保存ボタンを押したときの処理。</text:p>
      <text:list xml:id="list193836312843142" text:continue-numbering="true" text:style-name="Numbering_20_1">
        <text:list-item>
          <text:h text:style-name="P28" text:outline-level="1">リスト(表)編集後、未保存のまま画面を閉じる時の処理</text:h>
        </text:list-item>
      </text:list>
      <text:p text:style-name="Text_20_body">リスト(表)の編集を行い、保存を行わないまま画面を閉じた場合、編集内容を破棄してもいいかどうかを問う。</text:p>
      <text:list xml:id="list193835881430626" text:continue-numbering="true" text:style-name="Numbering_20_1">
        <text:list-item>
          <text:h text:style-name="P24" text:outline-level="1">リスト保存選択ダイアログ <text:s/>キャンセル処理</text:h>
        </text:list-item>
      </text:list>
      <text:p text:style-name="P6"><text:s/></text:p>
      <text:p text:style-name="P21">リスト保存選択ダイアログでキャンセルボタンを押したときの処理。保存選択と現在の画面を消すのをキャンセルする。</text:p>
      <text:list xml:id="list193835979350074" text:continue-numbering="true" text:style-name="Numbering_20_1">
        <text:list-item>
          <text:h text:style-name="P24" text:outline-level="1">タブの切り替え</text:h>
        </text:list-item>
      </text:list>
      <text:p text:style-name="Text_20_body">jQueryプラグインeasyTabsによる、タブのコンテンツの切り替えの処理。</text:p>
      <text:list xml:id="list193836354311596" text:continue-numbering="true" text:style-name="Numbering_20_1">
        <text:list-item>
          <text:h text:style-name="P24" text:outline-level="1"><text:s/>ノード分割ダイアログ表示</text:h>
        </text:list-item>
      </text:list>
      <text:p text:style-name="Text_20_body">ノード分割機能を実行するダイアログを表示する。</text:p>
      <text:list xml:id="list193837272270846" text:continue-numbering="true" text:style-name="Numbering_20_1">
        <text:list-item>
          <text:h text:style-name="P24" text:outline-level="1">グラフのデータセット変更</text:h>
        </text:list-item>
      </text:list>
      <text:p text:style-name="Text_20_body">1つのグラフに複数用意されたデータをプルダウンメニューを使って切り替える。</text:p>
      <text:list xml:id="list193836871406489" text:continue-numbering="true" text:style-name="Numbering_20_1">
        <text:list-item>
          <text:h text:style-name="P24" text:outline-level="1">リスト<text:span text:style-name="T2">(表)のレコード削除</text:span></text:h>
        </text:list-item>
      </text:list>
      <text:p text:style-name="Text_20_body">リスト(表)のチェックが入ったレコードを削除する。</text:p>
      <text:list xml:id="list193835953907970" text:continue-numbering="true" text:style-name="Numbering_20_1">
        <text:list-item>
          <text:h text:style-name="P24" text:outline-level="1">入出庫管理機能 本日ボタン</text:h>
        </text:list-item>
      </text:list>
      <text:p text:style-name="Text_20_body">　選択済みの入庫画面、または出庫画面のリスト<text:span text:style-name="T3">(表)のレコードに本日の日付を設定し、入庫、または出庫状態にする。</text:span></text:p>
      <text:list xml:id="list193836158586538" text:continue-numbering="true" text:style-name="Numbering_20_1">
        <text:list-item>
          <text:h text:style-name="P29" text:outline-level="1">入出庫管理機能 カレンダーボタン カレンダー表示</text:h>
        </text:list-item>
      </text:list>
      <text:p text:style-name="P10">選択済みの入庫画面、または出庫画面のリスト<text:span text:style-name="T3">(表)のレコードに日付を任意で入力するためのカレンダーを表示する。</text:span></text:p>
      <text:list xml:id="list193837134603008" text:continue-numbering="true" text:style-name="Numbering_20_1">
        <text:list-item>
          <text:h text:style-name="P30" text:outline-level="1">入出庫管理機能 カレンダーボタン カレンダー日付選択</text:h>
        </text:list-item>
      </text:list>
      <text:p text:style-name="P19">18の処理で表示したカレンダーの日付を選択し、リスト(表)のレコードに日付を設定して入庫、または出庫状態にする。</text:p>
      <text:list xml:id="list193837191352453" text:continue-numbering="true" text:style-name="Numbering_20_1">
        <text:list-item>
          <text:h text:style-name="P24" text:outline-level="1">製品コード重複レコード上書き</text:h>
        </text:list-item>
      </text:list>
      <text:p text:style-name="Text_20_body">追加・編集時に製品コードが重複した製品情報レコードを上書きする。</text:p>
      <text:list xml:id="list193836297632182" text:continue-numbering="true" text:style-name="Numbering_20_1">
        <text:list-item>
          <text:h text:style-name="P31" text:outline-level="1">別リストへのレコードの追加</text:h>
        </text:list-item>
      </text:list>
      <text:p text:style-name="P8">チェックを入れたリスト<text:span text:style-name="T4">(表)のレコードを別のリストに追加する。</text:span></text:p>
      <text:p text:style-name="P8">ここでは社員追加画面の人物リストから、会社情報編集画面の社員一覧のリストに社員を追加する処理を例として記載する。</text:p>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3" svg:font-family="Monaco"/>
    <style:font-face style:name="Times New Roman2" svg:font-family="'Times New Roman'"/>
    <style:font-face style:name="ＭＳ Ｐゴシック5" svg:font-family="'ＭＳ Ｐゴシック'"/>
    <style:font-face style:name="Arial Unicode MS" svg:font-family="'Arial Unicode MS'" style:font-family-generic="roman"/>
    <style:font-face style:name="Liberation Serif" svg:font-family="'Liberation Serif'" style:font-family-generic="roman"/>
    <style:font-face style:name="Times New Roman" svg:font-family="'Times New Roman'" style:font-family-generic="roman"/>
    <style:font-face style:name="ＭＳ Ｐゴシック2" svg:font-family="'ＭＳ Ｐゴシック'" style:font-family-generic="roman"/>
    <style:font-face style:name="Arial" svg:font-family="Arial" style:font-family-generic="swiss"/>
    <style:font-face style:name="Arial Unicode MS4" svg:font-family="'Arial Unicode MS'" style:font-family-generic="swiss"/>
    <style:font-face style:name="Times New Roman1" svg:font-family="'Times New Roman'" style:font-family-generic="swiss"/>
    <style:font-face style:name="ＭＳ Ｐゴシック4" svg:font-family="'ＭＳ Ｐゴシック'" style:font-family-generic="swiss"/>
    <style:font-face style:name="Monaco1" svg:font-family="Monaco" style:font-family-generic="modern" style:font-pitch="fixed"/>
    <style:font-face style:name="Arial Unicode MS3" svg:font-family="'Arial Unicode MS'" style:font-pitch="variable"/>
    <style:font-face style:name="Monaco2" svg:font-family="Monaco" style:font-pitch="variable"/>
    <style:font-face style:name="ＭＳ 明朝" svg:font-family="'ＭＳ 明朝'" style:font-pitch="variable"/>
    <style:font-face style:name="ＭＳ Ｐゴシック1" svg:font-family="'ＭＳ Ｐゴシック'" style:font-pitch="variable"/>
    <style:font-face style:name="ＭＳ Ｐゴシック3" svg:font-family="'ＭＳ Ｐゴシック'" style:font-adornments="標準" style:font-pitch="variable"/>
    <style:font-face style:name="ＭＳ Ｐ明朝2" svg:font-family="'ＭＳ Ｐ明朝'" style:font-pitch="variable"/>
    <style:font-face style:name="Arial Unicode MS2" svg:font-family="'Arial Unicode MS'" style:font-family-generic="modern" style:font-pitch="variable"/>
    <style:font-face style:name="Monaco" svg:font-family="Monaco" style:font-family-generic="modern" style:font-pitch="variable"/>
    <style:font-face style:name="ＭＳ Ｐ明朝3" svg:font-family="'ＭＳ Ｐ明朝'" style:font-family-generic="modern"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 svg:font-family="Tahoma" style:font-family-generic="system" style:font-pitch="variable"/>
    <style:font-face style:name="ＭＳ Ｐゴシック6"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Dashed_20__28_var_29__20_1" draw:display-name="Dashed (var) 1" draw:style="rect" draw:dots1="1" draw:dots1-length="0.31pt" draw:dots2="1" draw:dots2-length="0.31pt" draw:distance="0.31pt"/>
    <draw:stroke-dash draw:name="Dashed_20__28_var_29__20_10" draw:display-name="Dashed (var) 10" draw:style="rect" draw:dots1="1" draw:dots1-length="0.31pt" draw:dots2="1" draw:dots2-length="0.31pt" draw:distance="0.31pt"/>
    <draw:stroke-dash draw:name="Dashed_20__28_var_29__20_100" draw:display-name="Dashed (var) 100" draw:style="rect" draw:dots1="1" draw:dots1-length="0.31pt" draw:dots2="1" draw:dots2-length="0.31pt" draw:distance="0.31pt"/>
    <draw:stroke-dash draw:name="Dashed_20__28_var_29__20_101" draw:display-name="Dashed (var) 101" draw:style="rect" draw:dots1="1" draw:dots1-length="0.31pt" draw:dots2="1" draw:dots2-length="0.31pt" draw:distance="0.31pt"/>
    <draw:stroke-dash draw:name="Dashed_20__28_var_29__20_102" draw:display-name="Dashed (var) 102" draw:style="rect" draw:dots1="1" draw:dots1-length="0.31pt" draw:dots2="1" draw:dots2-length="0.31pt" draw:distance="0.31pt"/>
    <draw:stroke-dash draw:name="Dashed_20__28_var_29__20_103" draw:display-name="Dashed (var) 103" draw:style="rect" draw:dots1="1" draw:dots1-length="0.31pt" draw:dots2="1" draw:dots2-length="0.31pt" draw:distance="0.31pt"/>
    <draw:stroke-dash draw:name="Dashed_20__28_var_29__20_104" draw:display-name="Dashed (var) 104" draw:style="rect" draw:dots1="1" draw:dots1-length="0.31pt" draw:dots2="1" draw:dots2-length="0.31pt" draw:distance="0.31pt"/>
    <draw:stroke-dash draw:name="Dashed_20__28_var_29__20_105" draw:display-name="Dashed (var) 105" draw:style="rect" draw:dots1="1" draw:dots1-length="0.31pt" draw:dots2="1" draw:dots2-length="0.31pt" draw:distance="0.31pt"/>
    <draw:stroke-dash draw:name="Dashed_20__28_var_29__20_106" draw:display-name="Dashed (var) 106" draw:style="rect" draw:dots1="1" draw:dots1-length="0.31pt" draw:dots2="1" draw:dots2-length="0.31pt" draw:distance="0.31pt"/>
    <draw:stroke-dash draw:name="Dashed_20__28_var_29__20_107" draw:display-name="Dashed (var) 107" draw:style="rect" draw:dots1="1" draw:dots1-length="0.31pt" draw:dots2="1" draw:dots2-length="0.31pt" draw:distance="0.31pt"/>
    <draw:stroke-dash draw:name="Dashed_20__28_var_29__20_108" draw:display-name="Dashed (var) 108" draw:style="rect" draw:dots1="1" draw:dots1-length="0.31pt" draw:dots2="1" draw:dots2-length="0.31pt" draw:distance="0.31pt"/>
    <draw:stroke-dash draw:name="Dashed_20__28_var_29__20_109" draw:display-name="Dashed (var) 109" draw:style="rect" draw:dots1="1" draw:dots1-length="0.31pt" draw:dots2="1" draw:dots2-length="0.31pt" draw:distance="0.31pt"/>
    <draw:stroke-dash draw:name="Dashed_20__28_var_29__20_11" draw:display-name="Dashed (var) 11" draw:style="rect" draw:dots1="1" draw:dots1-length="0.31pt" draw:dots2="1" draw:dots2-length="0.31pt" draw:distance="0.31pt"/>
    <draw:stroke-dash draw:name="Dashed_20__28_var_29__20_110" draw:display-name="Dashed (var) 110" draw:style="rect" draw:dots1="1" draw:dots1-length="0.31pt" draw:dots2="1" draw:dots2-length="0.31pt" draw:distance="0.31pt"/>
    <draw:stroke-dash draw:name="Dashed_20__28_var_29__20_111" draw:display-name="Dashed (var) 111" draw:style="rect" draw:dots1="1" draw:dots1-length="0.31pt" draw:dots2="1" draw:dots2-length="0.31pt" draw:distance="0.31pt"/>
    <draw:stroke-dash draw:name="Dashed_20__28_var_29__20_112" draw:display-name="Dashed (var) 112" draw:style="rect" draw:dots1="1" draw:dots1-length="0.31pt" draw:dots2="1" draw:dots2-length="0.31pt" draw:distance="0.31pt"/>
    <draw:stroke-dash draw:name="Dashed_20__28_var_29__20_113" draw:display-name="Dashed (var) 113" draw:style="rect" draw:dots1="1" draw:dots1-length="0.31pt" draw:dots2="1" draw:dots2-length="0.31pt" draw:distance="0.31pt"/>
    <draw:stroke-dash draw:name="Dashed_20__28_var_29__20_114" draw:display-name="Dashed (var) 114" draw:style="rect" draw:dots1="1" draw:dots1-length="0.31pt" draw:dots2="1" draw:dots2-length="0.31pt" draw:distance="0.31pt"/>
    <draw:stroke-dash draw:name="Dashed_20__28_var_29__20_115" draw:display-name="Dashed (var) 115" draw:style="rect" draw:dots1="1" draw:dots1-length="0.31pt" draw:dots2="1" draw:dots2-length="0.31pt" draw:distance="0.31pt"/>
    <draw:stroke-dash draw:name="Dashed_20__28_var_29__20_116" draw:display-name="Dashed (var) 116" draw:style="rect" draw:dots1="1" draw:dots1-length="0.31pt" draw:dots2="1" draw:dots2-length="0.31pt" draw:distance="0.31pt"/>
    <draw:stroke-dash draw:name="Dashed_20__28_var_29__20_117" draw:display-name="Dashed (var) 117" draw:style="rect" draw:dots1="1" draw:dots1-length="0.31pt" draw:dots2="1" draw:dots2-length="0.31pt" draw:distance="0.31pt"/>
    <draw:stroke-dash draw:name="Dashed_20__28_var_29__20_118" draw:display-name="Dashed (var) 118" draw:style="rect" draw:dots1="1" draw:dots1-length="0.31pt" draw:dots2="1" draw:dots2-length="0.31pt" draw:distance="0.31pt"/>
    <draw:stroke-dash draw:name="Dashed_20__28_var_29__20_119" draw:display-name="Dashed (var) 119" draw:style="rect" draw:dots1="1" draw:dots1-length="0.31pt" draw:dots2="1" draw:dots2-length="0.31pt" draw:distance="0.31pt"/>
    <draw:stroke-dash draw:name="Dashed_20__28_var_29__20_12" draw:display-name="Dashed (var) 12" draw:style="rect" draw:dots1="1" draw:dots1-length="0.31pt" draw:dots2="1" draw:dots2-length="0.31pt" draw:distance="0.31pt"/>
    <draw:stroke-dash draw:name="Dashed_20__28_var_29__20_120" draw:display-name="Dashed (var) 120" draw:style="rect" draw:dots1="1" draw:dots1-length="0.31pt" draw:dots2="1" draw:dots2-length="0.31pt" draw:distance="0.31pt"/>
    <draw:stroke-dash draw:name="Dashed_20__28_var_29__20_121" draw:display-name="Dashed (var) 121" draw:style="rect" draw:dots1="1" draw:dots1-length="0.31pt" draw:dots2="1" draw:dots2-length="0.31pt" draw:distance="0.31pt"/>
    <draw:stroke-dash draw:name="Dashed_20__28_var_29__20_122" draw:display-name="Dashed (var) 122" draw:style="rect" draw:dots1="1" draw:dots1-length="0.31pt" draw:dots2="1" draw:dots2-length="0.31pt" draw:distance="0.31pt"/>
    <draw:stroke-dash draw:name="Dashed_20__28_var_29__20_123" draw:display-name="Dashed (var) 123" draw:style="rect" draw:dots1="1" draw:dots1-length="0.31pt" draw:dots2="1" draw:dots2-length="0.31pt" draw:distance="0.31pt"/>
    <draw:stroke-dash draw:name="Dashed_20__28_var_29__20_124" draw:display-name="Dashed (var) 124" draw:style="rect" draw:dots1="1" draw:dots1-length="0.31pt" draw:dots2="1" draw:dots2-length="0.31pt" draw:distance="0.31pt"/>
    <draw:stroke-dash draw:name="Dashed_20__28_var_29__20_125" draw:display-name="Dashed (var) 125" draw:style="rect" draw:dots1="1" draw:dots1-length="0.31pt" draw:dots2="1" draw:dots2-length="0.31pt" draw:distance="0.31pt"/>
    <draw:stroke-dash draw:name="Dashed_20__28_var_29__20_126" draw:display-name="Dashed (var) 126" draw:style="rect" draw:dots1="1" draw:dots1-length="0.31pt" draw:dots2="1" draw:dots2-length="0.31pt" draw:distance="0.31pt"/>
    <draw:stroke-dash draw:name="Dashed_20__28_var_29__20_127" draw:display-name="Dashed (var) 127" draw:style="rect" draw:dots1="1" draw:dots1-length="0.31pt" draw:dots2="1" draw:dots2-length="0.31pt" draw:distance="0.31pt"/>
    <draw:stroke-dash draw:name="Dashed_20__28_var_29__20_128" draw:display-name="Dashed (var) 128" draw:style="rect" draw:dots1="1" draw:dots1-length="0.31pt" draw:dots2="1" draw:dots2-length="0.31pt" draw:distance="0.31pt"/>
    <draw:stroke-dash draw:name="Dashed_20__28_var_29__20_129" draw:display-name="Dashed (var) 129" draw:style="rect" draw:dots1="1" draw:dots1-length="0.31pt" draw:dots2="1" draw:dots2-length="0.31pt" draw:distance="0.31pt"/>
    <draw:stroke-dash draw:name="Dashed_20__28_var_29__20_13" draw:display-name="Dashed (var) 13" draw:style="rect" draw:dots1="1" draw:dots1-length="0.31pt" draw:dots2="1" draw:dots2-length="0.31pt" draw:distance="0.31pt"/>
    <draw:stroke-dash draw:name="Dashed_20__28_var_29__20_130" draw:display-name="Dashed (var) 130" draw:style="rect" draw:dots1="1" draw:dots1-length="0.31pt" draw:dots2="1" draw:dots2-length="0.31pt" draw:distance="0.31pt"/>
    <draw:stroke-dash draw:name="Dashed_20__28_var_29__20_131" draw:display-name="Dashed (var) 131" draw:style="rect" draw:dots1="1" draw:dots1-length="0.31pt" draw:dots2="1" draw:dots2-length="0.31pt" draw:distance="0.31pt"/>
    <draw:stroke-dash draw:name="Dashed_20__28_var_29__20_132" draw:display-name="Dashed (var) 132" draw:style="rect" draw:dots1="1" draw:dots1-length="0.31pt" draw:dots2="1" draw:dots2-length="0.31pt" draw:distance="0.31pt"/>
    <draw:stroke-dash draw:name="Dashed_20__28_var_29__20_133" draw:display-name="Dashed (var) 133" draw:style="rect" draw:dots1="1" draw:dots1-length="0.31pt" draw:dots2="1" draw:dots2-length="0.31pt" draw:distance="0.31pt"/>
    <draw:stroke-dash draw:name="Dashed_20__28_var_29__20_134" draw:display-name="Dashed (var) 134" draw:style="rect" draw:dots1="1" draw:dots1-length="0.31pt" draw:dots2="1" draw:dots2-length="0.31pt" draw:distance="0.31pt"/>
    <draw:stroke-dash draw:name="Dashed_20__28_var_29__20_135" draw:display-name="Dashed (var) 135" draw:style="rect" draw:dots1="1" draw:dots1-length="0.31pt" draw:dots2="1" draw:dots2-length="0.31pt" draw:distance="0.31pt"/>
    <draw:stroke-dash draw:name="Dashed_20__28_var_29__20_136" draw:display-name="Dashed (var) 136" draw:style="rect" draw:dots1="1" draw:dots1-length="0.31pt" draw:dots2="1" draw:dots2-length="0.31pt" draw:distance="0.31pt"/>
    <draw:stroke-dash draw:name="Dashed_20__28_var_29__20_137" draw:display-name="Dashed (var) 137" draw:style="rect" draw:dots1="1" draw:dots1-length="0.31pt" draw:dots2="1" draw:dots2-length="0.31pt" draw:distance="0.31pt"/>
    <draw:stroke-dash draw:name="Dashed_20__28_var_29__20_138" draw:display-name="Dashed (var) 138" draw:style="rect" draw:dots1="1" draw:dots1-length="0.31pt" draw:dots2="1" draw:dots2-length="0.31pt" draw:distance="0.31pt"/>
    <draw:stroke-dash draw:name="Dashed_20__28_var_29__20_139" draw:display-name="Dashed (var) 139" draw:style="rect" draw:dots1="1" draw:dots1-length="0.31pt" draw:dots2="1" draw:dots2-length="0.31pt" draw:distance="0.31pt"/>
    <draw:stroke-dash draw:name="Dashed_20__28_var_29__20_14" draw:display-name="Dashed (var) 14" draw:style="rect" draw:dots1="1" draw:dots1-length="0.31pt" draw:dots2="1" draw:dots2-length="0.31pt" draw:distance="0.31pt"/>
    <draw:stroke-dash draw:name="Dashed_20__28_var_29__20_140" draw:display-name="Dashed (var) 140" draw:style="rect" draw:dots1="1" draw:dots1-length="0.31pt" draw:dots2="1" draw:dots2-length="0.31pt" draw:distance="0.31pt"/>
    <draw:stroke-dash draw:name="Dashed_20__28_var_29__20_141" draw:display-name="Dashed (var) 141" draw:style="rect" draw:dots1="1" draw:dots1-length="0.31pt" draw:dots2="1" draw:dots2-length="0.31pt" draw:distance="0.31pt"/>
    <draw:stroke-dash draw:name="Dashed_20__28_var_29__20_142" draw:display-name="Dashed (var) 142" draw:style="rect" draw:dots1="1" draw:dots1-length="0.31pt" draw:dots2="1" draw:dots2-length="0.31pt" draw:distance="0.31pt"/>
    <draw:stroke-dash draw:name="Dashed_20__28_var_29__20_143" draw:display-name="Dashed (var) 143" draw:style="rect" draw:dots1="1" draw:dots1-length="0.31pt" draw:dots2="1" draw:dots2-length="0.31pt" draw:distance="0.31pt"/>
    <draw:stroke-dash draw:name="Dashed_20__28_var_29__20_144" draw:display-name="Dashed (var) 144" draw:style="rect" draw:dots1="1" draw:dots1-length="0.31pt" draw:dots2="1" draw:dots2-length="0.31pt" draw:distance="0.31pt"/>
    <draw:stroke-dash draw:name="Dashed_20__28_var_29__20_145" draw:display-name="Dashed (var) 145" draw:style="rect" draw:dots1="1" draw:dots1-length="0.31pt" draw:dots2="1" draw:dots2-length="0.31pt" draw:distance="0.31pt"/>
    <draw:stroke-dash draw:name="Dashed_20__28_var_29__20_146" draw:display-name="Dashed (var) 146" draw:style="rect" draw:dots1="1" draw:dots1-length="0.31pt" draw:dots2="1" draw:dots2-length="0.31pt" draw:distance="0.31pt"/>
    <draw:stroke-dash draw:name="Dashed_20__28_var_29__20_147" draw:display-name="Dashed (var) 147" draw:style="rect" draw:dots1="1" draw:dots1-length="0.31pt" draw:dots2="1" draw:dots2-length="0.31pt" draw:distance="0.31pt"/>
    <draw:stroke-dash draw:name="Dashed_20__28_var_29__20_148" draw:display-name="Dashed (var) 148" draw:style="rect" draw:dots1="1" draw:dots1-length="0.31pt" draw:dots2="1" draw:dots2-length="0.31pt" draw:distance="0.31pt"/>
    <draw:stroke-dash draw:name="Dashed_20__28_var_29__20_149" draw:display-name="Dashed (var) 149" draw:style="rect" draw:dots1="1" draw:dots1-length="0.31pt" draw:dots2="1" draw:dots2-length="0.31pt" draw:distance="0.31pt"/>
    <draw:stroke-dash draw:name="Dashed_20__28_var_29__20_15" draw:display-name="Dashed (var) 15" draw:style="rect" draw:dots1="1" draw:dots1-length="0.31pt" draw:dots2="1" draw:dots2-length="0.31pt" draw:distance="0.31pt"/>
    <draw:stroke-dash draw:name="Dashed_20__28_var_29__20_150" draw:display-name="Dashed (var) 150" draw:style="rect" draw:dots1="1" draw:dots1-length="0.31pt" draw:dots2="1" draw:dots2-length="0.31pt" draw:distance="0.31pt"/>
    <draw:stroke-dash draw:name="Dashed_20__28_var_29__20_151" draw:display-name="Dashed (var) 151" draw:style="rect" draw:dots1="1" draw:dots1-length="0.31pt" draw:dots2="1" draw:dots2-length="0.31pt" draw:distance="0.31pt"/>
    <draw:stroke-dash draw:name="Dashed_20__28_var_29__20_152" draw:display-name="Dashed (var) 152" draw:style="rect" draw:dots1="1" draw:dots1-length="0.31pt" draw:dots2="1" draw:dots2-length="0.31pt" draw:distance="0.31pt"/>
    <draw:stroke-dash draw:name="Dashed_20__28_var_29__20_153" draw:display-name="Dashed (var) 153" draw:style="rect" draw:dots1="1" draw:dots1-length="0.31pt" draw:dots2="1" draw:dots2-length="0.31pt" draw:distance="0.31pt"/>
    <draw:stroke-dash draw:name="Dashed_20__28_var_29__20_154" draw:display-name="Dashed (var) 154" draw:style="rect" draw:dots1="1" draw:dots1-length="0.31pt" draw:dots2="1" draw:dots2-length="0.31pt" draw:distance="0.31pt"/>
    <draw:stroke-dash draw:name="Dashed_20__28_var_29__20_155" draw:display-name="Dashed (var) 155" draw:style="rect" draw:dots1="1" draw:dots1-length="0.31pt" draw:dots2="1" draw:dots2-length="0.31pt" draw:distance="0.31pt"/>
    <draw:stroke-dash draw:name="Dashed_20__28_var_29__20_156" draw:display-name="Dashed (var) 156" draw:style="rect" draw:dots1="1" draw:dots1-length="0.31pt" draw:dots2="1" draw:dots2-length="0.31pt" draw:distance="0.31pt"/>
    <draw:stroke-dash draw:name="Dashed_20__28_var_29__20_157" draw:display-name="Dashed (var) 157" draw:style="rect" draw:dots1="1" draw:dots1-length="0.31pt" draw:dots2="1" draw:dots2-length="0.31pt" draw:distance="0.31pt"/>
    <draw:stroke-dash draw:name="Dashed_20__28_var_29__20_158" draw:display-name="Dashed (var) 158" draw:style="rect" draw:dots1="1" draw:dots1-length="0.31pt" draw:dots2="1" draw:dots2-length="0.31pt" draw:distance="0.31pt"/>
    <draw:stroke-dash draw:name="Dashed_20__28_var_29__20_159" draw:display-name="Dashed (var) 159" draw:style="rect" draw:dots1="1" draw:dots1-length="0.31pt" draw:dots2="1" draw:dots2-length="0.31pt" draw:distance="0.31pt"/>
    <draw:stroke-dash draw:name="Dashed_20__28_var_29__20_16" draw:display-name="Dashed (var) 16" draw:style="rect" draw:dots1="1" draw:dots1-length="0.31pt" draw:dots2="1" draw:dots2-length="0.31pt" draw:distance="0.31pt"/>
    <draw:stroke-dash draw:name="Dashed_20__28_var_29__20_160" draw:display-name="Dashed (var) 160" draw:style="rect" draw:dots1="1" draw:dots1-length="0.31pt" draw:dots2="1" draw:dots2-length="0.31pt" draw:distance="0.31pt"/>
    <draw:stroke-dash draw:name="Dashed_20__28_var_29__20_161" draw:display-name="Dashed (var) 161" draw:style="rect" draw:dots1="1" draw:dots1-length="0.31pt" draw:dots2="1" draw:dots2-length="0.31pt" draw:distance="0.31pt"/>
    <draw:stroke-dash draw:name="Dashed_20__28_var_29__20_162" draw:display-name="Dashed (var) 162" draw:style="rect" draw:dots1="1" draw:dots1-length="0.31pt" draw:dots2="1" draw:dots2-length="0.31pt" draw:distance="0.31pt"/>
    <draw:stroke-dash draw:name="Dashed_20__28_var_29__20_163" draw:display-name="Dashed (var) 163" draw:style="rect" draw:dots1="1" draw:dots1-length="0.31pt" draw:dots2="1" draw:dots2-length="0.31pt" draw:distance="0.31pt"/>
    <draw:stroke-dash draw:name="Dashed_20__28_var_29__20_164" draw:display-name="Dashed (var) 164" draw:style="rect" draw:dots1="1" draw:dots1-length="0.31pt" draw:dots2="1" draw:dots2-length="0.31pt" draw:distance="0.31pt"/>
    <draw:stroke-dash draw:name="Dashed_20__28_var_29__20_165" draw:display-name="Dashed (var) 165" draw:style="rect" draw:dots1="1" draw:dots1-length="0.31pt" draw:dots2="1" draw:dots2-length="0.31pt" draw:distance="0.31pt"/>
    <draw:stroke-dash draw:name="Dashed_20__28_var_29__20_166" draw:display-name="Dashed (var) 166" draw:style="rect" draw:dots1="1" draw:dots1-length="0.31pt" draw:dots2="1" draw:dots2-length="0.31pt" draw:distance="0.31pt"/>
    <draw:stroke-dash draw:name="Dashed_20__28_var_29__20_167" draw:display-name="Dashed (var) 167" draw:style="rect" draw:dots1="1" draw:dots1-length="0.31pt" draw:dots2="1" draw:dots2-length="0.31pt" draw:distance="0.31pt"/>
    <draw:stroke-dash draw:name="Dashed_20__28_var_29__20_168" draw:display-name="Dashed (var) 168" draw:style="rect" draw:dots1="1" draw:dots1-length="0.31pt" draw:dots2="1" draw:dots2-length="0.31pt" draw:distance="0.31pt"/>
    <draw:stroke-dash draw:name="Dashed_20__28_var_29__20_169" draw:display-name="Dashed (var) 169" draw:style="rect" draw:dots1="1" draw:dots1-length="0.31pt" draw:dots2="1" draw:dots2-length="0.31pt" draw:distance="0.31pt"/>
    <draw:stroke-dash draw:name="Dashed_20__28_var_29__20_17" draw:display-name="Dashed (var) 17" draw:style="rect" draw:dots1="1" draw:dots1-length="0.31pt" draw:dots2="1" draw:dots2-length="0.31pt" draw:distance="0.31pt"/>
    <draw:stroke-dash draw:name="Dashed_20__28_var_29__20_170" draw:display-name="Dashed (var) 170" draw:style="rect" draw:dots1="1" draw:dots1-length="0.31pt" draw:dots2="1" draw:dots2-length="0.31pt" draw:distance="0.31pt"/>
    <draw:stroke-dash draw:name="Dashed_20__28_var_29__20_171" draw:display-name="Dashed (var) 171" draw:style="rect" draw:dots1="1" draw:dots1-length="0.31pt" draw:dots2="1" draw:dots2-length="0.31pt" draw:distance="0.31pt"/>
    <draw:stroke-dash draw:name="Dashed_20__28_var_29__20_172" draw:display-name="Dashed (var) 172" draw:style="rect" draw:dots1="1" draw:dots1-length="0.31pt" draw:dots2="1" draw:dots2-length="0.31pt" draw:distance="0.31pt"/>
    <draw:stroke-dash draw:name="Dashed_20__28_var_29__20_173" draw:display-name="Dashed (var) 173" draw:style="rect" draw:dots1="1" draw:dots1-length="0.31pt" draw:dots2="1" draw:dots2-length="0.31pt" draw:distance="0.31pt"/>
    <draw:stroke-dash draw:name="Dashed_20__28_var_29__20_174" draw:display-name="Dashed (var) 174" draw:style="rect" draw:dots1="1" draw:dots1-length="0.31pt" draw:dots2="1" draw:dots2-length="0.31pt" draw:distance="0.31pt"/>
    <draw:stroke-dash draw:name="Dashed_20__28_var_29__20_175" draw:display-name="Dashed (var) 175" draw:style="rect" draw:dots1="1" draw:dots1-length="0.31pt" draw:dots2="1" draw:dots2-length="0.31pt" draw:distance="0.31pt"/>
    <draw:stroke-dash draw:name="Dashed_20__28_var_29__20_176" draw:display-name="Dashed (var) 176" draw:style="rect" draw:dots1="1" draw:dots1-length="0.31pt" draw:dots2="1" draw:dots2-length="0.31pt" draw:distance="0.31pt"/>
    <draw:stroke-dash draw:name="Dashed_20__28_var_29__20_177" draw:display-name="Dashed (var) 177" draw:style="rect" draw:dots1="1" draw:dots1-length="0.31pt" draw:dots2="1" draw:dots2-length="0.31pt" draw:distance="0.31pt"/>
    <draw:stroke-dash draw:name="Dashed_20__28_var_29__20_178" draw:display-name="Dashed (var) 178" draw:style="rect" draw:dots1="1" draw:dots1-length="0.31pt" draw:dots2="1" draw:dots2-length="0.31pt" draw:distance="0.31pt"/>
    <draw:stroke-dash draw:name="Dashed_20__28_var_29__20_179" draw:display-name="Dashed (var) 179" draw:style="rect" draw:dots1="1" draw:dots1-length="0.31pt" draw:dots2="1" draw:dots2-length="0.31pt" draw:distance="0.31pt"/>
    <draw:stroke-dash draw:name="Dashed_20__28_var_29__20_18" draw:display-name="Dashed (var) 18" draw:style="rect" draw:dots1="1" draw:dots1-length="0.31pt" draw:dots2="1" draw:dots2-length="0.31pt" draw:distance="0.31pt"/>
    <draw:stroke-dash draw:name="Dashed_20__28_var_29__20_180" draw:display-name="Dashed (var) 180" draw:style="rect" draw:dots1="1" draw:dots1-length="0.31pt" draw:dots2="1" draw:dots2-length="0.31pt" draw:distance="0.31pt"/>
    <draw:stroke-dash draw:name="Dashed_20__28_var_29__20_181" draw:display-name="Dashed (var) 181" draw:style="rect" draw:dots1="1" draw:dots1-length="0.31pt" draw:dots2="1" draw:dots2-length="0.31pt" draw:distance="0.31pt"/>
    <draw:stroke-dash draw:name="Dashed_20__28_var_29__20_182" draw:display-name="Dashed (var) 182" draw:style="rect" draw:dots1="1" draw:dots1-length="0.31pt" draw:dots2="1" draw:dots2-length="0.31pt" draw:distance="0.31pt"/>
    <draw:stroke-dash draw:name="Dashed_20__28_var_29__20_183" draw:display-name="Dashed (var) 183" draw:style="rect" draw:dots1="1" draw:dots1-length="0.31pt" draw:dots2="1" draw:dots2-length="0.31pt" draw:distance="0.31pt"/>
    <draw:stroke-dash draw:name="Dashed_20__28_var_29__20_184" draw:display-name="Dashed (var) 184" draw:style="rect" draw:dots1="1" draw:dots1-length="0.31pt" draw:dots2="1" draw:dots2-length="0.31pt" draw:distance="0.31pt"/>
    <draw:stroke-dash draw:name="Dashed_20__28_var_29__20_185" draw:display-name="Dashed (var) 185" draw:style="rect" draw:dots1="1" draw:dots1-length="0.31pt" draw:dots2="1" draw:dots2-length="0.31pt" draw:distance="0.31pt"/>
    <draw:stroke-dash draw:name="Dashed_20__28_var_29__20_186" draw:display-name="Dashed (var) 186" draw:style="rect" draw:dots1="1" draw:dots1-length="0.31pt" draw:dots2="1" draw:dots2-length="0.31pt" draw:distance="0.31pt"/>
    <draw:stroke-dash draw:name="Dashed_20__28_var_29__20_187" draw:display-name="Dashed (var) 187" draw:style="rect" draw:dots1="1" draw:dots1-length="0.31pt" draw:dots2="1" draw:dots2-length="0.31pt" draw:distance="0.31pt"/>
    <draw:stroke-dash draw:name="Dashed_20__28_var_29__20_188" draw:display-name="Dashed (var) 188" draw:style="rect" draw:dots1="1" draw:dots1-length="0.31pt" draw:dots2="1" draw:dots2-length="0.31pt" draw:distance="0.31pt"/>
    <draw:stroke-dash draw:name="Dashed_20__28_var_29__20_189" draw:display-name="Dashed (var) 189" draw:style="rect" draw:dots1="1" draw:dots1-length="0.31pt" draw:dots2="1" draw:dots2-length="0.31pt" draw:distance="0.31pt"/>
    <draw:stroke-dash draw:name="Dashed_20__28_var_29__20_19" draw:display-name="Dashed (var) 19" draw:style="rect" draw:dots1="1" draw:dots1-length="0.31pt" draw:dots2="1" draw:dots2-length="0.31pt" draw:distance="0.31pt"/>
    <draw:stroke-dash draw:name="Dashed_20__28_var_29__20_190" draw:display-name="Dashed (var) 190" draw:style="rect" draw:dots1="1" draw:dots1-length="0.31pt" draw:dots2="1" draw:dots2-length="0.31pt" draw:distance="0.31pt"/>
    <draw:stroke-dash draw:name="Dashed_20__28_var_29__20_191" draw:display-name="Dashed (var) 191" draw:style="rect" draw:dots1="1" draw:dots1-length="0.31pt" draw:dots2="1" draw:dots2-length="0.31pt" draw:distance="0.31pt"/>
    <draw:stroke-dash draw:name="Dashed_20__28_var_29__20_192" draw:display-name="Dashed (var) 192" draw:style="rect" draw:dots1="1" draw:dots1-length="0.31pt" draw:dots2="1" draw:dots2-length="0.31pt" draw:distance="0.31pt"/>
    <draw:stroke-dash draw:name="Dashed_20__28_var_29__20_193" draw:display-name="Dashed (var) 193" draw:style="rect" draw:dots1="1" draw:dots1-length="0.31pt" draw:dots2="1" draw:dots2-length="0.31pt" draw:distance="0.31pt"/>
    <draw:stroke-dash draw:name="Dashed_20__28_var_29__20_194" draw:display-name="Dashed (var) 194" draw:style="rect" draw:dots1="1" draw:dots1-length="0.31pt" draw:dots2="1" draw:dots2-length="0.31pt" draw:distance="0.31pt"/>
    <draw:stroke-dash draw:name="Dashed_20__28_var_29__20_195" draw:display-name="Dashed (var) 195" draw:style="rect" draw:dots1="1" draw:dots1-length="0.31pt" draw:dots2="1" draw:dots2-length="0.31pt" draw:distance="0.31pt"/>
    <draw:stroke-dash draw:name="Dashed_20__28_var_29__20_196" draw:display-name="Dashed (var) 196" draw:style="rect" draw:dots1="1" draw:dots1-length="0.31pt" draw:dots2="1" draw:dots2-length="0.31pt" draw:distance="0.31pt"/>
    <draw:stroke-dash draw:name="Dashed_20__28_var_29__20_197" draw:display-name="Dashed (var) 197" draw:style="rect" draw:dots1="1" draw:dots1-length="0.31pt" draw:dots2="1" draw:dots2-length="0.31pt" draw:distance="0.31pt"/>
    <draw:stroke-dash draw:name="Dashed_20__28_var_29__20_198" draw:display-name="Dashed (var) 198" draw:style="rect" draw:dots1="1" draw:dots1-length="0.31pt" draw:dots2="1" draw:dots2-length="0.31pt" draw:distance="0.31pt"/>
    <draw:stroke-dash draw:name="Dashed_20__28_var_29__20_199" draw:display-name="Dashed (var) 199" draw:style="rect" draw:dots1="1" draw:dots1-length="0.31pt" draw:dots2="1" draw:dots2-length="0.31pt" draw:distance="0.31pt"/>
    <draw:stroke-dash draw:name="Dashed_20__28_var_29__20_2" draw:display-name="Dashed (var) 2" draw:style="rect" draw:dots1="1" draw:dots1-length="0.31pt" draw:dots2="1" draw:dots2-length="0.31pt" draw:distance="0.31pt"/>
    <draw:stroke-dash draw:name="Dashed_20__28_var_29__20_20" draw:display-name="Dashed (var) 20" draw:style="rect" draw:dots1="1" draw:dots1-length="0.31pt" draw:dots2="1" draw:dots2-length="0.31pt" draw:distance="0.31pt"/>
    <draw:stroke-dash draw:name="Dashed_20__28_var_29__20_200" draw:display-name="Dashed (var) 200" draw:style="rect" draw:dots1="1" draw:dots1-length="0.31pt" draw:dots2="1" draw:dots2-length="0.31pt" draw:distance="0.31pt"/>
    <draw:stroke-dash draw:name="Dashed_20__28_var_29__20_201" draw:display-name="Dashed (var) 201" draw:style="rect" draw:dots1="1" draw:dots1-length="0.31pt" draw:dots2="1" draw:dots2-length="0.31pt" draw:distance="0.31pt"/>
    <draw:stroke-dash draw:name="Dashed_20__28_var_29__20_202" draw:display-name="Dashed (var) 202" draw:style="rect" draw:dots1="1" draw:dots1-length="0.31pt" draw:dots2="1" draw:dots2-length="0.31pt" draw:distance="0.31pt"/>
    <draw:stroke-dash draw:name="Dashed_20__28_var_29__20_203" draw:display-name="Dashed (var) 203" draw:style="rect" draw:dots1="1" draw:dots1-length="0.31pt" draw:dots2="1" draw:dots2-length="0.31pt" draw:distance="0.31pt"/>
    <draw:stroke-dash draw:name="Dashed_20__28_var_29__20_204" draw:display-name="Dashed (var) 204" draw:style="rect" draw:dots1="1" draw:dots1-length="0.31pt" draw:dots2="1" draw:dots2-length="0.31pt" draw:distance="0.31pt"/>
    <draw:stroke-dash draw:name="Dashed_20__28_var_29__20_205" draw:display-name="Dashed (var) 205" draw:style="rect" draw:dots1="1" draw:dots1-length="0.31pt" draw:dots2="1" draw:dots2-length="0.31pt" draw:distance="0.31pt"/>
    <draw:stroke-dash draw:name="Dashed_20__28_var_29__20_206" draw:display-name="Dashed (var) 206" draw:style="rect" draw:dots1="1" draw:dots1-length="0.31pt" draw:dots2="1" draw:dots2-length="0.31pt" draw:distance="0.31pt"/>
    <draw:stroke-dash draw:name="Dashed_20__28_var_29__20_207" draw:display-name="Dashed (var) 207" draw:style="rect" draw:dots1="1" draw:dots1-length="0.31pt" draw:dots2="1" draw:dots2-length="0.31pt" draw:distance="0.31pt"/>
    <draw:stroke-dash draw:name="Dashed_20__28_var_29__20_208" draw:display-name="Dashed (var) 208" draw:style="rect" draw:dots1="1" draw:dots1-length="0.31pt" draw:dots2="1" draw:dots2-length="0.31pt" draw:distance="0.31pt"/>
    <draw:stroke-dash draw:name="Dashed_20__28_var_29__20_209" draw:display-name="Dashed (var) 209" draw:style="rect" draw:dots1="1" draw:dots1-length="0.31pt" draw:dots2="1" draw:dots2-length="0.31pt" draw:distance="0.31pt"/>
    <draw:stroke-dash draw:name="Dashed_20__28_var_29__20_21" draw:display-name="Dashed (var) 21" draw:style="rect" draw:dots1="1" draw:dots1-length="0.31pt" draw:dots2="1" draw:dots2-length="0.31pt" draw:distance="0.31pt"/>
    <draw:stroke-dash draw:name="Dashed_20__28_var_29__20_210" draw:display-name="Dashed (var) 210" draw:style="rect" draw:dots1="1" draw:dots1-length="0.31pt" draw:dots2="1" draw:dots2-length="0.31pt" draw:distance="0.31pt"/>
    <draw:stroke-dash draw:name="Dashed_20__28_var_29__20_211" draw:display-name="Dashed (var) 211" draw:style="rect" draw:dots1="1" draw:dots1-length="0.31pt" draw:dots2="1" draw:dots2-length="0.31pt" draw:distance="0.31pt"/>
    <draw:stroke-dash draw:name="Dashed_20__28_var_29__20_212" draw:display-name="Dashed (var) 212" draw:style="rect" draw:dots1="1" draw:dots1-length="0.31pt" draw:dots2="1" draw:dots2-length="0.31pt" draw:distance="0.31pt"/>
    <draw:stroke-dash draw:name="Dashed_20__28_var_29__20_213" draw:display-name="Dashed (var) 213" draw:style="rect" draw:dots1="1" draw:dots1-length="0.31pt" draw:dots2="1" draw:dots2-length="0.31pt" draw:distance="0.31pt"/>
    <draw:stroke-dash draw:name="Dashed_20__28_var_29__20_214" draw:display-name="Dashed (var) 214" draw:style="rect" draw:dots1="1" draw:dots1-length="0.31pt" draw:dots2="1" draw:dots2-length="0.31pt" draw:distance="0.31pt"/>
    <draw:stroke-dash draw:name="Dashed_20__28_var_29__20_215" draw:display-name="Dashed (var) 215" draw:style="rect" draw:dots1="1" draw:dots1-length="0.31pt" draw:dots2="1" draw:dots2-length="0.31pt" draw:distance="0.31pt"/>
    <draw:stroke-dash draw:name="Dashed_20__28_var_29__20_216" draw:display-name="Dashed (var) 216" draw:style="rect" draw:dots1="1" draw:dots1-length="0.31pt" draw:dots2="1" draw:dots2-length="0.31pt" draw:distance="0.31pt"/>
    <draw:stroke-dash draw:name="Dashed_20__28_var_29__20_217" draw:display-name="Dashed (var) 217" draw:style="rect" draw:dots1="1" draw:dots1-length="0.31pt" draw:dots2="1" draw:dots2-length="0.31pt" draw:distance="0.31pt"/>
    <draw:stroke-dash draw:name="Dashed_20__28_var_29__20_218" draw:display-name="Dashed (var) 218" draw:style="rect" draw:dots1="1" draw:dots1-length="0.31pt" draw:dots2="1" draw:dots2-length="0.31pt" draw:distance="0.31pt"/>
    <draw:stroke-dash draw:name="Dashed_20__28_var_29__20_219" draw:display-name="Dashed (var) 219" draw:style="rect" draw:dots1="1" draw:dots1-length="0.31pt" draw:dots2="1" draw:dots2-length="0.31pt" draw:distance="0.31pt"/>
    <draw:stroke-dash draw:name="Dashed_20__28_var_29__20_22" draw:display-name="Dashed (var) 22" draw:style="rect" draw:dots1="1" draw:dots1-length="0.31pt" draw:dots2="1" draw:dots2-length="0.31pt" draw:distance="0.31pt"/>
    <draw:stroke-dash draw:name="Dashed_20__28_var_29__20_220" draw:display-name="Dashed (var) 220" draw:style="rect" draw:dots1="1" draw:dots1-length="0.31pt" draw:dots2="1" draw:dots2-length="0.31pt" draw:distance="0.31pt"/>
    <draw:stroke-dash draw:name="Dashed_20__28_var_29__20_221" draw:display-name="Dashed (var) 221" draw:style="rect" draw:dots1="1" draw:dots1-length="0.31pt" draw:dots2="1" draw:dots2-length="0.31pt" draw:distance="0.31pt"/>
    <draw:stroke-dash draw:name="Dashed_20__28_var_29__20_222" draw:display-name="Dashed (var) 222" draw:style="rect" draw:dots1="1" draw:dots1-length="0.31pt" draw:dots2="1" draw:dots2-length="0.31pt" draw:distance="0.31pt"/>
    <draw:stroke-dash draw:name="Dashed_20__28_var_29__20_223" draw:display-name="Dashed (var) 223" draw:style="rect" draw:dots1="1" draw:dots1-length="0.31pt" draw:dots2="1" draw:dots2-length="0.31pt" draw:distance="0.31pt"/>
    <draw:stroke-dash draw:name="Dashed_20__28_var_29__20_224" draw:display-name="Dashed (var) 224" draw:style="rect" draw:dots1="1" draw:dots1-length="0.31pt" draw:dots2="1" draw:dots2-length="0.31pt" draw:distance="0.31pt"/>
    <draw:stroke-dash draw:name="Dashed_20__28_var_29__20_225" draw:display-name="Dashed (var) 225" draw:style="rect" draw:dots1="1" draw:dots1-length="0.31pt" draw:dots2="1" draw:dots2-length="0.31pt" draw:distance="0.31pt"/>
    <draw:stroke-dash draw:name="Dashed_20__28_var_29__20_226" draw:display-name="Dashed (var) 226" draw:style="rect" draw:dots1="1" draw:dots1-length="0.31pt" draw:dots2="1" draw:dots2-length="0.31pt" draw:distance="0.31pt"/>
    <draw:stroke-dash draw:name="Dashed_20__28_var_29__20_227" draw:display-name="Dashed (var) 227" draw:style="rect" draw:dots1="1" draw:dots1-length="0.31pt" draw:dots2="1" draw:dots2-length="0.31pt" draw:distance="0.31pt"/>
    <draw:stroke-dash draw:name="Dashed_20__28_var_29__20_228" draw:display-name="Dashed (var) 228" draw:style="rect" draw:dots1="1" draw:dots1-length="0.31pt" draw:dots2="1" draw:dots2-length="0.31pt" draw:distance="0.31pt"/>
    <draw:stroke-dash draw:name="Dashed_20__28_var_29__20_229" draw:display-name="Dashed (var) 229" draw:style="rect" draw:dots1="1" draw:dots1-length="0.31pt" draw:dots2="1" draw:dots2-length="0.31pt" draw:distance="0.31pt"/>
    <draw:stroke-dash draw:name="Dashed_20__28_var_29__20_23" draw:display-name="Dashed (var) 23" draw:style="rect" draw:dots1="1" draw:dots1-length="0.31pt" draw:dots2="1" draw:dots2-length="0.31pt" draw:distance="0.31pt"/>
    <draw:stroke-dash draw:name="Dashed_20__28_var_29__20_230" draw:display-name="Dashed (var) 230" draw:style="rect" draw:dots1="1" draw:dots1-length="0.31pt" draw:dots2="1" draw:dots2-length="0.31pt" draw:distance="0.31pt"/>
    <draw:stroke-dash draw:name="Dashed_20__28_var_29__20_231" draw:display-name="Dashed (var) 231" draw:style="rect" draw:dots1="1" draw:dots1-length="0.31pt" draw:dots2="1" draw:dots2-length="0.31pt" draw:distance="0.31pt"/>
    <draw:stroke-dash draw:name="Dashed_20__28_var_29__20_232" draw:display-name="Dashed (var) 232" draw:style="rect" draw:dots1="1" draw:dots1-length="0.31pt" draw:dots2="1" draw:dots2-length="0.31pt" draw:distance="0.31pt"/>
    <draw:stroke-dash draw:name="Dashed_20__28_var_29__20_233" draw:display-name="Dashed (var) 233" draw:style="rect" draw:dots1="1" draw:dots1-length="0.31pt" draw:dots2="1" draw:dots2-length="0.31pt" draw:distance="0.31pt"/>
    <draw:stroke-dash draw:name="Dashed_20__28_var_29__20_234" draw:display-name="Dashed (var) 234" draw:style="rect" draw:dots1="1" draw:dots1-length="0.31pt" draw:dots2="1" draw:dots2-length="0.31pt" draw:distance="0.31pt"/>
    <draw:stroke-dash draw:name="Dashed_20__28_var_29__20_235" draw:display-name="Dashed (var) 235" draw:style="rect" draw:dots1="1" draw:dots1-length="0.31pt" draw:dots2="1" draw:dots2-length="0.31pt" draw:distance="0.31pt"/>
    <draw:stroke-dash draw:name="Dashed_20__28_var_29__20_236" draw:display-name="Dashed (var) 236" draw:style="rect" draw:dots1="1" draw:dots1-length="0.31pt" draw:dots2="1" draw:dots2-length="0.31pt" draw:distance="0.31pt"/>
    <draw:stroke-dash draw:name="Dashed_20__28_var_29__20_237" draw:display-name="Dashed (var) 237" draw:style="rect" draw:dots1="1" draw:dots1-length="0.31pt" draw:dots2="1" draw:dots2-length="0.31pt" draw:distance="0.31pt"/>
    <draw:stroke-dash draw:name="Dashed_20__28_var_29__20_238" draw:display-name="Dashed (var) 238" draw:style="rect" draw:dots1="1" draw:dots1-length="0.31pt" draw:dots2="1" draw:dots2-length="0.31pt" draw:distance="0.31pt"/>
    <draw:stroke-dash draw:name="Dashed_20__28_var_29__20_239" draw:display-name="Dashed (var) 239" draw:style="rect" draw:dots1="1" draw:dots1-length="0.31pt" draw:dots2="1" draw:dots2-length="0.31pt" draw:distance="0.31pt"/>
    <draw:stroke-dash draw:name="Dashed_20__28_var_29__20_24" draw:display-name="Dashed (var) 24" draw:style="rect" draw:dots1="1" draw:dots1-length="0.31pt" draw:dots2="1" draw:dots2-length="0.31pt" draw:distance="0.31pt"/>
    <draw:stroke-dash draw:name="Dashed_20__28_var_29__20_240" draw:display-name="Dashed (var) 240" draw:style="rect" draw:dots1="1" draw:dots1-length="0.31pt" draw:dots2="1" draw:dots2-length="0.31pt" draw:distance="0.31pt"/>
    <draw:stroke-dash draw:name="Dashed_20__28_var_29__20_241" draw:display-name="Dashed (var) 241" draw:style="rect" draw:dots1="1" draw:dots1-length="0.31pt" draw:dots2="1" draw:dots2-length="0.31pt" draw:distance="0.31pt"/>
    <draw:stroke-dash draw:name="Dashed_20__28_var_29__20_242" draw:display-name="Dashed (var) 242" draw:style="rect" draw:dots1="1" draw:dots1-length="0.31pt" draw:dots2="1" draw:dots2-length="0.31pt" draw:distance="0.31pt"/>
    <draw:stroke-dash draw:name="Dashed_20__28_var_29__20_243" draw:display-name="Dashed (var) 243" draw:style="rect" draw:dots1="1" draw:dots1-length="0.31pt" draw:dots2="1" draw:dots2-length="0.31pt" draw:distance="0.31pt"/>
    <draw:stroke-dash draw:name="Dashed_20__28_var_29__20_244" draw:display-name="Dashed (var) 244" draw:style="rect" draw:dots1="1" draw:dots1-length="0.31pt" draw:dots2="1" draw:dots2-length="0.31pt" draw:distance="0.31pt"/>
    <draw:stroke-dash draw:name="Dashed_20__28_var_29__20_245" draw:display-name="Dashed (var) 245" draw:style="rect" draw:dots1="1" draw:dots1-length="0.31pt" draw:dots2="1" draw:dots2-length="0.31pt" draw:distance="0.31pt"/>
    <draw:stroke-dash draw:name="Dashed_20__28_var_29__20_246" draw:display-name="Dashed (var) 246" draw:style="rect" draw:dots1="1" draw:dots1-length="0.31pt" draw:dots2="1" draw:dots2-length="0.31pt" draw:distance="0.31pt"/>
    <draw:stroke-dash draw:name="Dashed_20__28_var_29__20_247" draw:display-name="Dashed (var) 247" draw:style="rect" draw:dots1="1" draw:dots1-length="0.31pt" draw:dots2="1" draw:dots2-length="0.31pt" draw:distance="0.31pt"/>
    <draw:stroke-dash draw:name="Dashed_20__28_var_29__20_248" draw:display-name="Dashed (var) 248" draw:style="rect" draw:dots1="1" draw:dots1-length="0.31pt" draw:dots2="1" draw:dots2-length="0.31pt" draw:distance="0.31pt"/>
    <draw:stroke-dash draw:name="Dashed_20__28_var_29__20_249" draw:display-name="Dashed (var) 249" draw:style="rect" draw:dots1="1" draw:dots1-length="0.31pt" draw:dots2="1" draw:dots2-length="0.31pt" draw:distance="0.31pt"/>
    <draw:stroke-dash draw:name="Dashed_20__28_var_29__20_25" draw:display-name="Dashed (var) 25" draw:style="rect" draw:dots1="1" draw:dots1-length="0.31pt" draw:dots2="1" draw:dots2-length="0.31pt" draw:distance="0.31pt"/>
    <draw:stroke-dash draw:name="Dashed_20__28_var_29__20_250" draw:display-name="Dashed (var) 250" draw:style="rect" draw:dots1="1" draw:dots1-length="0.31pt" draw:dots2="1" draw:dots2-length="0.31pt" draw:distance="0.31pt"/>
    <draw:stroke-dash draw:name="Dashed_20__28_var_29__20_251" draw:display-name="Dashed (var) 251" draw:style="rect" draw:dots1="1" draw:dots1-length="0.31pt" draw:dots2="1" draw:dots2-length="0.31pt" draw:distance="0.31pt"/>
    <draw:stroke-dash draw:name="Dashed_20__28_var_29__20_252" draw:display-name="Dashed (var) 252" draw:style="rect" draw:dots1="1" draw:dots1-length="0.31pt" draw:dots2="1" draw:dots2-length="0.31pt" draw:distance="0.31pt"/>
    <draw:stroke-dash draw:name="Dashed_20__28_var_29__20_253" draw:display-name="Dashed (var) 253" draw:style="rect" draw:dots1="1" draw:dots1-length="0.31pt" draw:dots2="1" draw:dots2-length="0.31pt" draw:distance="0.31pt"/>
    <draw:stroke-dash draw:name="Dashed_20__28_var_29__20_254" draw:display-name="Dashed (var) 254" draw:style="rect" draw:dots1="1" draw:dots1-length="0.31pt" draw:dots2="1" draw:dots2-length="0.31pt" draw:distance="0.31pt"/>
    <draw:stroke-dash draw:name="Dashed_20__28_var_29__20_255" draw:display-name="Dashed (var) 255" draw:style="rect" draw:dots1="1" draw:dots1-length="0.31pt" draw:dots2="1" draw:dots2-length="0.31pt" draw:distance="0.31pt"/>
    <draw:stroke-dash draw:name="Dashed_20__28_var_29__20_256" draw:display-name="Dashed (var) 256" draw:style="rect" draw:dots1="1" draw:dots1-length="0.31pt" draw:dots2="1" draw:dots2-length="0.31pt" draw:distance="0.31pt"/>
    <draw:stroke-dash draw:name="Dashed_20__28_var_29__20_257" draw:display-name="Dashed (var) 257" draw:style="rect" draw:dots1="1" draw:dots1-length="0.31pt" draw:dots2="1" draw:dots2-length="0.31pt" draw:distance="0.31pt"/>
    <draw:stroke-dash draw:name="Dashed_20__28_var_29__20_258" draw:display-name="Dashed (var) 258" draw:style="rect" draw:dots1="1" draw:dots1-length="0.31pt" draw:dots2="1" draw:dots2-length="0.31pt" draw:distance="0.31pt"/>
    <draw:stroke-dash draw:name="Dashed_20__28_var_29__20_259" draw:display-name="Dashed (var) 259" draw:style="rect" draw:dots1="1" draw:dots1-length="0.31pt" draw:dots2="1" draw:dots2-length="0.31pt" draw:distance="0.31pt"/>
    <draw:stroke-dash draw:name="Dashed_20__28_var_29__20_26" draw:display-name="Dashed (var) 26" draw:style="rect" draw:dots1="1" draw:dots1-length="0.31pt" draw:dots2="1" draw:dots2-length="0.31pt" draw:distance="0.31pt"/>
    <draw:stroke-dash draw:name="Dashed_20__28_var_29__20_260" draw:display-name="Dashed (var) 260" draw:style="rect" draw:dots1="1" draw:dots1-length="0.31pt" draw:dots2="1" draw:dots2-length="0.31pt" draw:distance="0.31pt"/>
    <draw:stroke-dash draw:name="Dashed_20__28_var_29__20_261" draw:display-name="Dashed (var) 261" draw:style="rect" draw:dots1="1" draw:dots1-length="0.31pt" draw:dots2="1" draw:dots2-length="0.31pt" draw:distance="0.31pt"/>
    <draw:stroke-dash draw:name="Dashed_20__28_var_29__20_262" draw:display-name="Dashed (var) 262" draw:style="rect" draw:dots1="1" draw:dots1-length="0.31pt" draw:dots2="1" draw:dots2-length="0.31pt" draw:distance="0.31pt"/>
    <draw:stroke-dash draw:name="Dashed_20__28_var_29__20_263" draw:display-name="Dashed (var) 263" draw:style="rect" draw:dots1="1" draw:dots1-length="0.31pt" draw:dots2="1" draw:dots2-length="0.31pt" draw:distance="0.31pt"/>
    <draw:stroke-dash draw:name="Dashed_20__28_var_29__20_264" draw:display-name="Dashed (var) 264" draw:style="rect" draw:dots1="1" draw:dots1-length="0.31pt" draw:dots2="1" draw:dots2-length="0.31pt" draw:distance="0.31pt"/>
    <draw:stroke-dash draw:name="Dashed_20__28_var_29__20_265" draw:display-name="Dashed (var) 265" draw:style="rect" draw:dots1="1" draw:dots1-length="0.31pt" draw:dots2="1" draw:dots2-length="0.31pt" draw:distance="0.31pt"/>
    <draw:stroke-dash draw:name="Dashed_20__28_var_29__20_266" draw:display-name="Dashed (var) 266" draw:style="rect" draw:dots1="1" draw:dots1-length="0.31pt" draw:dots2="1" draw:dots2-length="0.31pt" draw:distance="0.31pt"/>
    <draw:stroke-dash draw:name="Dashed_20__28_var_29__20_267" draw:display-name="Dashed (var) 267" draw:style="rect" draw:dots1="1" draw:dots1-length="0.31pt" draw:dots2="1" draw:dots2-length="0.31pt" draw:distance="0.31pt"/>
    <draw:stroke-dash draw:name="Dashed_20__28_var_29__20_268" draw:display-name="Dashed (var) 268" draw:style="rect" draw:dots1="1" draw:dots1-length="0.31pt" draw:dots2="1" draw:dots2-length="0.31pt" draw:distance="0.31pt"/>
    <draw:stroke-dash draw:name="Dashed_20__28_var_29__20_269" draw:display-name="Dashed (var) 269" draw:style="rect" draw:dots1="1" draw:dots1-length="0.31pt" draw:dots2="1" draw:dots2-length="0.31pt" draw:distance="0.31pt"/>
    <draw:stroke-dash draw:name="Dashed_20__28_var_29__20_27" draw:display-name="Dashed (var) 27" draw:style="rect" draw:dots1="1" draw:dots1-length="0.31pt" draw:dots2="1" draw:dots2-length="0.31pt" draw:distance="0.31pt"/>
    <draw:stroke-dash draw:name="Dashed_20__28_var_29__20_270" draw:display-name="Dashed (var) 270" draw:style="rect" draw:dots1="1" draw:dots1-length="0.31pt" draw:dots2="1" draw:dots2-length="0.31pt" draw:distance="0.31pt"/>
    <draw:stroke-dash draw:name="Dashed_20__28_var_29__20_271" draw:display-name="Dashed (var) 271" draw:style="rect" draw:dots1="1" draw:dots1-length="0.31pt" draw:dots2="1" draw:dots2-length="0.31pt" draw:distance="0.31pt"/>
    <draw:stroke-dash draw:name="Dashed_20__28_var_29__20_272" draw:display-name="Dashed (var) 272" draw:style="rect" draw:dots1="1" draw:dots1-length="0.31pt" draw:dots2="1" draw:dots2-length="0.31pt" draw:distance="0.31pt"/>
    <draw:stroke-dash draw:name="Dashed_20__28_var_29__20_273" draw:display-name="Dashed (var) 273" draw:style="rect" draw:dots1="1" draw:dots1-length="0.31pt" draw:dots2="1" draw:dots2-length="0.31pt" draw:distance="0.31pt"/>
    <draw:stroke-dash draw:name="Dashed_20__28_var_29__20_274" draw:display-name="Dashed (var) 274" draw:style="rect" draw:dots1="1" draw:dots1-length="0.31pt" draw:dots2="1" draw:dots2-length="0.31pt" draw:distance="0.31pt"/>
    <draw:stroke-dash draw:name="Dashed_20__28_var_29__20_275" draw:display-name="Dashed (var) 275" draw:style="rect" draw:dots1="1" draw:dots1-length="0.31pt" draw:dots2="1" draw:dots2-length="0.31pt" draw:distance="0.31pt"/>
    <draw:stroke-dash draw:name="Dashed_20__28_var_29__20_276" draw:display-name="Dashed (var) 276" draw:style="rect" draw:dots1="1" draw:dots1-length="0.31pt" draw:dots2="1" draw:dots2-length="0.31pt" draw:distance="0.31pt"/>
    <draw:stroke-dash draw:name="Dashed_20__28_var_29__20_277" draw:display-name="Dashed (var) 277" draw:style="rect" draw:dots1="1" draw:dots1-length="0.31pt" draw:dots2="1" draw:dots2-length="0.31pt" draw:distance="0.31pt"/>
    <draw:stroke-dash draw:name="Dashed_20__28_var_29__20_278" draw:display-name="Dashed (var) 278" draw:style="rect" draw:dots1="1" draw:dots1-length="0.31pt" draw:dots2="1" draw:dots2-length="0.31pt" draw:distance="0.31pt"/>
    <draw:stroke-dash draw:name="Dashed_20__28_var_29__20_279" draw:display-name="Dashed (var) 279" draw:style="rect" draw:dots1="1" draw:dots1-length="0.31pt" draw:dots2="1" draw:dots2-length="0.31pt" draw:distance="0.31pt"/>
    <draw:stroke-dash draw:name="Dashed_20__28_var_29__20_28" draw:display-name="Dashed (var) 28" draw:style="rect" draw:dots1="1" draw:dots1-length="0.31pt" draw:dots2="1" draw:dots2-length="0.31pt" draw:distance="0.31pt"/>
    <draw:stroke-dash draw:name="Dashed_20__28_var_29__20_280" draw:display-name="Dashed (var) 280" draw:style="rect" draw:dots1="1" draw:dots1-length="0.31pt" draw:dots2="1" draw:dots2-length="0.31pt" draw:distance="0.31pt"/>
    <draw:stroke-dash draw:name="Dashed_20__28_var_29__20_281" draw:display-name="Dashed (var) 281" draw:style="rect" draw:dots1="1" draw:dots1-length="0.31pt" draw:dots2="1" draw:dots2-length="0.31pt" draw:distance="0.31pt"/>
    <draw:stroke-dash draw:name="Dashed_20__28_var_29__20_282" draw:display-name="Dashed (var) 282" draw:style="rect" draw:dots1="1" draw:dots1-length="0.31pt" draw:dots2="1" draw:dots2-length="0.31pt" draw:distance="0.31pt"/>
    <draw:stroke-dash draw:name="Dashed_20__28_var_29__20_283" draw:display-name="Dashed (var) 283" draw:style="rect" draw:dots1="1" draw:dots1-length="0.31pt" draw:dots2="1" draw:dots2-length="0.31pt" draw:distance="0.31pt"/>
    <draw:stroke-dash draw:name="Dashed_20__28_var_29__20_284" draw:display-name="Dashed (var) 284" draw:style="rect" draw:dots1="1" draw:dots1-length="0.31pt" draw:dots2="1" draw:dots2-length="0.31pt" draw:distance="0.31pt"/>
    <draw:stroke-dash draw:name="Dashed_20__28_var_29__20_285" draw:display-name="Dashed (var) 285" draw:style="rect" draw:dots1="1" draw:dots1-length="0.31pt" draw:dots2="1" draw:dots2-length="0.31pt" draw:distance="0.31pt"/>
    <draw:stroke-dash draw:name="Dashed_20__28_var_29__20_286" draw:display-name="Dashed (var) 286" draw:style="rect" draw:dots1="1" draw:dots1-length="0.31pt" draw:dots2="1" draw:dots2-length="0.31pt" draw:distance="0.31pt"/>
    <draw:stroke-dash draw:name="Dashed_20__28_var_29__20_287" draw:display-name="Dashed (var) 287" draw:style="rect" draw:dots1="1" draw:dots1-length="0.31pt" draw:dots2="1" draw:dots2-length="0.31pt" draw:distance="0.31pt"/>
    <draw:stroke-dash draw:name="Dashed_20__28_var_29__20_288" draw:display-name="Dashed (var) 288" draw:style="rect" draw:dots1="1" draw:dots1-length="0.31pt" draw:dots2="1" draw:dots2-length="0.31pt" draw:distance="0.31pt"/>
    <draw:stroke-dash draw:name="Dashed_20__28_var_29__20_289" draw:display-name="Dashed (var) 289" draw:style="rect" draw:dots1="1" draw:dots1-length="0.31pt" draw:dots2="1" draw:dots2-length="0.31pt" draw:distance="0.31pt"/>
    <draw:stroke-dash draw:name="Dashed_20__28_var_29__20_29" draw:display-name="Dashed (var) 29" draw:style="rect" draw:dots1="1" draw:dots1-length="0.31pt" draw:dots2="1" draw:dots2-length="0.31pt" draw:distance="0.31pt"/>
    <draw:stroke-dash draw:name="Dashed_20__28_var_29__20_3" draw:display-name="Dashed (var) 3" draw:style="rect" draw:dots1="1" draw:dots1-length="0.31pt" draw:dots2="1" draw:dots2-length="0.31pt" draw:distance="0.31pt"/>
    <draw:stroke-dash draw:name="Dashed_20__28_var_29__20_30" draw:display-name="Dashed (var) 30" draw:style="rect" draw:dots1="1" draw:dots1-length="0.31pt" draw:dots2="1" draw:dots2-length="0.31pt" draw:distance="0.31pt"/>
    <draw:stroke-dash draw:name="Dashed_20__28_var_29__20_31" draw:display-name="Dashed (var) 31" draw:style="rect" draw:dots1="1" draw:dots1-length="0.31pt" draw:dots2="1" draw:dots2-length="0.31pt" draw:distance="0.31pt"/>
    <draw:stroke-dash draw:name="Dashed_20__28_var_29__20_32" draw:display-name="Dashed (var) 32" draw:style="rect" draw:dots1="1" draw:dots1-length="0.31pt" draw:dots2="1" draw:dots2-length="0.31pt" draw:distance="0.31pt"/>
    <draw:stroke-dash draw:name="Dashed_20__28_var_29__20_33" draw:display-name="Dashed (var) 33" draw:style="rect" draw:dots1="1" draw:dots1-length="0.31pt" draw:dots2="1" draw:dots2-length="0.31pt" draw:distance="0.31pt"/>
    <draw:stroke-dash draw:name="Dashed_20__28_var_29__20_34" draw:display-name="Dashed (var) 34" draw:style="rect" draw:dots1="1" draw:dots1-length="0.31pt" draw:dots2="1" draw:dots2-length="0.31pt" draw:distance="0.31pt"/>
    <draw:stroke-dash draw:name="Dashed_20__28_var_29__20_35" draw:display-name="Dashed (var) 35" draw:style="rect" draw:dots1="1" draw:dots1-length="0.31pt" draw:dots2="1" draw:dots2-length="0.31pt" draw:distance="0.31pt"/>
    <draw:stroke-dash draw:name="Dashed_20__28_var_29__20_36" draw:display-name="Dashed (var) 36" draw:style="rect" draw:dots1="1" draw:dots1-length="0.31pt" draw:dots2="1" draw:dots2-length="0.31pt" draw:distance="0.31pt"/>
    <draw:stroke-dash draw:name="Dashed_20__28_var_29__20_37" draw:display-name="Dashed (var) 37" draw:style="rect" draw:dots1="1" draw:dots1-length="0.31pt" draw:dots2="1" draw:dots2-length="0.31pt" draw:distance="0.31pt"/>
    <draw:stroke-dash draw:name="Dashed_20__28_var_29__20_38" draw:display-name="Dashed (var) 38" draw:style="rect" draw:dots1="1" draw:dots1-length="0.31pt" draw:dots2="1" draw:dots2-length="0.31pt" draw:distance="0.31pt"/>
    <draw:stroke-dash draw:name="Dashed_20__28_var_29__20_39" draw:display-name="Dashed (var) 39" draw:style="rect" draw:dots1="1" draw:dots1-length="0.31pt" draw:dots2="1" draw:dots2-length="0.31pt" draw:distance="0.31pt"/>
    <draw:stroke-dash draw:name="Dashed_20__28_var_29__20_4" draw:display-name="Dashed (var) 4" draw:style="rect" draw:dots1="1" draw:dots1-length="0.31pt" draw:dots2="1" draw:dots2-length="0.31pt" draw:distance="0.31pt"/>
    <draw:stroke-dash draw:name="Dashed_20__28_var_29__20_40" draw:display-name="Dashed (var) 40" draw:style="rect" draw:dots1="1" draw:dots1-length="0.31pt" draw:dots2="1" draw:dots2-length="0.31pt" draw:distance="0.31pt"/>
    <draw:stroke-dash draw:name="Dashed_20__28_var_29__20_41" draw:display-name="Dashed (var) 41" draw:style="rect" draw:dots1="1" draw:dots1-length="0.31pt" draw:dots2="1" draw:dots2-length="0.31pt" draw:distance="0.31pt"/>
    <draw:stroke-dash draw:name="Dashed_20__28_var_29__20_42" draw:display-name="Dashed (var) 42" draw:style="rect" draw:dots1="1" draw:dots1-length="0.31pt" draw:dots2="1" draw:dots2-length="0.31pt" draw:distance="0.31pt"/>
    <draw:stroke-dash draw:name="Dashed_20__28_var_29__20_43" draw:display-name="Dashed (var) 43" draw:style="rect" draw:dots1="1" draw:dots1-length="0.31pt" draw:dots2="1" draw:dots2-length="0.31pt" draw:distance="0.31pt"/>
    <draw:stroke-dash draw:name="Dashed_20__28_var_29__20_44" draw:display-name="Dashed (var) 44" draw:style="rect" draw:dots1="1" draw:dots1-length="0.31pt" draw:dots2="1" draw:dots2-length="0.31pt" draw:distance="0.31pt"/>
    <draw:stroke-dash draw:name="Dashed_20__28_var_29__20_45" draw:display-name="Dashed (var) 45" draw:style="rect" draw:dots1="1" draw:dots1-length="0.31pt" draw:dots2="1" draw:dots2-length="0.31pt" draw:distance="0.31pt"/>
    <draw:stroke-dash draw:name="Dashed_20__28_var_29__20_46" draw:display-name="Dashed (var) 46" draw:style="rect" draw:dots1="1" draw:dots1-length="0.31pt" draw:dots2="1" draw:dots2-length="0.31pt" draw:distance="0.31pt"/>
    <draw:stroke-dash draw:name="Dashed_20__28_var_29__20_47" draw:display-name="Dashed (var) 47" draw:style="rect" draw:dots1="1" draw:dots1-length="0.31pt" draw:dots2="1" draw:dots2-length="0.31pt" draw:distance="0.31pt"/>
    <draw:stroke-dash draw:name="Dashed_20__28_var_29__20_48" draw:display-name="Dashed (var) 48" draw:style="rect" draw:dots1="1" draw:dots1-length="0.31pt" draw:dots2="1" draw:dots2-length="0.31pt" draw:distance="0.31pt"/>
    <draw:stroke-dash draw:name="Dashed_20__28_var_29__20_49" draw:display-name="Dashed (var) 49" draw:style="rect" draw:dots1="1" draw:dots1-length="0.31pt" draw:dots2="1" draw:dots2-length="0.31pt" draw:distance="0.31pt"/>
    <draw:stroke-dash draw:name="Dashed_20__28_var_29__20_5" draw:display-name="Dashed (var) 5" draw:style="rect" draw:dots1="1" draw:dots1-length="0.31pt" draw:dots2="1" draw:dots2-length="0.31pt" draw:distance="0.31pt"/>
    <draw:stroke-dash draw:name="Dashed_20__28_var_29__20_50" draw:display-name="Dashed (var) 50" draw:style="rect" draw:dots1="1" draw:dots1-length="0.31pt" draw:dots2="1" draw:dots2-length="0.31pt" draw:distance="0.31pt"/>
    <draw:stroke-dash draw:name="Dashed_20__28_var_29__20_51" draw:display-name="Dashed (var) 51" draw:style="rect" draw:dots1="1" draw:dots1-length="0.31pt" draw:dots2="1" draw:dots2-length="0.31pt" draw:distance="0.31pt"/>
    <draw:stroke-dash draw:name="Dashed_20__28_var_29__20_52" draw:display-name="Dashed (var) 52" draw:style="rect" draw:dots1="1" draw:dots1-length="0.31pt" draw:dots2="1" draw:dots2-length="0.31pt" draw:distance="0.31pt"/>
    <draw:stroke-dash draw:name="Dashed_20__28_var_29__20_53" draw:display-name="Dashed (var) 53" draw:style="rect" draw:dots1="1" draw:dots1-length="0.31pt" draw:dots2="1" draw:dots2-length="0.31pt" draw:distance="0.31pt"/>
    <draw:stroke-dash draw:name="Dashed_20__28_var_29__20_54" draw:display-name="Dashed (var) 54" draw:style="rect" draw:dots1="1" draw:dots1-length="0.31pt" draw:dots2="1" draw:dots2-length="0.31pt" draw:distance="0.31pt"/>
    <draw:stroke-dash draw:name="Dashed_20__28_var_29__20_55" draw:display-name="Dashed (var) 55" draw:style="rect" draw:dots1="1" draw:dots1-length="0.31pt" draw:dots2="1" draw:dots2-length="0.31pt" draw:distance="0.31pt"/>
    <draw:stroke-dash draw:name="Dashed_20__28_var_29__20_56" draw:display-name="Dashed (var) 56" draw:style="rect" draw:dots1="1" draw:dots1-length="0.31pt" draw:dots2="1" draw:dots2-length="0.31pt" draw:distance="0.31pt"/>
    <draw:stroke-dash draw:name="Dashed_20__28_var_29__20_57" draw:display-name="Dashed (var) 57" draw:style="rect" draw:dots1="1" draw:dots1-length="0.31pt" draw:dots2="1" draw:dots2-length="0.31pt" draw:distance="0.31pt"/>
    <draw:stroke-dash draw:name="Dashed_20__28_var_29__20_58" draw:display-name="Dashed (var) 58" draw:style="rect" draw:dots1="1" draw:dots1-length="0.31pt" draw:dots2="1" draw:dots2-length="0.31pt" draw:distance="0.31pt"/>
    <draw:stroke-dash draw:name="Dashed_20__28_var_29__20_59" draw:display-name="Dashed (var) 59" draw:style="rect" draw:dots1="1" draw:dots1-length="0.31pt" draw:dots2="1" draw:dots2-length="0.31pt" draw:distance="0.31pt"/>
    <draw:stroke-dash draw:name="Dashed_20__28_var_29__20_6" draw:display-name="Dashed (var) 6" draw:style="rect" draw:dots1="1" draw:dots1-length="0.31pt" draw:dots2="1" draw:dots2-length="0.31pt" draw:distance="0.31pt"/>
    <draw:stroke-dash draw:name="Dashed_20__28_var_29__20_60" draw:display-name="Dashed (var) 60" draw:style="rect" draw:dots1="1" draw:dots1-length="0.31pt" draw:dots2="1" draw:dots2-length="0.31pt" draw:distance="0.31pt"/>
    <draw:stroke-dash draw:name="Dashed_20__28_var_29__20_61" draw:display-name="Dashed (var) 61" draw:style="rect" draw:dots1="1" draw:dots1-length="0.31pt" draw:dots2="1" draw:dots2-length="0.31pt" draw:distance="0.31pt"/>
    <draw:stroke-dash draw:name="Dashed_20__28_var_29__20_62" draw:display-name="Dashed (var) 62" draw:style="rect" draw:dots1="1" draw:dots1-length="0.31pt" draw:dots2="1" draw:dots2-length="0.31pt" draw:distance="0.31pt"/>
    <draw:stroke-dash draw:name="Dashed_20__28_var_29__20_63" draw:display-name="Dashed (var) 63" draw:style="rect" draw:dots1="1" draw:dots1-length="0.31pt" draw:dots2="1" draw:dots2-length="0.31pt" draw:distance="0.31pt"/>
    <draw:stroke-dash draw:name="Dashed_20__28_var_29__20_64" draw:display-name="Dashed (var) 64" draw:style="rect" draw:dots1="1" draw:dots1-length="0.31pt" draw:dots2="1" draw:dots2-length="0.31pt" draw:distance="0.31pt"/>
    <draw:stroke-dash draw:name="Dashed_20__28_var_29__20_65" draw:display-name="Dashed (var) 65" draw:style="rect" draw:dots1="1" draw:dots1-length="0.31pt" draw:dots2="1" draw:dots2-length="0.31pt" draw:distance="0.31pt"/>
    <draw:stroke-dash draw:name="Dashed_20__28_var_29__20_66" draw:display-name="Dashed (var) 66" draw:style="rect" draw:dots1="1" draw:dots1-length="0.31pt" draw:dots2="1" draw:dots2-length="0.31pt" draw:distance="0.31pt"/>
    <draw:stroke-dash draw:name="Dashed_20__28_var_29__20_67" draw:display-name="Dashed (var) 67" draw:style="rect" draw:dots1="1" draw:dots1-length="0.31pt" draw:dots2="1" draw:dots2-length="0.31pt" draw:distance="0.31pt"/>
    <draw:stroke-dash draw:name="Dashed_20__28_var_29__20_68" draw:display-name="Dashed (var) 68" draw:style="rect" draw:dots1="1" draw:dots1-length="0.31pt" draw:dots2="1" draw:dots2-length="0.31pt" draw:distance="0.31pt"/>
    <draw:stroke-dash draw:name="Dashed_20__28_var_29__20_69" draw:display-name="Dashed (var) 69" draw:style="rect" draw:dots1="1" draw:dots1-length="0.31pt" draw:dots2="1" draw:dots2-length="0.31pt" draw:distance="0.31pt"/>
    <draw:stroke-dash draw:name="Dashed_20__28_var_29__20_7" draw:display-name="Dashed (var) 7" draw:style="rect" draw:dots1="1" draw:dots1-length="0.31pt" draw:dots2="1" draw:dots2-length="0.31pt" draw:distance="0.31pt"/>
    <draw:stroke-dash draw:name="Dashed_20__28_var_29__20_70" draw:display-name="Dashed (var) 70" draw:style="rect" draw:dots1="1" draw:dots1-length="0.31pt" draw:dots2="1" draw:dots2-length="0.31pt" draw:distance="0.31pt"/>
    <draw:stroke-dash draw:name="Dashed_20__28_var_29__20_71" draw:display-name="Dashed (var) 71" draw:style="rect" draw:dots1="1" draw:dots1-length="0.31pt" draw:dots2="1" draw:dots2-length="0.31pt" draw:distance="0.31pt"/>
    <draw:stroke-dash draw:name="Dashed_20__28_var_29__20_72" draw:display-name="Dashed (var) 72" draw:style="rect" draw:dots1="1" draw:dots1-length="0.31pt" draw:dots2="1" draw:dots2-length="0.31pt" draw:distance="0.31pt"/>
    <draw:stroke-dash draw:name="Dashed_20__28_var_29__20_73" draw:display-name="Dashed (var) 73" draw:style="rect" draw:dots1="1" draw:dots1-length="0.31pt" draw:dots2="1" draw:dots2-length="0.31pt" draw:distance="0.31pt"/>
    <draw:stroke-dash draw:name="Dashed_20__28_var_29__20_74" draw:display-name="Dashed (var) 74" draw:style="rect" draw:dots1="1" draw:dots1-length="0.31pt" draw:dots2="1" draw:dots2-length="0.31pt" draw:distance="0.31pt"/>
    <draw:stroke-dash draw:name="Dashed_20__28_var_29__20_75" draw:display-name="Dashed (var) 75" draw:style="rect" draw:dots1="1" draw:dots1-length="0.31pt" draw:dots2="1" draw:dots2-length="0.31pt" draw:distance="0.31pt"/>
    <draw:stroke-dash draw:name="Dashed_20__28_var_29__20_76" draw:display-name="Dashed (var) 76" draw:style="rect" draw:dots1="1" draw:dots1-length="0.31pt" draw:dots2="1" draw:dots2-length="0.31pt" draw:distance="0.31pt"/>
    <draw:stroke-dash draw:name="Dashed_20__28_var_29__20_77" draw:display-name="Dashed (var) 77" draw:style="rect" draw:dots1="1" draw:dots1-length="0.31pt" draw:dots2="1" draw:dots2-length="0.31pt" draw:distance="0.31pt"/>
    <draw:stroke-dash draw:name="Dashed_20__28_var_29__20_78" draw:display-name="Dashed (var) 78" draw:style="rect" draw:dots1="1" draw:dots1-length="0.31pt" draw:dots2="1" draw:dots2-length="0.31pt" draw:distance="0.31pt"/>
    <draw:stroke-dash draw:name="Dashed_20__28_var_29__20_79" draw:display-name="Dashed (var) 79" draw:style="rect" draw:dots1="1" draw:dots1-length="0.31pt" draw:dots2="1" draw:dots2-length="0.31pt" draw:distance="0.31pt"/>
    <draw:stroke-dash draw:name="Dashed_20__28_var_29__20_8" draw:display-name="Dashed (var) 8" draw:style="rect" draw:dots1="1" draw:dots1-length="0.31pt" draw:dots2="1" draw:dots2-length="0.31pt" draw:distance="0.31pt"/>
    <draw:stroke-dash draw:name="Dashed_20__28_var_29__20_80" draw:display-name="Dashed (var) 80" draw:style="rect" draw:dots1="1" draw:dots1-length="0.31pt" draw:dots2="1" draw:dots2-length="0.31pt" draw:distance="0.31pt"/>
    <draw:stroke-dash draw:name="Dashed_20__28_var_29__20_81" draw:display-name="Dashed (var) 81" draw:style="rect" draw:dots1="1" draw:dots1-length="0.31pt" draw:dots2="1" draw:dots2-length="0.31pt" draw:distance="0.31pt"/>
    <draw:stroke-dash draw:name="Dashed_20__28_var_29__20_82" draw:display-name="Dashed (var) 82" draw:style="rect" draw:dots1="1" draw:dots1-length="0.31pt" draw:dots2="1" draw:dots2-length="0.31pt" draw:distance="0.31pt"/>
    <draw:stroke-dash draw:name="Dashed_20__28_var_29__20_83" draw:display-name="Dashed (var) 83" draw:style="rect" draw:dots1="1" draw:dots1-length="0.31pt" draw:dots2="1" draw:dots2-length="0.31pt" draw:distance="0.31pt"/>
    <draw:stroke-dash draw:name="Dashed_20__28_var_29__20_84" draw:display-name="Dashed (var) 84" draw:style="rect" draw:dots1="1" draw:dots1-length="0.31pt" draw:dots2="1" draw:dots2-length="0.31pt" draw:distance="0.31pt"/>
    <draw:stroke-dash draw:name="Dashed_20__28_var_29__20_85" draw:display-name="Dashed (var) 85" draw:style="rect" draw:dots1="1" draw:dots1-length="0.31pt" draw:dots2="1" draw:dots2-length="0.31pt" draw:distance="0.31pt"/>
    <draw:stroke-dash draw:name="Dashed_20__28_var_29__20_86" draw:display-name="Dashed (var) 86" draw:style="rect" draw:dots1="1" draw:dots1-length="0.31pt" draw:dots2="1" draw:dots2-length="0.31pt" draw:distance="0.31pt"/>
    <draw:stroke-dash draw:name="Dashed_20__28_var_29__20_87" draw:display-name="Dashed (var) 87" draw:style="rect" draw:dots1="1" draw:dots1-length="0.31pt" draw:dots2="1" draw:dots2-length="0.31pt" draw:distance="0.31pt"/>
    <draw:stroke-dash draw:name="Dashed_20__28_var_29__20_88" draw:display-name="Dashed (var) 88" draw:style="rect" draw:dots1="1" draw:dots1-length="0.31pt" draw:dots2="1" draw:dots2-length="0.31pt" draw:distance="0.31pt"/>
    <draw:stroke-dash draw:name="Dashed_20__28_var_29__20_89" draw:display-name="Dashed (var) 89" draw:style="rect" draw:dots1="1" draw:dots1-length="0.31pt" draw:dots2="1" draw:dots2-length="0.31pt" draw:distance="0.31pt"/>
    <draw:stroke-dash draw:name="Dashed_20__28_var_29__20_9" draw:display-name="Dashed (var) 9" draw:style="rect" draw:dots1="1" draw:dots1-length="0.31pt" draw:dots2="1" draw:dots2-length="0.31pt" draw:distance="0.31pt"/>
    <draw:stroke-dash draw:name="Dashed_20__28_var_29__20_90" draw:display-name="Dashed (var) 90" draw:style="rect" draw:dots1="1" draw:dots1-length="0.31pt" draw:dots2="1" draw:dots2-length="0.31pt" draw:distance="0.31pt"/>
    <draw:stroke-dash draw:name="Dashed_20__28_var_29__20_91" draw:display-name="Dashed (var) 91" draw:style="rect" draw:dots1="1" draw:dots1-length="0.31pt" draw:dots2="1" draw:dots2-length="0.31pt" draw:distance="0.31pt"/>
    <draw:stroke-dash draw:name="Dashed_20__28_var_29__20_92" draw:display-name="Dashed (var) 92" draw:style="rect" draw:dots1="1" draw:dots1-length="0.31pt" draw:dots2="1" draw:dots2-length="0.31pt" draw:distance="0.31pt"/>
    <draw:stroke-dash draw:name="Dashed_20__28_var_29__20_93" draw:display-name="Dashed (var) 93" draw:style="rect" draw:dots1="1" draw:dots1-length="0.31pt" draw:dots2="1" draw:dots2-length="0.31pt" draw:distance="0.31pt"/>
    <draw:stroke-dash draw:name="Dashed_20__28_var_29__20_94" draw:display-name="Dashed (var) 94" draw:style="rect" draw:dots1="1" draw:dots1-length="0.31pt" draw:dots2="1" draw:dots2-length="0.31pt" draw:distance="0.31pt"/>
    <draw:stroke-dash draw:name="Dashed_20__28_var_29__20_95" draw:display-name="Dashed (var) 95" draw:style="rect" draw:dots1="1" draw:dots1-length="0.31pt" draw:dots2="1" draw:dots2-length="0.31pt" draw:distance="0.31pt"/>
    <draw:stroke-dash draw:name="Dashed_20__28_var_29__20_96" draw:display-name="Dashed (var) 96" draw:style="rect" draw:dots1="1" draw:dots1-length="0.31pt" draw:dots2="1" draw:dots2-length="0.31pt" draw:distance="0.31pt"/>
    <draw:stroke-dash draw:name="Dashed_20__28_var_29__20_97" draw:display-name="Dashed (var) 97" draw:style="rect" draw:dots1="1" draw:dots1-length="0.31pt" draw:dots2="1" draw:dots2-length="0.31pt" draw:distance="0.31pt"/>
    <draw:stroke-dash draw:name="Dashed_20__28_var_29__20_98" draw:display-name="Dashed (var) 98" draw:style="rect" draw:dots1="1" draw:dots1-length="0.31pt" draw:dots2="1" draw:dots2-length="0.31pt" draw:distance="0.31pt"/>
    <draw:stroke-dash draw:name="Dashed_20__28_var_29__20_99" draw:display-name="Dashed (var) 99" draw:style="rect" draw:dots1="1" draw:dots1-length="0.31pt" draw:dots2="1" draw:dots2-length="0.31pt" draw:distance="0.31pt"/>
    <draw:stroke-dash draw:name="Fine_20_Dashed" draw:display-name="Fine Dashed" draw:style="rect" draw:dots1="1" draw:dots1-length="197%" draw:distance="197%"/>
    <draw:stroke-dash draw:name="Fine_20_Dotted" draw:display-name="Fine Dotted" draw:style="rect" draw:dots1="1" draw:distance="12.95pt"/>
    <draw:stroke-dash draw:name="長い破線" draw:style="rect" draw:dots1="1" draw:dots1-length="261%" draw:distance="142%"/>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Arial" fo:font-family="Arial" style:font-family-generic="swiss" fo:font-size="14pt" style:font-name-asian="ＭＳ Ｐゴシック6" style:font-family-asian="'ＭＳ Ｐ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10.01pt" fo:margin-right="0pt" fo:margin-top="0pt" fo:margin-bottom="7pt" loext:contextual-spacing="false" fo:line-height="120%" fo:text-indent="10.01pt" style:auto-text-indent="false"/>
      <style:text-properties style:font-size-asian="11pt"/>
    </style:style>
    <style:style style:name="List" style:family="paragraph" style:parent-style-name="Text_20_body" style:class="list">
      <style:text-properties style:font-name="Times New Roman" fo:font-family="'Times New Roman'" style:font-family-generic="roman" style:font-size-asian="12pt" style:font-name-complex="Arial Unicode MS4" style:font-family-complex="'Arial Unicode M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4" style:font-family-complex="'Arial Unicode MS'" style:font-family-generic-complex="swiss"/>
    </style:style>
    <style:style style:name="_3f__3f_" style:display-name="??" style:family="paragraph" style:default-outline-level="">
      <style:paragraph-properties fo:margin-left="0pt" fo:margin-right="0pt" fo:margin-top="0pt" fo:margin-bottom="0pt" loext:contextual-spacing="false" style:line-height-at-least="10.01pt" fo:text-align="start" style:justify-single-word="false" fo:orphans="2" fo:widows="2" fo:text-indent="0pt" style:auto-text-indent="false" style:writing-mode="lr-tb"/>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3f__3f__3f__3f__3f__3f__3f__3f__3f__3f_" style:display-name="????????????" style:family="paragraph" style:parent-style-name="_3f__3f_" style:default-outline-level="">
      <style:paragraph-properties fo:margin-left="0pt" fo:margin-right="0pt" fo:margin-top="0pt" fo:margin-bottom="0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 style:display-name="?????????" style:family="paragraph" style:parent-style-name="_3f__3f_" style:default-outline-level="">
      <style:paragraph-properties fo:margin-left="0pt" fo:margin-right="0pt" fo:margin-top="0pt" fo:margin-bottom="0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 style:display-name="?????????????" style:family="paragraph" style:parent-style-name="_3f__3f_" style:default-outline-level="">
      <style:paragraph-properties fo:margin-left="0pt" fo:margin-right="0pt" fo:margin-top="0pt" fo:margin-bottom="0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_3f__3f__3f_" style:display-name="????????????????" style:family="paragraph" style:parent-style-name="_3f__3f_" style:default-outline-level="">
      <style:paragraph-properties fo:margin-left="0pt" fo:margin-right="0pt" fo:margin-top="0pt" fo:margin-bottom="0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 style:display-name="????" style:family="paragraph" style:parent-style-name="_3f__3f_" style:default-outline-level="">
      <style:paragraph-properties fo:margin-left="0pt" fo:margin-right="0pt" fo:margin-top="0pt" fo:margin-bottom="0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 style:display-name="??????" style:family="paragraph" style:parent-style-name="_3f__3f_" style:default-outline-level="">
      <style:paragraph-properties fo:margin-left="0pt" fo:margin-right="0pt" fo:margin-top="0pt" fo:margin-bottom="0pt" loext:contextual-spacing="false" style:line-height-at-least="10.01pt" fo:text-align="start" style:justify-single-word="false"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 style:display-name="???????" style:family="paragraph" style:parent-style-name="_3f__3f_" style:default-outline-level="">
      <style:paragraph-properties fo:margin-left="0pt" fo:margin-right="0pt" fo:margin-top="0pt" fo:margin-bottom="0pt" loext:contextual-spacing="false" style:line-height-at-least="10.01pt" fo:text-indent="17.01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1" style:display-name="???? 1" style:family="paragraph" style:parent-style-name="_3f__3f_" style:default-outline-level="">
      <style:paragraph-properties fo:margin-left="0pt" fo:margin-right="0pt" fo:margin-top="0pt" fo:margin-bottom="0pt" loext:contextual-spacing="false" style:line-height-at-least="10.01pt" fo:text-align="center" style:justify-single-word="false"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2" style:display-name="???? 2" style:family="paragraph" style:parent-style-name="_3f__3f_" style:default-outline-level="">
      <style:paragraph-properties fo:margin-left="0pt" fo:margin-right="5.64pt" fo:margin-top="2.86pt" fo:margin-bottom="2.86pt" loext:contextual-spacing="false" style:line-height-at-least="10.01pt" fo:text-align="center" style:justify-single-word="false"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 style:display-name="???" style:family="paragraph" style:parent-style-name="_3f__3f_" style:default-outline-level="">
      <style:paragraph-properties fo:margin-left="0pt" fo:margin-right="0pt" fo:margin-top="11.91pt" fo:margin-bottom="5.95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1" style:display-name="??? 1" style:family="paragraph" style:parent-style-name="_3f__3f_" style:default-outline-level="">
      <style:paragraph-properties fo:margin-left="0pt" fo:margin-right="0pt" fo:margin-top="11.91pt" fo:margin-bottom="5.95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2" style:display-name="??? 2" style:family="paragraph" style:parent-style-name="_3f__3f_" style:default-outline-level="">
      <style:paragraph-properties fo:margin-left="0pt" fo:margin-right="0pt" fo:margin-top="11.91pt" fo:margin-bottom="5.95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7e_LT_7e_Gliederung_20_1" style:display-name="??~LT~Gliederung 1" style:family="paragraph" style:default-outline-level="">
      <style:paragraph-properties fo:margin-top="0pt" fo:margin-bottom="14.14pt"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Gliederung_20_2" style:display-name="??~LT~Gliederung 2" style:family="paragraph" style:parent-style-name="_3f__3f__7e_LT_7e_Gliederung_20_1" style:default-outline-level="">
      <style:paragraph-properties fo:margin-top="0pt" fo:margin-bottom="11.34pt" loext:contextual-spacing="false"/>
      <style:text-properties fo:color="#000000" style:text-outline="false" style:text-line-through-style="none" style:text-line-through-typ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7e_LT_7e_Gliederung_20_3" style:display-name="??~LT~Gliederung 3" style:family="paragraph" style:parent-style-name="_3f__3f__7e_LT_7e_Gliederung_20_2" style:default-outline-level="">
      <style:paragraph-properties fo:margin-top="0pt" fo:margin-bottom="8.5pt" loext:contextual-spacing="false"/>
      <style:text-properties fo:color="#000000" style:text-outline="false" style:text-line-through-style="none" style:text-line-through-typ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7e_LT_7e_Gliederung_20_4" style:display-name="??~LT~Gliederung 4" style:family="paragraph" style:parent-style-name="_3f__3f__7e_LT_7e_Gliederung_20_3" style:default-outline-level="">
      <style:paragraph-properties fo:margin-top="0pt" fo:margin-bottom="5.64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5" style:display-name="??~LT~Gliederung 5" style:family="paragraph" style:parent-style-name="_3f__3f__7e_LT_7e_Gliederung_20_4"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6" style:display-name="??~LT~Gliederung 6" style:family="paragraph" style:parent-style-name="_3f__3f__7e_LT_7e_Gliederung_20_5"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7" style:display-name="??~LT~Gliederung 7" style:family="paragraph" style:parent-style-name="_3f__3f__7e_LT_7e_Gliederung_20_6"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8" style:display-name="??~LT~Gliederung 8" style:family="paragraph" style:parent-style-name="_3f__3f__7e_LT_7e_Gliederung_20_7"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9" style:display-name="??~LT~Gliederung 9" style:family="paragraph" style:parent-style-name="_3f__3f__7e_LT_7e_Gliederung_20_8"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Titel" style:display-nam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Untertitel" style:display-name="??~LT~Untertitel" style:family="paragraph" style:default-outline-level="">
      <style:paragraph-properties fo:margin-left="0pt" fo:margin-right="0pt" fo:text-align="center" style:justify-single-word="false" fo:orphans="2" fo:widows="2" fo:text-indent="0pt" style:auto-text-indent="false" style:writing-mode="lr-tb"/>
      <style:text-properties fo:color="#000000" style:text-outline="false" style:text-line-through-style="none" style:text-line-through-type="none" style:font-name="Arial Unicode MS" fo:font-family="'Arial Unicode MS'"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Notizen" style:display-name="??~LT~Notizen" style:family="paragraph" style:default-outline-level="">
      <style:paragraph-properties fo:margin-left="17.01pt" fo:margin-right="0pt" fo:text-align="start" style:justify-single-word="false" fo:orphans="2" fo:widows="2" fo:text-indent="-17.01pt" style:auto-text-indent="false" style:writing-mode="lr-tb"/>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Hintergrundobjekte" style:display-nam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f__3f__7e_LT_7e_Hintergrund" style:display-nam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pt" fo:margin-right="0pt" fo:margin-top="0pt" fo:margin-bottom="0pt" loext:contextual-spacing="false" style:line-height-at-least="10.01pt" fo:text-align="start" style:justify-single-word="false" fo:orphans="2" fo:widows="2" fo:text-indent="0pt" style:auto-text-indent="false" style:writing-mode="lr-tb"/>
      <style:text-properties fo:color="#000000" style:font-name="Arial Unicode MS" fo:font-family="'Arial Unicode MS'" style:font-family-generic="roman"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gray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gray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bw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bw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bw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orange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orange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orange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turquoise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turquoise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turquoise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blue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blue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blue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sun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sun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sun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earth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earth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earth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green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green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green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seetang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seetang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seetang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lightblue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lightblue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lightblue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yellow1"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yellow2"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yellow3" style:family="paragraph" style:parent-style-name="default" style:default-outline-level="">
      <style:paragraph-properties fo:margin-left="0pt" fo:margin-right="0pt" fo:margin-top="0pt" fo:margin-bottom="0pt" loext:contextual-spacing="false" style:line-height-at-least="10.01pt" fo:text-indent="0pt" style:auto-text-indent="false"/>
      <style:text-properties fo:color="#000000" style:font-name="Arial Unicode MS" fo:font-family="'Arial Unicode MS'" style:font-family-generic="roman" fo:font-size="18pt" style:letter-kerning="true" style:font-size-asian="18pt"/>
    </style:style>
    <style:style style:name="_3f__3f__3f__3f__3f__3f__20_1" style:display-name="?????? 1" style:family="paragraph" style:default-outline-level="">
      <style:paragraph-properties fo:margin-top="0pt" fo:margin-bottom="14.14pt"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3f__3f__3f__3f__20_2" style:display-name="?????? 2" style:family="paragraph" style:parent-style-name="_3f__3f__3f__3f__3f__3f__20_1" style:default-outline-level="">
      <style:paragraph-properties fo:margin-top="0pt" fo:margin-bottom="11.34pt" loext:contextual-spacing="false"/>
      <style:text-properties fo:color="#000000" style:text-outline="false" style:text-line-through-style="none" style:text-line-through-typ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3f__3f__3f__3f__20_3" style:display-name="?????? 3" style:family="paragraph" style:parent-style-name="_3f__3f__3f__3f__3f__3f__20_2" style:default-outline-level="">
      <style:paragraph-properties fo:margin-top="0pt" fo:margin-bottom="8.5pt" loext:contextual-spacing="false"/>
      <style:text-properties fo:color="#000000" style:text-outline="false" style:text-line-through-style="none" style:text-line-through-typ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20_4" style:display-name="?????? 4" style:family="paragraph" style:parent-style-name="_3f__3f__3f__3f__3f__3f__20_3" style:default-outline-level="">
      <style:paragraph-properties fo:margin-top="0pt" fo:margin-bottom="5.64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5" style:display-name="?????? 5" style:family="paragraph" style:parent-style-name="_3f__3f__3f__3f__3f__3f__20_4"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6" style:display-name="?????? 6" style:family="paragraph" style:parent-style-name="_3f__3f__3f__3f__3f__3f__20_5"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7" style:display-name="?????? 7" style:family="paragraph" style:parent-style-name="_3f__3f__3f__3f__3f__3f__20_6"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8" style:display-name="?????? 8" style:family="paragraph" style:parent-style-name="_3f__3f__3f__3f__3f__3f__20_7"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9" style:display-name="?????? 9" style:family="paragraph" style:parent-style-name="_3f__3f__3f__3f__3f__3f__20_8"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_3f__3f_" style:display-name="?????? ??" style:family="paragraph" style:parent-style-name="_3f__3f_" style:default-outline-level="">
      <style:paragraph-properties fo:margin-left="0pt" fo:margin-right="0pt" fo:margin-top="0pt" fo:margin-bottom="0pt" loext:contextual-spacing="false" style:line-height-at-least="10.01pt" fo:text-indent="0pt" style:auto-text-indent="false"/>
      <style:text-properties fo:color="#000000" style:text-outline="false" style:text-line-through-style="none" style:text-line-through-typ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5f__7e_LT_7e_Gliederung_20_1" style:display-name="??_~LT~Gliederung 1" style:family="paragraph" style:default-outline-level="">
      <style:paragraph-properties fo:margin-top="0pt" fo:margin-bottom="14.14pt" loext:contextual-spacing="false" fo:text-align="start"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Gliederung_20_2" style:display-name="??_~LT~Gliederung 2" style:family="paragraph" style:parent-style-name="_3f__3f__5f__7e_LT_7e_Gliederung_20_1" style:default-outline-level="">
      <style:paragraph-properties fo:margin-top="0pt" fo:margin-bottom="11.34pt" loext:contextual-spacing="false"/>
      <style:text-properties fo:color="#000000" style:text-outline="false" style:text-line-through-style="none" style:text-line-through-typ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5f__7e_LT_7e_Gliederung_20_3" style:display-name="??_~LT~Gliederung 3" style:family="paragraph" style:parent-style-name="_3f__3f__5f__7e_LT_7e_Gliederung_20_2" style:default-outline-level="">
      <style:paragraph-properties fo:margin-top="0pt" fo:margin-bottom="8.5pt" loext:contextual-spacing="false"/>
      <style:text-properties fo:color="#000000" style:text-outline="false" style:text-line-through-style="none" style:text-line-through-typ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5f__7e_LT_7e_Gliederung_20_4" style:display-name="??_~LT~Gliederung 4" style:family="paragraph" style:parent-style-name="_3f__3f__5f__7e_LT_7e_Gliederung_20_3" style:default-outline-level="">
      <style:paragraph-properties fo:margin-top="0pt" fo:margin-bottom="5.64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5" style:display-name="??_~LT~Gliederung 5" style:family="paragraph" style:parent-style-name="_3f__3f__5f__7e_LT_7e_Gliederung_20_4"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6" style:display-name="??_~LT~Gliederung 6" style:family="paragraph" style:parent-style-name="_3f__3f__5f__7e_LT_7e_Gliederung_20_5"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7" style:display-name="??_~LT~Gliederung 7" style:family="paragraph" style:parent-style-name="_3f__3f__5f__7e_LT_7e_Gliederung_20_6"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8" style:display-name="??_~LT~Gliederung 8" style:family="paragraph" style:parent-style-name="_3f__3f__5f__7e_LT_7e_Gliederung_20_7"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9" style:display-name="??_~LT~Gliederung 9" style:family="paragraph" style:parent-style-name="_3f__3f__5f__7e_LT_7e_Gliederung_20_8" style:default-outline-level="">
      <style:paragraph-properties fo:margin-top="0pt" fo:margin-bottom="2.86pt" loext:contextual-spacing="false"/>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Titel" style:display-name="??_~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Unicode MS" fo:font-family="'Arial Unicode MS'"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Untertitel" style:display-name="??_~LT~Untertitel" style:family="paragraph" style:default-outline-level="">
      <style:paragraph-properties fo:margin-left="0pt" fo:margin-right="0pt" fo:text-align="center" style:justify-single-word="false" fo:orphans="2" fo:widows="2" fo:text-indent="0pt" style:auto-text-indent="false" style:writing-mode="lr-tb"/>
      <style:text-properties fo:color="#000000" style:text-outline="false" style:text-line-through-style="none" style:text-line-through-type="none" style:font-name="Arial Unicode MS" fo:font-family="'Arial Unicode MS'"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Notizen" style:display-name="??_~LT~Notizen" style:family="paragraph" style:default-outline-level="">
      <style:paragraph-properties fo:margin-left="17.01pt" fo:margin-right="0pt" fo:text-align="start" style:justify-single-word="false" fo:orphans="2" fo:widows="2" fo:text-indent="-17.01pt" style:auto-text-indent="false" style:writing-mode="lr-tb"/>
      <style:text-properties fo:color="#000000" style:text-outline="false" style:text-line-through-style="none" style:text-line-through-type="none" style:font-name="Arial Unicode MS" fo:font-family="'Arial Unicode M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Hintergrundobjekte" style:display-name="??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f__3f__5f__7e_LT_7e_Hintergrund" style:display-nam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Heading_20_1" style:display-name="Heading 1" style:family="paragraph" style:parent-style-name="Heading" style:default-outline-level="1" style:list-style-name="Numbering_20_1"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13:58:24.164607000</meta:creation-date>
    <meta:generator>LibreOffice/4.3.2.2$MacOSX_X86_64 LibreOffice_project/edfb5295ba211bd31ad47d0bad0118690f76407d</meta:generator>
    <dc:date>2015-05-05T19:38:34.241617000</dc:date>
    <meta:editing-duration>PT23H6M59S</meta:editing-duration>
    <meta:editing-cycles>264</meta:editing-cycles>
    <meta:print-date>2015-05-05T19:36:43.579943000</meta:print-date>
    <meta:document-statistic meta:table-count="0" meta:image-count="0" meta:object-count="0" meta:page-count="24" meta:paragraph-count="49" meta:word-count="1263" meta:character-count="1342" meta:non-whitespace-character-count="1325"/>
  </office:meta>
</office:document-meta>
</file>